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 svg:font-family="Arial" style:font-adornments="Bold" style:font-family-generic="swiss"/>
    <style:font-face style:name="arial" svg:font-family="arial" style:font-family-generic="swiss"/>
    <style:font-face style:name="Calibri1"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roman" style:font-pitch="variable"/>
    <style:font-face style:name="Calibri" svg:font-family="Calibri"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P1" style:family="paragraph" style:parent-style-name="LO-normal">
      <style:paragraph-properties fo:line-height="150%"/>
      <style:text-properties officeooo:paragraph-rsid="003737eb"/>
    </style:style>
    <style:style style:name="P2" style:family="paragraph" style:parent-style-name="LO-normal">
      <style:paragraph-properties fo:line-height="150%"/>
      <style:text-properties fo:color="#2e2a25" style:font-name="arial" style:font-name-asian="Arial1" style:font-name-complex="Arial1"/>
    </style:style>
    <style:style style:name="P3" style:family="paragraph" style:parent-style-name="LO-normal">
      <style:paragraph-properties fo:line-height="150%"/>
      <style:text-properties fo:color="#2e2a25" style:font-name="arial" officeooo:rsid="00250435" officeooo:paragraph-rsid="0025865a" style:font-name-asian="Arial1" style:font-name-complex="Arial1"/>
    </style:style>
    <style:style style:name="P4" style:family="paragraph" style:parent-style-name="LO-normal">
      <style:paragraph-properties fo:line-height="150%"/>
      <style:text-properties style:font-name="arial" fo:font-style="italic" style:font-name-asian="Arial1" style:font-style-asian="italic" style:font-name-complex="Arial1"/>
    </style:style>
    <style:style style:name="P5" style:family="paragraph" style:parent-style-name="LO-normal">
      <style:paragraph-properties fo:line-height="150%"/>
      <style:text-properties style:font-name="arial"/>
    </style:style>
    <style:style style:name="P6" style:family="paragraph" style:parent-style-name="LO-normal">
      <style:paragraph-properties fo:line-height="150%"/>
      <style:text-properties style:font-name="arial" officeooo:paragraph-rsid="0025865a"/>
    </style:style>
    <style:style style:name="P7" style:family="paragraph" style:parent-style-name="LO-normal">
      <style:paragraph-properties fo:line-height="150%"/>
      <style:text-properties style:font-name="arial" officeooo:paragraph-rsid="0028b802"/>
    </style:style>
    <style:style style:name="P8" style:family="paragraph" style:parent-style-name="LO-normal">
      <style:paragraph-properties fo:line-height="150%"/>
      <style:text-properties style:font-name="arial" officeooo:paragraph-rsid="00304791"/>
    </style:style>
    <style:style style:name="P9" style:family="paragraph" style:parent-style-name="LO-normal">
      <style:paragraph-properties fo:line-height="150%"/>
      <style:text-properties style:font-name="arial" officeooo:paragraph-rsid="0032b33a"/>
    </style:style>
    <style:style style:name="P10" style:family="paragraph" style:parent-style-name="LO-normal">
      <style:paragraph-properties fo:line-height="150%"/>
      <style:text-properties style:font-name="arial" officeooo:paragraph-rsid="0034798f"/>
    </style:style>
    <style:style style:name="P11" style:family="paragraph" style:parent-style-name="LO-normal">
      <style:paragraph-properties fo:line-height="150%"/>
      <style:text-properties style:font-name="arial" officeooo:paragraph-rsid="003737eb"/>
    </style:style>
    <style:style style:name="P12" style:family="paragraph" style:parent-style-name="LO-normal">
      <style:paragraph-properties fo:line-height="150%"/>
      <style:text-properties style:font-name="arial" style:font-name-asian="Arial1" style:font-name-complex="Arial1"/>
    </style:style>
    <style:style style:name="P13" style:family="paragraph" style:parent-style-name="LO-normal">
      <style:paragraph-properties fo:line-height="150%"/>
      <style:text-properties style:font-name="arial" officeooo:paragraph-rsid="0028b802" style:font-name-asian="Arial1" style:font-name-complex="Arial1"/>
    </style:style>
    <style:style style:name="P14" style:family="paragraph" style:parent-style-name="LO-normal">
      <style:paragraph-properties fo:line-height="150%"/>
      <style:text-properties style:font-name="arial" officeooo:rsid="00314ea3" officeooo:paragraph-rsid="002e288c" style:font-name-asian="Arial1" style:font-name-complex="Arial1"/>
    </style:style>
    <style:style style:name="P15" style:family="paragraph" style:parent-style-name="LO-normal">
      <style:paragraph-properties fo:line-height="150%"/>
      <style:text-properties style:font-name="arial" officeooo:rsid="0032b33a" officeooo:paragraph-rsid="0032b33a" style:font-name-asian="Arial1" style:font-name-complex="Arial1"/>
    </style:style>
    <style:style style:name="P16" style:family="paragraph" style:parent-style-name="LO-normal">
      <style:paragraph-properties fo:line-height="150%"/>
      <style:text-properties style:font-name="arial" officeooo:rsid="0034798f" officeooo:paragraph-rsid="0034798f" style:font-name-asian="Arial1" style:font-name-complex="Arial1"/>
    </style:style>
    <style:style style:name="P17" style:family="paragraph" style:parent-style-name="LO-normal">
      <style:paragraph-properties fo:line-height="150%"/>
      <style:text-properties style:font-name="arial" officeooo:rsid="0032b33a" officeooo:paragraph-rsid="0032b33a"/>
    </style:style>
    <style:style style:name="P18" style:family="paragraph" style:parent-style-name="LO-normal">
      <style:paragraph-properties fo:line-height="150%"/>
      <style:text-properties style:font-name="arial" officeooo:rsid="0032b33a" officeooo:paragraph-rsid="003737eb"/>
    </style:style>
    <style:style style:name="P19" style:family="paragraph" style:parent-style-name="LO-normal">
      <style:paragraph-properties fo:line-height="150%"/>
      <style:text-properties style:font-name="arial" fo:font-style="normal" officeooo:rsid="0032b33a" officeooo:paragraph-rsid="0032b33a" style:font-name-asian="Arial1" style:font-style-asian="normal" style:font-name-complex="Arial1" style:font-style-complex="normal"/>
    </style:style>
    <style:style style:name="P20" style:family="paragraph" style:parent-style-name="LO-normal">
      <style:paragraph-properties fo:line-height="150%"/>
      <style:text-properties style:font-name="arial" officeooo:rsid="002e288c" officeooo:paragraph-rsid="002e288c"/>
    </style:style>
    <style:style style:name="P21" style:family="paragraph" style:parent-style-name="LO-normal">
      <style:paragraph-properties fo:line-height="150%"/>
      <style:text-properties style:font-name="arial" officeooo:rsid="004002af" officeooo:paragraph-rsid="004002af"/>
    </style:style>
    <style:style style:name="P22" style:family="paragraph" style:parent-style-name="Heading_20_1">
      <style:paragraph-properties fo:line-height="150%"/>
      <style:text-properties style:font-name="arial"/>
    </style:style>
    <style:style style:name="P23" style:family="paragraph" style:parent-style-name="Heading_20_3">
      <style:paragraph-properties fo:line-height="150%"/>
      <style:text-properties style:font-name="arial"/>
    </style:style>
    <style:style style:name="P24" style:family="paragraph" style:parent-style-name="Heading_20_3">
      <style:paragraph-properties fo:line-height="150%"/>
      <style:text-properties style:font-name="arial" officeooo:paragraph-rsid="002e288c"/>
    </style:style>
    <style:style style:name="P25" style:family="paragraph" style:parent-style-name="LO-normal">
      <style:paragraph-properties fo:margin-left="0cm" fo:margin-right="0cm" fo:line-height="150%" fo:text-indent="0cm" style:auto-text-indent="false"/>
      <style:text-properties style:font-name="arial" fo:font-style="italic" style:font-name-asian="Arial1" style:font-style-asian="italic" style:font-name-complex="Arial1"/>
    </style:style>
    <style:style style:name="P26" style:family="paragraph" style:parent-style-name="LO-normal">
      <style:paragraph-properties fo:margin-left="0cm" fo:margin-right="0cm" fo:line-height="150%" fo:text-indent="0cm" style:auto-text-indent="false"/>
      <style:text-properties style:font-name="arial" style:font-name-asian="Arial1" style:font-name-complex="Arial1"/>
    </style:style>
    <style:style style:name="P27" style:family="paragraph" style:parent-style-name="LO-normal">
      <style:paragraph-properties fo:margin-left="0cm" fo:margin-right="0cm" fo:line-height="150%" fo:text-indent="0cm" style:auto-text-indent="false"/>
      <style:text-properties style:font-name="arial"/>
    </style:style>
    <style:style style:name="P28" style:family="paragraph" style:parent-style-name="LO-normal">
      <style:paragraph-properties fo:margin-left="0cm" fo:margin-right="0cm" fo:line-height="150%" fo:text-indent="0cm" style:auto-text-indent="false"/>
      <style:text-properties fo:color="#2e2a25" style:font-name="arial" fo:font-weight="bold" style:font-name-asian="Arial1" style:font-weight-asian="bold" style:font-name-complex="Arial1"/>
    </style:style>
    <style:style style:name="P29" style:family="paragraph" style:parent-style-name="LO-normal">
      <style:paragraph-properties fo:margin-left="0cm" fo:margin-right="0cm" fo:line-height="150%" fo:text-indent="0cm" style:auto-text-indent="false"/>
      <style:text-properties fo:color="#2e2a25" style:font-name="arial" fo:font-style="italic" style:font-name-asian="Arial1" style:font-style-asian="italic" style:font-name-complex="Arial1"/>
    </style:style>
    <style:style style:name="P30" style:family="paragraph" style:parent-style-name="LO-normal">
      <style:paragraph-properties fo:margin-left="0cm" fo:margin-right="0cm" fo:line-height="150%" fo:text-indent="0cm" style:auto-text-indent="false"/>
      <style:text-properties fo:color="#2e2a25" style:font-name="arial" style:font-name-asian="Arial1" style:font-name-complex="Arial1"/>
    </style:style>
    <style:style style:name="P31" style:family="paragraph" style:parent-style-name="LO-normal">
      <style:paragraph-properties fo:margin-left="0cm" fo:margin-right="0cm" fo:line-height="150%" fo:text-indent="0cm" style:auto-text-indent="false"/>
      <style:text-properties fo:color="#2e2a25" style:font-name="arial" officeooo:paragraph-rsid="0028b802" style:font-name-asian="Arial1" style:font-name-complex="Arial1"/>
    </style:style>
    <style:style style:name="P32" style:family="paragraph" style:parent-style-name="LO-normal">
      <style:paragraph-properties fo:margin-left="0cm" fo:margin-right="0cm" fo:line-height="150%" fo:text-indent="0cm" style:auto-text-indent="false"/>
      <style:text-properties fo:color="#2e2a25" style:font-name="arial" style:font-name-asian="Arial Unicode MS" style:font-name-complex="Arial Unicode MS"/>
    </style:style>
    <style:style style:name="P33" style:family="paragraph" style:parent-style-name="LO-normal">
      <style:paragraph-properties fo:margin-left="1.27cm" fo:margin-right="0cm" fo:line-height="150%" fo:text-indent="0cm" style:auto-text-indent="false"/>
      <style:text-properties style:font-name="arial" style:font-name-asian="Arial1" style:font-name-complex="Arial1"/>
    </style:style>
    <style:style style:name="P34" style:family="paragraph" style:parent-style-name="LO-normal">
      <style:paragraph-properties fo:margin-left="1.27cm" fo:margin-right="0cm" fo:line-height="150%" fo:text-indent="0cm" style:auto-text-indent="false"/>
      <style:text-properties fo:color="#2e2a25" style:font-name="arial" style:font-name-asian="Arial1" style:font-name-complex="Arial1"/>
    </style:style>
    <style:style style:name="P35" style:family="paragraph" style:parent-style-name="LO-normal">
      <style:paragraph-properties fo:margin-left="0cm" fo:margin-right="0cm" fo:line-height="150%" fo:text-indent="1.27cm" style:auto-text-indent="false"/>
      <style:text-properties fo:color="#2e2a25" style:font-name="arial" style:font-name-asian="Arial1" style:font-name-complex="Arial1"/>
    </style:style>
    <style:style style:name="P36" style:family="paragraph" style:parent-style-name="Standard">
      <style:paragraph-properties fo:margin-left="0.847cm" fo:margin-right="0cm" fo:margin-top="0cm" fo:margin-bottom="0.247cm" loext:contextual-spacing="false" fo:line-height="150%" fo:text-indent="-0.847cm" style:auto-text-indent="false"/>
      <style:text-properties style:font-name="arial" fo:font-size="12pt"/>
    </style:style>
    <style:style style:name="P37" style:family="paragraph" style:parent-style-name="Standard">
      <style:paragraph-properties fo:line-height="150%"/>
      <style:text-properties style:font-name="arial" fo:font-size="12pt"/>
    </style:style>
    <style:style style:name="P38" style:family="paragraph" style:parent-style-name="Title" style:master-page-name="Standard">
      <style:paragraph-properties fo:line-height="150%" style:page-number="1"/>
      <style:text-properties style:font-name="arial"/>
    </style:style>
    <style:style style:name="P39" style:family="paragraph" style:parent-style-name="Contents_20_1">
      <style:paragraph-properties>
        <style:tab-stops>
          <style:tab-stop style:position="13.991cm" style:type="right" style:leader-style="dotted" style:leader-text="."/>
        </style:tab-stops>
      </style:paragraph-properties>
    </style:style>
    <style:style style:name="P40" style:family="paragraph" style:parent-style-name="Heading_20_1">
      <style:paragraph-properties fo:line-height="150%"/>
      <style:text-properties style:font-name="arial" officeooo:paragraph-rsid="0049e1aa"/>
    </style:style>
    <style:style style:name="P41" style:family="paragraph" style:parent-style-name="LO-normal" style:list-style-name="L1">
      <style:paragraph-properties fo:line-height="150%"/>
      <style:text-properties fo:color="#2e2a25" style:font-name="arial" officeooo:rsid="0025865a" officeooo:paragraph-rsid="0025865a" style:font-name-asian="Arial1" style:font-name-complex="Arial1"/>
    </style:style>
    <style:style style:name="P42" style:family="paragraph" style:parent-style-name="LO-normal" style:list-style-name="L1">
      <style:paragraph-properties fo:line-height="150%"/>
      <style:text-properties style:font-name="arial" officeooo:rsid="0025865a" officeooo:paragraph-rsid="0025865a"/>
    </style:style>
    <style:style style:name="P43" style:family="paragraph" style:parent-style-name="LO-normal" style:list-style-name="L2">
      <style:paragraph-properties fo:line-height="150%"/>
      <style:text-properties style:font-name="arial" officeooo:paragraph-rsid="0032b33a"/>
    </style:style>
    <style:style style:name="P44" style:family="paragraph" style:parent-style-name="LO-normal" style:list-style-name="L3">
      <style:paragraph-properties fo:line-height="150%"/>
      <style:text-properties style:font-name="arial" officeooo:paragraph-rsid="0034798f"/>
    </style:style>
    <style:style style:name="P45" style:family="paragraph" style:parent-style-name="LO-normal" style:list-style-name="L2">
      <style:paragraph-properties fo:line-height="150%"/>
      <style:text-properties style:font-name="arial" officeooo:rsid="0032b33a" officeooo:paragraph-rsid="0032b33a"/>
    </style:style>
    <style:style style:name="P46" style:family="paragraph" style:parent-style-name="LO-normal" style:list-style-name="L3">
      <style:paragraph-properties fo:line-height="150%"/>
      <style:text-properties style:font-name="arial" officeooo:rsid="0034798f" officeooo:paragraph-rsid="0034798f" style:font-name-asian="Arial1" style:font-name-complex="Arial1"/>
    </style:style>
    <style:style style:name="P47" style:family="paragraph" style:parent-style-name="LO-normal" style:list-style-name="WWNum4">
      <style:paragraph-properties fo:margin-left="1.27cm" fo:margin-right="0cm" fo:line-height="150%" fo:text-indent="-0.635cm" style:auto-text-indent="false"/>
      <style:text-properties style:font-name="arial" style:font-name-asian="Arial1" style:font-name-complex="Arial1"/>
    </style:style>
    <style:style style:name="P48" style:family="paragraph" style:parent-style-name="LO-normal" style:list-style-name="WWNum2">
      <style:paragraph-properties fo:margin-left="1.27cm" fo:margin-right="0cm" fo:line-height="150%" fo:text-indent="-0.635cm" style:auto-text-indent="false"/>
      <style:text-properties style:font-name="arial" style:font-name-asian="Arial1" style:font-name-complex="Arial1"/>
    </style:style>
    <style:style style:name="P49" style:family="paragraph" style:parent-style-name="LO-normal" style:list-style-name="WWNum3">
      <style:paragraph-properties fo:margin-left="1.27cm" fo:margin-right="0cm" fo:line-height="150%" fo:text-indent="-0.635cm" style:auto-text-indent="false"/>
      <style:text-properties style:font-name="arial" style:font-name-asian="Arial1" style:font-name-complex="Arial1"/>
    </style:style>
    <style:style style:name="P50" style:family="paragraph" style:parent-style-name="LO-normal" style:list-style-name="WWNum2">
      <style:paragraph-properties fo:margin-left="1.27cm" fo:margin-right="0cm" fo:line-height="150%" fo:text-indent="-0.635cm" style:auto-text-indent="false"/>
      <style:text-properties style:font-name="arial"/>
    </style:style>
    <style:style style:name="P51" style:family="paragraph" style:parent-style-name="LO-normal" style:list-style-name="WWNum3">
      <style:paragraph-properties fo:margin-left="1.27cm" fo:margin-right="0cm" fo:line-height="150%" fo:text-indent="-0.635cm" style:auto-text-indent="false"/>
      <style:text-properties style:font-name="arial"/>
    </style:style>
    <style:style style:name="P52" style:family="paragraph" style:parent-style-name="LO-normal" style:list-style-name="WWNum5">
      <style:paragraph-properties fo:margin-left="1.27cm" fo:margin-right="0cm" fo:line-height="150%" fo:text-indent="-0.635cm" style:auto-text-indent="false"/>
      <style:text-properties fo:color="#2e2a25" style:font-name="arial" style:font-name-asian="Arial1" style:font-name-complex="Arial1"/>
    </style:style>
    <style:style style:name="P53" style:family="paragraph" style:parent-style-name="LO-normal" style:list-style-name="WWNum8">
      <style:paragraph-properties fo:margin-left="1.27cm" fo:margin-right="0cm" fo:line-height="150%" fo:text-indent="-0.635cm" style:auto-text-indent="false"/>
      <style:text-properties fo:color="#2e2a25" style:font-name="arial" style:font-name-asian="Arial1" style:font-name-complex="Arial1"/>
    </style:style>
    <style:style style:name="P54" style:family="paragraph" style:parent-style-name="LO-normal" style:list-style-name="WWNum7">
      <style:paragraph-properties fo:margin-left="2.54cm" fo:margin-right="0cm" fo:line-height="150%" fo:text-indent="-0.635cm" style:auto-text-indent="false"/>
      <style:text-properties style:font-name="arial"/>
    </style:style>
    <style:style style:name="P55" style:family="paragraph" style:parent-style-name="LO-normal" style:list-style-name="WWNum7">
      <style:paragraph-properties fo:margin-left="2.54cm" fo:margin-right="0cm" fo:line-height="150%" fo:text-indent="-0.635cm" style:auto-text-indent="false"/>
      <style:text-properties fo:color="#2e2a25" style:font-name="arial" style:font-name-asian="Arial1" style:font-name-complex="Arial1"/>
    </style:style>
    <style:style style:name="P56" style:family="paragraph" style:parent-style-name="LO-normal">
      <style:paragraph-properties fo:margin-left="0cm" fo:margin-right="0cm" fo:line-height="150%" fo:text-indent="0cm" style:auto-text-indent="false"/>
      <style:text-properties style:font-name="arial" style:font-name-asian="Arial1" style:font-name-complex="Arial1"/>
    </style:style>
    <style:style style:name="T1" style:family="text">
      <style:text-properties fo:color="#2e2a25" style:text-position="sub 58%" style:font-name-asian="Arial1" style:font-name-complex="Arial1"/>
    </style:style>
    <style:style style:name="T2" style:family="text">
      <style:text-properties fo:color="#2e2a25" style:text-position="sub 58%" officeooo:rsid="00250435" style:font-name-asian="Arial1" style:font-name-complex="Arial1"/>
    </style:style>
    <style:style style:name="T3" style:family="text">
      <style:text-properties fo:color="#2e2a25" style:text-position="super 58%" style:font-name-asian="Arial1" style:font-name-complex="Arial1"/>
    </style:style>
    <style:style style:name="T4" style:family="text">
      <style:text-properties fo:color="#2e2a25" style:text-position="0% 100%" style:font-name-asian="Arial1" style:font-name-complex="Arial1"/>
    </style:style>
    <style:style style:name="T5" style:family="text">
      <style:text-properties fo:color="#2e2a25" style:text-position="0% 100%" officeooo:rsid="00250435" style:font-name-asian="Arial1" style:font-name-complex="Arial1"/>
    </style:style>
    <style:style style:name="T6" style:family="text">
      <style:text-properties fo:color="#2e2a25" style:text-position="0% 100%" officeooo:rsid="0025865a" style:font-name-asian="Arial1" style:font-name-complex="Arial1"/>
    </style:style>
    <style:style style:name="T7" style:family="text">
      <style:text-properties fo:color="#2e2a25" style:font-name-asian="Arial1" style:font-name-complex="Arial1"/>
    </style:style>
    <style:style style:name="T8" style:family="text">
      <style:text-properties fo:color="#2e2a25" officeooo:rsid="00250435" style:font-name-asian="Arial1" style:font-name-complex="Arial1"/>
    </style:style>
    <style:style style:name="T9" style:family="text">
      <style:text-properties fo:color="#2e2a25" officeooo:rsid="0025865a" style:font-name-asian="Arial1" style:font-name-complex="Arial1"/>
    </style:style>
    <style:style style:name="T10" style:family="text">
      <style:text-properties fo:color="#2e2a25" fo:font-size="12pt" fo:language="en" fo:country="US" officeooo:rsid="00250435" style:letter-kerning="false" style:font-name-asian="Arial1" style:font-size-asian="12pt" style:language-asian="zh" style:country-asian="CN" style:font-name-complex="Arial1" style:font-size-complex="12pt" style:language-complex="hi" style:country-complex="IN"/>
    </style:style>
    <style:style style:name="T11" style:family="text">
      <style:text-properties fo:color="#2e2a25" fo:font-style="italic" style:font-name-asian="Arial1" style:font-style-asian="italic" style:font-name-complex="Arial1"/>
    </style:style>
    <style:style style:name="T12" style:family="text">
      <style:text-properties style:text-position="super 58%"/>
    </style:style>
    <style:style style:name="T13" style:family="text">
      <style:text-properties style:text-position="super 58%" style:font-name-asian="Arial1" style:font-name-complex="Arial1"/>
    </style:style>
    <style:style style:name="T14" style:family="text">
      <style:text-properties style:text-position="0% 100%"/>
    </style:style>
    <style:style style:name="T15" style:family="text">
      <style:text-properties style:text-position="0% 100%" officeooo:rsid="0028b802"/>
    </style:style>
    <style:style style:name="T16" style:family="text">
      <style:text-properties style:text-position="0% 100%" style:font-name-asian="Arial1" style:font-name-complex="Arial1"/>
    </style:style>
    <style:style style:name="T17" style:family="text">
      <style:text-properties style:text-position="0% 100%" officeooo:rsid="0032b33a" style:font-name-asian="Arial1" style:font-name-complex="Arial1"/>
    </style:style>
    <style:style style:name="T18" style:family="text">
      <style:text-properties style:text-position="0% 100%" officeooo:rsid="0034798f" style:font-name-asian="Arial1" style:font-name-complex="Arial1"/>
    </style:style>
    <style:style style:name="T19" style:family="text">
      <style:text-properties style:use-window-font-color="true" style:text-position="0% 100%" fo:font-size="12pt" fo:language="en" fo:country="US" officeooo:rsid="0034798f" style:letter-kerning="false" style:font-name-asian="Arial1" style:font-size-asian="12pt" style:language-asian="zh" style:country-asian="CN" style:font-name-complex="Arial1" style:font-size-complex="12pt" style:language-complex="hi" style:country-complex="IN"/>
    </style:style>
    <style:style style:name="T20" style:family="text">
      <style:text-properties style:use-window-font-color="true" style:text-position="0% 100%" fo:font-size="12pt" fo:language="en" fo:country="US" officeooo:rsid="003d8488" style:letter-kerning="false" style:font-name-asian="Arial1" style:font-size-asian="12pt" style:language-asian="zh" style:country-asian="CN" style:font-name-complex="Arial1" style:font-size-complex="12pt" style:language-complex="hi" style:country-complex="IN"/>
    </style:style>
    <style:style style:name="T21" style:family="text">
      <style:text-properties style:use-window-font-color="true" fo:font-size="12pt" fo:language="en" fo:country="US" officeooo:rsid="0021dfaf" style:letter-kerning="false" style:font-name-asian="Arial1" style:font-size-asian="12pt" style:language-asian="zh" style:country-asian="CN" style:font-name-complex="Arial1" style:font-size-complex="12pt" style:language-complex="hi" style:country-complex="IN"/>
    </style:style>
    <style:style style:name="T22" style:family="text">
      <style:text-properties style:use-window-font-color="true" fo:font-size="12pt" fo:language="en" fo:country="US" officeooo:rsid="00304791" style:letter-kerning="false" style:font-name-asian="Arial1" style:font-size-asian="12pt" style:language-asian="zh" style:country-asian="CN" style:font-name-complex="Arial1" style:font-size-complex="12pt" style:language-complex="hi" style:country-complex="IN"/>
    </style:style>
    <style:style style:name="T23" style:family="text">
      <style:text-properties style:use-window-font-color="true" fo:font-size="12pt" fo:language="en" fo:country="US" officeooo:rsid="002cf5fb" style:letter-kerning="false" style:font-name-asian="Arial1" style:font-size-asian="12pt" style:language-asian="zh" style:country-asian="CN" style:font-name-complex="Arial1" style:font-size-complex="12pt" style:language-complex="hi" style:country-complex="IN"/>
    </style:style>
    <style:style style:name="T24" style:family="text">
      <style:text-properties style:use-window-font-color="true" fo:font-size="12pt" fo:language="en" fo:country="US" officeooo:rsid="004002af" style:letter-kerning="false" style:font-name-asian="Arial1" style:font-size-asian="12pt" style:language-asian="zh" style:country-asian="CN" style:font-name-complex="Arial1" style:font-size-complex="12pt" style:language-complex="hi" style:country-complex="IN"/>
    </style:style>
    <style:style style:name="T25" style:family="text">
      <style:text-properties style:use-window-font-color="true" fo:font-size="12pt" fo:language="en" fo:country="US" officeooo:rsid="00314ea3" style:letter-kerning="false" style:font-name-asian="Arial1" style:font-size-asian="12pt" style:language-asian="zh" style:country-asian="CN" style:font-name-complex="Arial1" style:font-size-complex="12pt" style:language-complex="hi" style:country-complex="IN"/>
    </style:style>
    <style:style style:name="T26" style:family="text">
      <style:text-properties style:use-window-font-color="true" fo:font-size="12pt" fo:language="en" fo:country="US" officeooo:rsid="0032b33a" style:letter-kerning="false" style:font-name-asian="Arial1" style:font-size-asian="12pt" style:language-asian="zh" style:country-asian="CN" style:font-name-complex="Arial1" style:font-size-complex="12pt" style:language-complex="hi" style:country-complex="IN"/>
    </style:style>
    <style:style style:name="T27" style:family="text">
      <style:text-properties style:use-window-font-color="true" fo:font-size="12pt" fo:language="en" fo:country="US" officeooo:rsid="003da1fc" style:letter-kerning="false" style:font-name-asian="Arial1" style:font-size-asian="12pt" style:language-asian="zh" style:country-asian="CN" style:font-name-complex="Arial1" style:font-size-complex="12pt" style:language-complex="hi" style:country-complex="IN"/>
    </style:style>
    <style:style style:name="T28" style:family="text">
      <style:text-properties style:use-window-font-color="true" fo:font-size="12pt" fo:language="en" fo:country="US" officeooo:rsid="0034798f" style:letter-kerning="false" style:font-name-asian="Arial1" style:font-size-asian="12pt" style:language-asian="zh" style:country-asian="CN" style:font-name-complex="Arial1" style:font-size-complex="12pt" style:language-complex="hi" style:country-complex="IN"/>
    </style:style>
    <style:style style:name="T29" style:family="text">
      <style:text-properties style:use-window-font-color="true" fo:font-size="12pt" fo:language="en" fo:country="US" officeooo:rsid="003dc676" style:letter-kerning="false" style:font-name-asian="Arial1" style:font-size-asian="12pt" style:language-asian="zh" style:country-asian="CN" style:font-name-complex="Arial1" style:font-size-complex="12pt" style:language-complex="hi" style:country-complex="IN"/>
    </style:style>
    <style:style style:name="T30" style:family="text">
      <style:text-properties style:use-window-font-color="true" fo:font-size="12pt" fo:language="en" fo:country="US" officeooo:rsid="003d8488" style:letter-kerning="false" style:font-name-asian="Arial1" style:font-size-asian="12pt" style:language-asian="zh" style:country-asian="CN" style:font-name-complex="Arial1" style:font-size-complex="12pt" style:language-complex="hi" style:country-complex="IN"/>
    </style:style>
    <style:style style:name="T31" style:family="text">
      <style:text-properties style:use-window-font-color="true" fo:font-size="12pt" fo:language="en" fo:country="US" officeooo:rsid="003996dc" style:letter-kerning="false" style:font-name-asian="Arial1" style:font-size-asian="12pt" style:language-asian="zh" style:country-asian="CN" style:font-name-complex="Arial1" style:font-size-complex="12pt" style:language-complex="hi" style:country-complex="IN"/>
    </style:style>
    <style:style style:name="T32" style:family="text">
      <style:text-properties style:use-window-font-color="true" fo:font-size="12pt" fo:language="en" fo:country="US" officeooo:rsid="0032b33a" style:letter-kerning="false" style:font-name-asian="Cambria1" style:font-size-asian="12pt" style:language-asian="zh" style:country-asian="CN" style:font-name-complex="Cambria1" style:font-size-complex="12pt" style:language-complex="hi" style:country-complex="IN"/>
    </style:style>
    <style:style style:name="T33" style:family="text">
      <style:text-properties style:use-window-font-color="true" fo:font-size="12pt" fo:language="en" fo:country="US" officeooo:rsid="003737eb" style:letter-kerning="false" style:font-name-asian="Cambria1" style:font-size-asian="12pt" style:language-asian="zh" style:country-asian="CN" style:font-name-complex="Cambria1" style:font-size-complex="12pt" style:language-complex="hi" style:country-complex="IN"/>
    </style:style>
    <style:style style:name="T34" style:family="text">
      <style:text-properties style:use-window-font-color="true" style:font-name="arial" fo:font-size="12pt" fo:language="en" fo:country="US" officeooo:rsid="003737eb" style:letter-kerning="false" style:font-name-asian="Cambria1" style:font-size-asian="12pt" style:language-asian="zh" style:country-asian="CN" style:font-name-complex="Cambria1" style:font-size-complex="12pt" style:language-complex="hi" style:country-complex="IN"/>
    </style:style>
    <style:style style:name="T35" style:family="text">
      <style:text-properties officeooo:rsid="0023259b"/>
    </style:style>
    <style:style style:name="T36" style:family="text">
      <style:text-properties style:text-position="sub 58%" style:font-name-asian="Arial1" style:font-name-complex="Arial1"/>
    </style:style>
    <style:style style:name="T37" style:family="text">
      <style:text-properties officeooo:rsid="002726ca"/>
    </style:style>
    <style:style style:name="T38" style:family="text">
      <style:text-properties officeooo:rsid="0027c23a"/>
    </style:style>
    <style:style style:name="T39" style:family="text">
      <style:text-properties officeooo:rsid="0028b802"/>
    </style:style>
    <style:style style:name="T40" style:family="text">
      <style:text-properties officeooo:rsid="00291d14"/>
    </style:style>
    <style:style style:name="T41" style:family="text">
      <style:text-properties officeooo:rsid="002fa436"/>
    </style:style>
    <style:style style:name="T42" style:family="text">
      <style:text-properties fo:font-style="italic" style:font-style-asian="italic"/>
    </style:style>
    <style:style style:name="T43" style:family="text">
      <style:text-properties fo:font-style="italic" officeooo:rsid="0032b33a" style:font-name-asian="Arial1" style:font-style-asian="italic" style:font-name-complex="Arial1" style:font-style-complex="italic"/>
    </style:style>
    <style:style style:name="T44" style:family="text">
      <style:text-properties fo:font-style="italic" officeooo:rsid="0034798f" style:font-name-asian="Arial1" style:font-style-asian="italic" style:font-name-complex="Arial1" style:font-style-complex="italic"/>
    </style:style>
    <style:style style:name="T45" style:family="text">
      <style:text-properties style:font-name-asian="Arial1" style:font-name-complex="Arial1"/>
    </style:style>
    <style:style style:name="T46" style:family="text">
      <style:text-properties officeooo:rsid="00205932" style:font-name-asian="Arial1" style:font-name-complex="Arial1"/>
    </style:style>
    <style:style style:name="T47" style:family="text">
      <style:text-properties officeooo:rsid="0021dfaf" style:font-name-asian="Arial1" style:font-name-complex="Arial1"/>
    </style:style>
    <style:style style:name="T48" style:family="text">
      <style:text-properties officeooo:rsid="001e95e3" style:font-name-asian="Arial1" style:font-name-complex="Arial1"/>
    </style:style>
    <style:style style:name="T49" style:family="text">
      <style:text-properties officeooo:rsid="0027c23a" style:font-name-asian="Arial1" style:font-name-complex="Arial1"/>
    </style:style>
    <style:style style:name="T50" style:family="text">
      <style:text-properties officeooo:rsid="0028b802" style:font-name-asian="Arial1" style:font-name-complex="Arial1"/>
    </style:style>
    <style:style style:name="T51" style:family="text">
      <style:text-properties officeooo:rsid="00304791" style:font-name-asian="Arial1" style:font-name-complex="Arial1"/>
    </style:style>
    <style:style style:name="T52" style:family="text">
      <style:text-properties officeooo:rsid="003dc676" style:font-name-asian="Arial1" style:font-name-complex="Arial1"/>
    </style:style>
    <style:style style:name="T53" style:family="text">
      <style:text-properties officeooo:rsid="0032b33a" style:font-name-asian="Arial1" style:font-name-complex="Arial1"/>
    </style:style>
    <style:style style:name="T54" style:family="text">
      <style:text-properties officeooo:rsid="004002af" style:font-name-asian="Arial1" style:font-name-complex="Arial1"/>
    </style:style>
    <style:style style:name="T55" style:family="text">
      <style:text-properties officeooo:rsid="00314ea3" style:font-name-asian="Arial1" style:font-name-complex="Arial1"/>
    </style:style>
    <style:style style:name="T56" style:family="text">
      <style:text-properties officeooo:rsid="0034798f" style:font-name-asian="Arial1" style:font-name-complex="Arial1"/>
    </style:style>
    <style:style style:name="T57" style:family="text">
      <style:text-properties officeooo:rsid="003d8488" style:font-name-asian="Arial1" style:font-name-complex="Arial1"/>
    </style:style>
    <style:style style:name="T58" style:family="text">
      <style:text-properties officeooo:rsid="00355769" style:font-name-asian="Arial1" style:font-name-complex="Arial1"/>
    </style:style>
    <style:style style:name="T59" style:family="text">
      <style:text-properties fo:font-style="normal" style:font-name-asian="Arial1" style:font-style-asian="normal" style:font-name-complex="Arial1" style:font-style-complex="normal"/>
    </style:style>
    <style:style style:name="T60" style:family="text">
      <style:text-properties fo:font-style="normal" officeooo:rsid="0032b33a" style:font-name-asian="Arial1" style:font-style-asian="normal" style:font-name-complex="Arial1" style:font-style-complex="normal"/>
    </style:style>
    <style:style style:name="T61" style:family="text">
      <style:text-properties fo:font-style="normal" officeooo:rsid="003e5282" style:font-name-asian="Arial1" style:font-style-asian="normal" style:font-name-complex="Arial1" style:font-style-complex="normal"/>
    </style:style>
    <style:style style:name="T62" style:family="text">
      <style:text-properties fo:font-style="normal" officeooo:rsid="00314ea3" style:font-name-asian="Arial1" style:font-style-asian="normal" style:font-name-complex="Arial1" style:font-style-complex="normal"/>
    </style:style>
    <style:style style:name="T63" style:family="text">
      <style:text-properties officeooo:rsid="0032b33a"/>
    </style:style>
    <style:style style:name="T64" style:family="text">
      <style:text-properties officeooo:rsid="003737eb"/>
    </style:style>
    <style:style style:name="T65" style:family="text">
      <style:text-properties officeooo:rsid="0034798f"/>
    </style:style>
    <style:style style:name="T66" style:family="text">
      <style:text-properties style:font-name="arial" officeooo:rsid="003737eb"/>
    </style:style>
    <style:style style:name="T67" style:family="text">
      <style:text-properties style:font-name="Liberation Serif" fo:language="en" fo:country="US" style:font-name-asian="DejaVu Sans" style:language-asian="en" style:country-asian="US" style:font-name-complex="DejaVu Sans" style:language-complex="en" style:country-complex="U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Chapter 1 – Introduction</text:p>
      <text:h text:style-name="P22" text:outline-level="1">Control and Coordination</text:h>
      <text:p text:style-name="P4"/>
      <text:p text:style-name="P5"><office:annotation office:name="__Annotation__7_1895622309" loext:resolved="true"><dc:creator>Upi Bhalla</dc:creator><dc:date>2022-02-02T06:32:57</dc:date><text:p><text:span text:style-name="T67">Ananth, it would be good to put down a list of subheadings for this chapter in particular, but also for other chapters. That way one can plan the overall flow, and see that the relevant points have all been addressed. You have a few subheadings later on in the intro but the first block has many things going on.</text:span></text:p></office:annotation><text:span text:style-name="T45">The</text:span><office:annotation-end office:name="__Annotation__7_1895622309"/><text:span text:style-name="T45"> vertebrate Central Nervous System (CNS), consisting primarily of the central ganglia (brain) and the spinal cord, samples and receives information from the external world offering top-down control over the activity of all parts of the body. Functions like exploration, food acquisition, and danger aversion, all involve complex coordination between,</text:span></text:p>
      <text:list xml:id="list3090444742" text:style-name="WWNum4">
        <text:list-item>
          <text:p text:style-name="P47">the Sensory Systems (that integrate information from the environment),</text:p>
        </text:list-item>
        <text:list-item>
          <text:p text:style-name="P47">the Memory Systems (that integrate sensory information with prior experience), and</text:p>
        </text:list-item>
        <text:list-item>
          <text:p text:style-name="P47">the Motor Systems (that integrate motor plans and execute movement).</text:p>
        </text:list-item>
      </text:list>
      <text:h text:style-name="P22" text:outline-level="1">Projects and overall goals of the thesis</text:h>
      <text:p text:style-name="P25"/>
      <text:p text:style-name="P26">The overall focus of the work and experiments described in this Thesis was to study Memory Systems, specifically, in terms of,</text:p>
      <text:p text:style-name="P26"/>
      <text:p text:style-name="P33">Project I: How do sensory representations transform with learning?</text:p>
      <text:p text:style-name="P26"/>
      <text:p text:style-name="P33">Project II: How does the timing of cellular activity adjust to behavioural task variables?</text:p>
      <text:p text:style-name="P33"/>
      <text:p text:style-name="P33"><text:soft-page-break/>Project III: What is the best way to detect and score time-tuned cellular activity?</text:p>
      <text:p text:style-name="P12"/>
      <text:p text:style-name="P12">Narrowing down, we as a lab were interested in the Mammalian Hippocampus, a brain structure which is important for consolidating information (from Sensory and other Memory Systems) to enable certain kinds of short-term memory and the translation of short-term memory to long-term.</text:p>
      <text:h text:style-name="P40" text:outline-level="1">Theories on the function of the Hippocampus</text:h>
      <text:p text:style-name="P12"/>
      <text:p text:style-name="P12">Three main ideas of hippocampal function studied over the past few decades in increasing order of popularity are,</text:p>
      <text:list xml:id="list3823156029" text:style-name="WWNum2">
        <text:list-item>
          <text:p text:style-name="P50"><text:span text:style-name="T45">Response Inhibition - <text:s/>Studied mostly in the 1960’s, this perspective described the Hippocampus as important to the ability of animals to inhibit their impulses and natural, habitual, or dominant behavioral responses to stimuli, in order to select more appropriate responses. This perspective was justified by two observations with regard to animals with hippocampal damage - 1) these animals tended to be hyperactive, and 2) were unable to withhold previously learnt responses. British psychologist Jeffrey Alan Gray developed this perspective to link </text:span><text:span text:style-name="T46">h</text:span><text:span text:style-name="T45">ippocampal activity with anxiety </text:span><text:reference-mark-start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16">(McNaughton &amp; Gray, 2000)</text:span><text:reference-mark-end text:name="ADDIN CSL_CITATION {&quot;citationItems&quot;: [{&quot;id&quot;: &quot;ITEM-1&quot;, &quot;itemData&quot;: {&quot;DOI&quot;: &quot;10.1016/s0165-0327(00)00344-x&quot;, &quot;ISSN&quot;: &quot;0165-0327 (Print)&quot;, &quot;PMID&quot;: &quot;11163419&quot;, &quot;abstract&quot;: &quot;According to \&quot;The Neuropsychology of Anxiety\&quot; [Gray, J.A., 1982, The  Neuropsychology of Anxiety: An Enquiry into the Functions of the Septo-hippocampal System, Oxford University Press, Oxford; Gray, J.A., McNaughton, N., 2000, The Neuropsychology of Anxiety: An Enquiry into the Functions of the Septo-hippocampal System, 2nd ed., Oxford University Press, Oxford], anxiolytic drugs of all types act on a behavioural inhibition system, the most important neural component of which is the septo-hippocampal system. Anxiolytics affect septo-hippocampal function by impairing the subcortical control of hippocampal \&quot;theta\&quot; activity - the principle response of the septo-hippocampal system to arousal. Our recent experiments show that there are multiple systems controlling theta activity and that anxiolytics act on several, but not all, of these systems. This pattern of results implies that there are many different types of arousal, only some of which appear to contribute to the generation of anxiety in normal subjects and to the etiology of pathological anxiety.&quot;, &quot;author&quot;: [{&quot;dropping-particle&quot;: &quot;&quot;, &quot;family&quot;: &quot;McNaughton&quot;, &quot;given&quot;: &quot;N&quot;, &quot;non-dropping-particle&quot;: &quot;&quot;, &quot;parse-names&quot;: false, &quot;suffix&quot;: &quot;&quot;}, {&quot;dropping-particle&quot;: &quot;&quot;, &quot;family&quot;: &quot;Gray&quot;, &quot;given&quot;: &quot;J A&quot;, &quot;non-dropping-particle&quot;: &quot;&quot;, &quot;parse-names&quot;: false, &quot;suffix&quot;: &quot;&quot;}], &quot;container-title&quot;: &quot;Journal of affective disorders&quot;, &quot;id&quot;: &quot;ITEM-1&quot;, &quot;issue&quot;: &quot;3&quot;, &quot;issued&quot;: {&quot;date-parts&quot;: [[&quot;2000&quot;, &quot;12&quot;]]}, &quot;language&quot;: &quot;eng&quot;, &quot;page&quot;: &quot;161-176&quot;, &quot;publisher-place&quot;: &quot;Netherlands&quot;, &quot;title&quot;: &quot;Anxiolytic action on the behavioural inhibition system implies multiple types of  arousal contribute to anxiety.&quot;, &quot;type&quot;: &quot;article-journal&quot;, &quot;volume&quot;: &quot;61&quot;}, &quot;uris&quot;: [&quot;http://www.mendeley.com/documents/?uuid=70474811-57d6-4a84-b999-5a00815c7493&quot;]}], &quot;mendeley&quot;: {&quot;formattedCitation&quot;: &quot;(McNaughton &amp; Gray, 2000)&quot;, &quot;plainTextFormattedCitation&quot;: &quot;(McNaughton &amp; Gray, 2000)&quot;, &quot;previouslyFormattedCitation&quot;: &quot;(McNaughton &amp; Gray, 2000)&quot;}, &quot;properties&quot;: {&quot;noteIndex&quot;: 0}, &quot;schema&quot;: &quot;https://github.com/citation-style-language/schema/raw/master/csl-citation.json&quot;} RNDQrcEFUnGyn"/><text:span text:style-name="T45">⁠.</text:span></text:p>
        </text:list-item>
      </text:list>
      <text:p text:style-name="P33"/>
      <text:list xml:id="list151417758955944" text:continue-numbering="true" text:style-name="WWNum2">
        <text:list-item>
          <text:p text:style-name="P50"><text:span text:style-name="T45">Episodic Memory - Currently (at the time of writing) in vogue due to advances in cellular neurophysiology recording techniques, this perspective was popularized by the psychological studies on Patient H. M. (Henry Molaison), who had been suffering from epileptic seizures and had to undergo extensive </text:span><text:span text:style-name="T47">h</text:span><text:span text:style-name="T45">ippocampectomy (surgical destruction of the </text:span><text:soft-page-break/><text:span text:style-name="T21">h</text:span><text:span text:style-name="T45">ippocampi), as treatment. American neurosurgeon William Beecher Scoville and British-Canadian neuropsychologist Brenda Milner were pioneers of this study and were able to describe severe anterograde and partial retrograde amnesia in the patient post surgery </text:span><text:reference-mark-start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16">(Scoville &amp; Milner, 1957)</text:span><text:reference-mark-end text:name="ADDIN CSL_CITATION {&quot;citationItems&quot;: [{&quot;id&quot;: &quot;ITEM-1&quot;, &quot;itemData&quot;: {&quot;DOI&quot;: &quot;10.1136/jnnp.20.1.11&quot;, &quot;ISBN&quot;: &quot;1468-330X(Electronic),0022-3050(Print)&quot;, &quot;abstract&quot;: &quot;Psychological testing of nine patients between 18 months and 4 years post-operatively showed that bilateral medial temporal lobe resection extensive enough to damage the anterior hippocampus and hippocampal gyrus, results in persistent impairment of recent memory, even though no deterioration in personality, general intelligence or complex perceptual performances was observed. Bilateral removal of only the uncus and amygdala does not appear to cause memory disturbance, nor does unilateral inferior temporal lobe removal even if carried far posteriorly. \&quot;It is concluded that the anterior hippocampus and hippocampal gyrus, either separately or together, are critically concerned in the retention of current experience.\&quot; 20 references. (PsycINFO Database Record (c) 2016 APA, all rights reserved)&quot;, &quot;author&quot;: [{&quot;dropping-particle&quot;: &quot;&quot;, &quot;family&quot;: &quot;Scoville&quot;, &quot;given&quot;: &quot;William Beecher&quot;, &quot;non-dropping-particle&quot;: &quot;&quot;, &quot;parse-names&quot;: false, &quot;suffix&quot;: &quot;&quot;}, {&quot;dropping-particle&quot;: &quot;&quot;, &quot;family&quot;: &quot;Milner&quot;, &quot;given&quot;: &quot;Brenda&quot;, &quot;non-dropping-particle&quot;: &quot;&quot;, &quot;parse-names&quot;: false, &quot;suffix&quot;: &quot;&quot;}], &quot;container-title&quot;: &quot;Journal of Neurology, Neurosurgery &amp; Psychiatry&quot;, &quot;id&quot;: &quot;ITEM-1&quot;, &quot;issued&quot;: {&quot;date-parts&quot;: [[&quot;1957&quot;]]}, &quot;page&quot;: &quot;11-21&quot;, &quot;publisher&quot;: &quot;BMJ Publishing Group&quot;, &quot;publisher-place&quot;: &quot;United Kingdom&quot;, &quot;title&quot;: &quot;Loss of recent memory after bilateral hippocampal lesions.&quot;, &quot;type&quot;: &quot;article&quot;, &quot;volume&quot;: &quot;20&quot;}, &quot;uris&quot;: [&quot;http://www.mendeley.com/documents/?uuid=389c35b6-88d3-4c61-9b4b-97ad7e739a44&quot;]}], &quot;mendeley&quot;: {&quot;formattedCitation&quot;: &quot;(Scoville &amp; Milner, 1957)&quot;, &quot;plainTextFormattedCitation&quot;: &quot;(Scoville &amp; Milner, 1957)&quot;, &quot;previouslyFormattedCitation&quot;: &quot;(Scoville &amp; Milner, 1957)&quot;}, &quot;properties&quot;: {&quot;noteIndex&quot;: 0}, &quot;schema&quot;: &quot;https://github.com/citation-style-language/schema/raw/master/csl-citation.json&quot;} RNDKgy5NdbPPt"/><text:span text:style-name="T48">⁠</text:span><text:span text:style-name="T45">. Since the late 2000’s, the discovery and description of Time Cells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16">(B. Kraus et al., 2013; B. J. Kraus et al., 2015; MacDonald et al., 2011, 2013; Modi et al., 2014;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2&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3&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3&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4&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4&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id&quot;: &quot;ITEM-5&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5&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6&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mendeley&quot;: {&quot;formattedCitation&quot;: &quot;(B. Kraus et al., 2013; B. J. Kraus et al., 2015; MacDonald et al., 2011, 2013; Modi et al., 2014; Pastalkova et al., 2008)&quot;, &quot;plainTextFormattedCitation&quot;: &quot;(B. Kraus et al., 2013; B. J. Kraus et al., 2015; MacDonald et al., 2011, 2013; Modi et al., 2014; Pastalkova et al., 2008)&quot;, &quot;previouslyFormattedCitation&quot;: &quot;(B. Kraus et al., 2013; B. J. Kraus et al., 2015; MacDonald et al., 2011, 2013; Modi et al., 2014; Pastalkova et al., 2008)&quot;}, &quot;properties&quot;: {&quot;noteIndex&quot;: 0}, &quot;schema&quot;: &quot;https://github.com/citation-style-language/schema/raw/master/csl-citation.json&quot;} RNDpDEesWRINw"/><text:span text:style-name="T45">⁠, has reinvigorated this perspective.</text:span></text:p>
        </text:list-item>
      </text:list>
      <text:p text:style-name="P33"/>
      <text:list xml:id="list151417978303942" text:continue-numbering="true" text:style-name="WWNum2">
        <text:list-item>
          <text:p text:style-name="P48">Spatial Cognition - Originally popularized by the remarkable work of American-British neuroscientist John O’Keefe and his American psychologist Lynn Nadel, the link between Hippocampal function and spatial navigation and coding was solidified with the discovery and subsequent descriptions of Place Cells <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text:span text:style-name="T14">(Morris et al., 1982; O’Keefe &amp; Dostrovsky, 1971; O’Keefe &amp; Recce, 1993)</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id&quot;: &quot;ITEM-2&quot;, &quot;itemData&quot;: {&quot;DOI&quot;: &quot;10.1038/297681a0&quot;, &quot;ISSN&quot;: &quot;1476-4687&quot;, &quot;abstract&quot;: &quot;Electrophysiological studies have shown that single cells in the hippocampus respond during spatial learning and exploration1\u20134, some firing only when animals enter specific and restricted areas of a familiar environment. Deficits in spatial learning and memory are found after lesions of the hippocampus and its extrinsic fibre connections5,6 following damage to the medial septal nucleus which successfully disrupts the hippocampal theta rhythm7, and in senescent rats which also show a correlated reduction in synaptic enhancement on the perforant path input to the hippocampus8. We now report, using a novel behavioural procedure requiring search for a hidden goal, that, in addition to a spatial discrimination impairment, total hippocampal lesions also cause a profound and lasting placenavigational impairment that can be dissociated from correlated motor, motivational and reinforcement aspects of the procedure.&quot;, &quot;author&quot;: [{&quot;dropping-particle&quot;: &quot;&quot;, &quot;family&quot;: &quot;Morris&quot;, &quot;given&quot;: &quot;R G M&quot;, &quot;non-dropping-particle&quot;: &quot;&quot;, &quot;parse-names&quot;: false, &quot;suffix&quot;: &quot;&quot;}, {&quot;dropping-particle&quot;: &quot;&quot;, &quot;family&quot;: &quot;Garrud&quot;, &quot;given&quot;: &quot;P&quot;, &quot;non-dropping-particle&quot;: &quot;&quot;, &quot;parse-names&quot;: false, &quot;suffix&quot;: &quot;&quot;}, {&quot;dropping-particle&quot;: &quot;&quot;, &quot;family&quot;: &quot;Rawlins&quot;, &quot;given&quot;: &quot;J N P&quot;, &quot;non-dropping-particle&quot;: &quot;&quot;, &quot;parse-names&quot;: false, &quot;suffix&quot;: &quot;&quot;}, {&quot;dropping-particle&quot;: &quot;&quot;, &quot;family&quot;: &quot;O'Keefe&quot;, &quot;given&quot;: &quot;J&quot;, &quot;non-dropping-particle&quot;: &quot;&quot;, &quot;parse-names&quot;: false, &quot;suffix&quot;: &quot;&quot;}], &quot;container-title&quot;: &quot;Nature&quot;, &quot;id&quot;: &quot;ITEM-2&quot;, &quot;issue&quot;: &quot;5868&quot;, &quot;issued&quot;: {&quot;date-parts&quot;: [[&quot;1982&quot;]]}, &quot;page&quot;: &quot;681-683&quot;, &quot;title&quot;: &quot;Place navigation impaired in rats with hippocampal lesions&quot;, &quot;type&quot;: &quot;article-journal&quot;, &quot;volume&quot;: &quot;297&quot;}, &quot;uris&quot;: [&quot;http://www.mendeley.com/documents/?uuid=67836d21-dd93-4b1a-82c5-6c9b97c6bc4a&quot;]}, {&quot;id&quot;: &quot;ITEM-3&quot;, &quot;itemData&quot;: {&quot;DOI&quot;: &quot;10.1002/hipo.450030307&quot;, &quot;ISSN&quot;: &quot;1050-9631 (Print)&quot;, &quot;PMID&quot;: &quot;8353611&quot;, &quot;abstract&quot;: &quot;Many complex spike cells in the hippocampus of the freely moving rat have as  their primary correlate the animal's location in an environment (place cells). In contrast, the hippocampal electroencephalograph theta pattern of rhythmical waves (7-12 Hz) is better correlated with a class of movements that change the rat's location in an environment. During movement through the place field, the complex spike cells often fire in a bursting pattern with an interburst frequency in the same range as the concurrent electroencephalograph theta. The present study examined the phase of the theta wave at which the place cells fired. It was found that firing consistently began at a particular phase as the rat entered the field but then shifted in a systematic way during traversal of the field, moving progressively forward on each theta cycle. This precession of the phase ranged from 100 degrees to 355 degrees in different cells. The effect appeared to be due to the fact that individual cells had a higher interburst rate than the theta frequency. The phase was highly correlated with spatial location and less well correlated with temporal aspects of behavior, such as the time after place field entry. These results have implications for several aspects of hippocampal function. First, by using the phase relationship as well as the firing rate, place cells can improve the accuracy of place coding. Second, the characteristics of the phase shift constrain the models that define the construction of place fields. Third, the results restrict the temporal and spatial circumstances under which synapses in the hippocampus could be modified.&quot;, &quot;author&quot;: [{&quot;dropping-particle&quot;: &quot;&quot;, &quot;family&quot;: &quot;O'Keefe&quot;, &quot;given&quot;: &quot;J&quot;, &quot;non-dropping-particle&quot;: &quot;&quot;, &quot;parse-names&quot;: false, &quot;suffix&quot;: &quot;&quot;}, {&quot;dropping-particle&quot;: &quot;&quot;, &quot;family&quot;: &quot;Recce&quot;, &quot;given&quot;: &quot;M L&quot;, &quot;non-dropping-particle&quot;: &quot;&quot;, &quot;parse-names&quot;: false, &quot;suffix&quot;: &quot;&quot;}], &quot;container-title&quot;: &quot;Hippocampus&quot;, &quot;id&quot;: &quot;ITEM-3&quot;, &quot;issue&quot;: &quot;3&quot;, &quot;issued&quot;: {&quot;date-parts&quot;: [[&quot;1993&quot;, &quot;7&quot;]]}, &quot;language&quot;: &quot;eng&quot;, &quot;page&quot;: &quot;317-330&quot;, &quot;publisher-place&quot;: &quot;United States&quot;, &quot;title&quot;: &quot;Phase relationship between hippocampal place units and the EEG theta rhythm.&quot;, &quot;type&quot;: &quot;article-journal&quot;, &quot;volume&quot;: &quot;3&quot;}, &quot;uris&quot;: [&quot;http://www.mendeley.com/documents/?uuid=3d7f3c14-3930-4824-8718-eaa1fcafb7b4&quot;]}], &quot;mendeley&quot;: {&quot;formattedCitation&quot;: &quot;(Morris et al., 1982; O\u2019Keefe &amp; Dostrovsky, 1971; O\u2019Keefe &amp; Recce, 1993)&quot;, &quot;plainTextFormattedCitation&quot;: &quot;(Morris et al., 1982; O\u2019Keefe &amp; Dostrovsky, 1971; O\u2019Keefe &amp; Recce, 1993)&quot;, &quot;previouslyFormattedCitation&quot;: &quot;(Morris et al., 1982; O\u2019Keefe &amp; Dostrovsky, 1971; O\u2019Keefe &amp; Recce, 1993)&quot;}, &quot;properties&quot;: {&quot;noteIndex&quot;: 0}, &quot;schema&quot;: &quot;https://github.com/citation-style-language/schema/raw/master/csl-citation.json&quot;} RNDM8uaunQ05k"/>⁠. This perspective is the most popular amongst the known and studied functions of the Hippocampus and has been the subject of a large body of work. Indeed, the Nobel Prize in Physiology or Medicine 2014 was awarded to John O’Keefe, May-Britt Moser, and Edvard I. Moser, for “The Brain’s Navigational Place and Grid Cell System”.</text:p>
        </text:list-item>
      </text:list>
      <text:p text:style-name="P28"/>
      <text:h text:style-name="P22" text:outline-level="1">The Hippocampus and Time Cells</text:h>
      <text:p text:style-name="P29"/>
      <text:p text:style-name="P30">Damage to the hippocampal system has been shown to cause the impairment of long-term memory or amnesia, in human patients, rodents, and non-human primates. Interestingly, such damage to the Hippocampus seems to have no observable effect on the capacity for acquisition and expression of skilled performance. These two results <text:soft-page-break/>suggest the role of the Hippocampus in certain kinds of memory, but not all.</text:p>
      <text:p text:style-name="P30"/>
      <text:p text:style-name="P32">Anatomically, the hippocampal system receives input from, and in turn, projects to the neocortical brain regions that serve as the site to process higher order categories and modalities of information. It is thus suggested that the Hippocampus holds a privileged position in the brain, receiving the outcomes of the computation of the brain’s various modules, and relating to them. A large majority of the cortical information is sent to the Hippocampus via the Entorhinal Cortex (EC). This information is processed in roughly three stereotactically and molecularly separable layers of cells in the following order: EC →Dentate Gyrus → CA3 →CA1. This pathway from the EC to the CA1 has three separate synaptic connections (across the layers) and is also known as the Trisynaptic Pathway. The output of the CA1 is then sent to other cortical areas.</text:p>
      <text:p text:style-name="P30"/>
      <text:p text:style-name="P30">The activity of neurons in the hippocampus of awake, behaving animals is modulated by significant stimuli or objects in the environment as well as relationships between temporally discontiguous but relevant, paired stimuli. With the discovery of Place cells, it was clear that the CA1 of <text:s/>rats navigating a spatial environment, showcased location specific firing fields. With the discovery of Time cells, it was shown that the CA1 of rats could elicit spatiotemporal sequences of activity whenever the animal required to make a link between stimuli or events, even with a stimulus-free period in between. This provided an important physiological parallel to the spatial learning as well as episode learning deficit seen with damage to the Hippocampus.</text:p>
      <text:p text:style-name="P30"/>
      <text:p text:style-name="P30">The hippocampus supports a robust form of synaptic plasticity called Long-Term Potentiation (LTP), viz., brief patterned activation of <text:soft-page-break/>particular pathways produces a stable increase in synaptic efficacy that may last for hours to weeks. This is also an important mechanism often suggested as the answer to how the hippocampus manages short-term declarative memory.</text:p>
      <text:p text:style-name="P30"/>
      <text:p text:style-name="P30">In an experiment published in 2008, Eva Pastalkova and colleagues from Gyorgy Buzsaki’s lab had rats navigate a figure 8 maze, with the animal being rewarded with water, in between trials, if they managed to alternate between the left and right arms. There was a catch however. Just before launching into the left or right arms, the animal had to spend a fixed amount of time running a treadmill, held in place. This would allow self-motion cues, but with the absence of any other external stimuli. Impressively, single-units recorded from the Hippocampal CA1 cells revealed strong correlation with the time spent on the treadmill, despite the absence of external cues, and that different cells tuned to different time points, forming a spatiotemporal sequence of activation <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text:span text:style-name="T14">(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mendeley&quot;: {&quot;formattedCitation&quot;: &quot;(Pastalkova et al., 2008)&quot;, &quot;plainTextFormattedCitation&quot;: &quot;(Pastalkova et al., 2008)&quot;, &quot;previouslyFormattedCitation&quot;: &quot;(Pastalkova et al., 2008)&quot;}, &quot;properties&quot;: {&quot;noteIndex&quot;: 0}, &quot;schema&quot;: &quot;https://github.com/citation-style-language/schema/raw/master/csl-citation.json&quot;} RNDDcLIfVbcXF"/>⁠. In a different experiment published in 2011, Christopher J. MacDonald and colleagues from Howard Eichenbaum’s lab had rats had to go around a maze and perform a olfactory task when they were first presented with an odour, then made to wait for a delay period in a cordoned off section of the maze, before being allowed to either dig for a reward or continue on the maze, depending on the odour presented. As trials progressed, Hippocampal CA1 cells were recorded (single-units) and found to not only be modulated by the decision to be taken, but also to the amount of time spent in the delay period. Experimentally, the delay period could be elongated or shortened, each having an effect on remapping of the tuning fields of the various CA1 cells, but to different extents <text:reference-mark-start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text:span text:style-name="T14">(MacDonald et al., 2011)</text:span><text:reference-mark-end text:name="ADDIN CSL_CITATION {&quot;citationItems&quot;: [{&quot;id&quot;: &quot;ITEM-1&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1&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mendeley&quot;: {&quot;formattedCitation&quot;: &quot;(MacDonald et al., 2011)&quot;, &quot;plainTextFormattedCitation&quot;: &quot;(MacDonald et al., 2011)&quot;, &quot;previouslyFormattedCitation&quot;: &quot;(MacDonald et al., 2011)&quot;}, &quot;properties&quot;: {&quot;noteIndex&quot;: 0}, &quot;schema&quot;: &quot;https://github.com/citation-style-language/schema/raw/master/csl-citation.json&quot;} RNDrrh8huKMmR"/>⁠. This study was often scrutinized since there was the confound of the animals moving in space, potentially invoking Place cells.</text:p>
      <text:p text:style-name="P30"/>
      <text:p text:style-name="P30"><text:soft-page-break/>In 2013, the Eichenbaum group published their findings with head-fixed rats (no movement in space) performing a Delayed Match-To Sample (DMS) task with pairs of odours, where again time tuned activity could be observed with a sequence of Hippocampal CA1 cell activations, that depended on the identity of the first odour <text:reference-mark-start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text:span text:style-name="T14">(MacDonald et al., 2013)</text:span><text:reference-mark-end text:name="ADDIN CSL_CITATION {&quot;citationItems&quot;: [{&quot;id&quot;: &quot;ITEM-1&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1&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mendeley&quot;: {&quot;formattedCitation&quot;: &quot;(MacDonald et al., 2013)&quot;, &quot;plainTextFormattedCitation&quot;: &quot;(MacDonald et al., 2013)&quot;, &quot;previouslyFormattedCitation&quot;: &quot;(MacDonald et al., 2013)&quot;}, &quot;properties&quot;: {&quot;noteIndex&quot;: 0}, &quot;schema&quot;: &quot;https://github.com/citation-style-language/schema/raw/master/csl-citation.json&quot;} RNDxEKKCcnk4k"/>⁠. In 2014, Mehrab Modi, Ashesh Dhawale, and Upinder Bhalla published their results with head-fixed mice learning and performing a Trace Eye-Blink Conditioning (TEC), wherein it was observed that Hippocampal CA1 cell activity sequences emerged in close relation to the acquisition of behavioural performance, thus cementing the idea that sub-populations of Hippocampal CA1 cells could bridge temporal gaps between relevant, paired stimuli, and that they did so with the activity of time-tuned cells <text:reference-mark-start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span text:style-name="T14">(Modi et al., 2014)</text:span><text:reference-mark-end text:name="ADDIN CSL_CITATION {&quot;citationItems&quot;: [{&quot;id&quot;: &quot;ITEM-1&quot;, &quot;itemData&quot;: {&quot;DOI&quot;: &quot;10.7554/eLife.01982&quot;, &quot;ISBN&quot;: &quot;2050-084X (Electronic)&quot;, &quot;ISSN&quot;: &quot;2050-084X&quot;, &quot;PMID&quot;: &quot;24668171&quot;, &quot;abstract&quot;: &quot;Ivan Pavlov famously discovered that dogs would salivate upon hearing a bell that had previously been used to signal food, even when there was no food present. This ability to connect events that occur close together in time is known as associative learning. But how is it supported within the brain?\\n\\nIn the late 1940s, neuroscientist Donald Hebb proposed that if one neuron persistently and repeatedly takes part in firing a second neuron, the connection between the two neurons will be strengthened. Thus, if neurons that encode the sound of a bell are active at the same time as neurons that encode receiving food, connections between the two groups will be strengthened, and this might enable the dogs to associate the two events.\\n\\nHowever, animals can also learn to associate events that do not overlap in time. For example, we can associate a bout of food poisoning with a meal we consumed several hours earlier. In rodents, this type of learning is often studied using a task known as trace eyeblink conditioning, in which a tone signals the delivery of a puff of air to the eye after a short delay. Rodents eventually begin to blink in response to the tone, even thought the tone and the air puff are never presented simultaneously.\\n\\nTwo possibilities have been proposed for how this might occur: either the neurons that encode the tone remain active until delivery of the air puff, or different groups of neurons are successively activated in a relay that spans the interval between the tone and the air puff. Now, Modi et al. have used in vivo imaging in awake mice to obtain evidence in favour of the second option.\\n\\nMice were trained on the conditioning task while imaging was used to follow the activity of neurons in a region of the brain known as the hippocampus. As animals learned the task, neurons in part of the hippocampus called CA1 began to reorganize their firing patterns so that distinct groups of cells were active at each time point in the interval between the tone and the air puff. By contrast, hardly any neurons were active across the entire delay. The organized firing became particularly apparent at the same time as the mice first began to blink in response to the tone, and was only ever seen in animals that learned the task successfully.\\n\\nAs well as providing evidence to distinguish between competing theories of associative learning across a delay, this study is the first to follow in real-time the reorganization of networks of neurons within th\u2026&quot;, &quot;author&quot;: [{&quot;dropping-particle&quot;: &quot;&quot;, &quot;family&quot;: &quot;Modi&quot;, &quot;given&quot;: &quot;M. N.&quot;, &quot;non-dropping-particle&quot;: &quot;&quot;, &quot;parse-names&quot;: false, &quot;suffix&quot;: &quot;&quot;}, {&quot;dropping-particle&quot;: &quot;&quot;, &quot;family&quot;: &quot;Dhawale&quot;, &quot;given&quot;: &quot;A. K.&quot;, &quot;non-dropping-particle&quot;: &quot;&quot;, &quot;parse-names&quot;: false, &quot;suffix&quot;: &quot;&quot;}, {&quot;dropping-particle&quot;: &quot;&quot;, &quot;family&quot;: &quot;Bhalla&quot;, &quot;given&quot;: &quot;U. S.&quot;, &quot;non-dropping-particle&quot;: &quot;&quot;, &quot;parse-names&quot;: false, &quot;suffix&quot;: &quot;&quot;}], &quot;container-title&quot;: &quot;eLife&quot;, &quot;id&quot;: &quot;ITEM-1&quot;, &quot;issued&quot;: {&quot;date-parts&quot;: [[&quot;2014&quot;]]}, &quot;page&quot;: &quot;e01982-e01982&quot;, &quot;title&quot;: &quot;CA1 cell activity sequences emerge after reorganization of network correlation structure during associative learning&quot;, &quot;type&quot;: &quot;article-journal&quot;, &quot;volume&quot;: &quot;3&quot;}, &quot;uris&quot;: [&quot;http://www.mendeley.com/documents/?uuid=f2880989-c7d7-4332-b19e-5d88236ff6bf&quot;]}], &quot;mendeley&quot;: {&quot;formattedCitation&quot;: &quot;(Modi et al., 2014)&quot;, &quot;plainTextFormattedCitation&quot;: &quot;(Modi et al., 2014)&quot;, &quot;previouslyFormattedCitation&quot;: &quot;(Modi et al., 2014)&quot;}, &quot;properties&quot;: {&quot;noteIndex&quot;: 0}, &quot;schema&quot;: &quot;https://github.com/citation-style-language/schema/raw/master/csl-citation.json&quot;} RNDcGCM66fjHu"/>⁠.</text:p>
      <text:p text:style-name="P30"/>
      <text:p text:style-name="P30">Finally, it was important to study if these apparently time-tuned cells were tuned to the actual duration of time in a delay period, or whether it was more important for these cells to track the distance run. In an experiment published in 2013, Benjamin Kraus and colleagues from Howard Eichenbaum’s lab again had their rats navigate a figure 8 maze, but with a motorized treadmill in the central arm, to experimentally regulate the running speed. With this setup, the study was successful at delineating that both time spent running and distance run were important features, and that different cells could tune to either of the feature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text:span text:style-name="T14">(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B. Kraus et al., 2013)&quot;, &quot;plainTextFormattedCitation&quot;: &quot;(B. Kraus et al., 2013)&quot;, &quot;previouslyFormattedCitation&quot;: &quot;(B. Kraus et al., 2013)&quot;}, &quot;properties&quot;: {&quot;noteIndex&quot;: 0}, &quot;schema&quot;: &quot;https://github.com/citation-style-language/schema/raw/master/csl-citation.json&quot;} RNDgKDOQzgwI5"/>⁠. Whenever Hippocampal CA1 cells showcased time-tuned activity (as opposed to space/location-tuned activity), such cells were dubbed “Time Cells” <text:reference-mark-start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span text:style-name="T14">(Eichenbaum, 2017; B. Kraus et al., 2013)</text:span><text:reference-mark-end text:name="ADDIN CSL_CITATION {&quot;citationItems&quot;: [{&quot;id&quot;: &quot;ITEM-1&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1&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id&quot;: &quot;ITEM-2&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2&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mendeley&quot;: {&quot;formattedCitation&quot;: &quot;(Eichenbaum, 2017; B. Kraus et al., 2013)&quot;, &quot;plainTextFormattedCitation&quot;: &quot;(Eichenbaum, 2017; B. Kraus et al., 2013)&quot;, &quot;previouslyFormattedCitation&quot;: &quot;(Eichenbaum, 2017; B. Kraus et al., 2013)&quot;}, &quot;properties&quot;: {&quot;noteIndex&quot;: 0}, &quot;schema&quot;: &quot;https://github.com/citation-style-language/schema/raw/master/csl-citation.json&quot;} RNDkhPMaK6RWs"/>⁠.</text:p>
      <text:p text:style-name="P30"/>
      <text:h text:style-name="P22" text:outline-level="1"><text:soft-page-break/>“Single-cell, multi-trial” vs. “multi-cell, single-trial” approaches in Neuroscience</text:h>
      <text:p text:style-name="P2"/>
      <text:p text:style-name="P2">A dominant, early perspective in Neurophysiology had been to record activity from a single cell, over many trials, under a variety of conditions (bath applications in slice physiology, different physiological conditions like stress and genetic background). For more than one recorded cell, the process would be repeated, till the dataset was complete.</text:p>
      <text:p text:style-name="P2"/>
      <text:p text:style-name="P2">An intermediate perspective was to record from multiple cells simultaneously, yet treat each cell independently for analysis towards correlation and mechanism studies, across many repeats of experimental conditions or trials (same as above).</text:p>
      <text:p text:style-name="P2"/>
      <text:p text:style-name="P2">An important and more modern perspective is to record from multiple cells simultaneously, and use this network or population activity to decode single-trial characteristics (position, time, stimulus presence, etc.) using very powerful numerical and mathematical algorithms involving (but not limited to) Bayesian Decoding and Information Theory. The essential idea is that the neuronal code of the brain is not defined <text:span text:style-name="T35">just </text:span>by the activity of single neurons since they may only encode very specific fractions of the experience, but rather that the population encodes the full experience, using a number of distributed and redundant strategies.</text:p>
      <text:list xml:id="list1528725233" text:style-name="WWNum5">
        <text:list-item>
          <text:p text:style-name="P52">Bayesian Decoding: Using the activity of multiple, simultaneously recorded neurons to develop a likelihood estimate of the evidence (firing rate combinations) to the experimental parameter (spatial position, relative time, etc.) and combine this with the experimentally determined prior (probability ), to obtain estimates of the conditional or posterior <text:soft-page-break/>probability of a parameter value, given evidence. Bayes’ Rule describes</text:p>
        </text:list-item>
      </text:list>
      <text:p text:style-name="P2"><text:tab/>P(A|B) = P(B|A).P(A)/P(B)</text:p>
      <text:p text:style-name="P2"><text:tab/>… where,</text:p>
      <text:p text:style-name="P2"><text:tab/>A: Parameter value (position, time, etc.)</text:p>
      <text:p text:style-name="P2"><text:tab/>B: Evidence (cellular firing rate)</text:p>
      <text:p text:style-name="P2"><text:tab/>P(A): Prior Probability (experimentally defined)</text:p>
      <text:p text:style-name="P35">P(B): Probability of evidence (Firing Rate)</text:p>
      <text:p text:style-name="P35">P(A|B): Posterior probability of parameter value given evidence</text:p>
      <text:p text:style-name="P34">P(B|A): Likelihood estimate of evidence given parameter value (based on recordings)</text:p>
      <text:p text:style-name="P34">This methodology has been used to not only successfully predict specific time points in a trial from population activity, but has also been used to observe that the population activity from a session of recording is able to predict time points in trials conducted on subsequent sessions of recording, up unto 3-4 sessions <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span text:style-name="T14">(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bUBayrWPCX"/>⁠.</text:p>
      <text:list xml:id="list1037839951" text:style-name="WWNum8">
        <text:list-item>
          <text:p text:style-name="P53">Information Theory: Using recorded cellular activity to estimate how much information this activity carries about experimental parameters (position, time, stimuli, etc.). Three essential metrics have been used,</text:p>
        </text:list-item>
      </text:list>
      <text:list xml:id="list2577781524" text:style-name="WWNum7">
        <text:list-item>
          <text:p text:style-name="P54"><text:span text:style-name="T7">Information per activity spike (I</text:span><text:span text:style-name="T1">spike</text:span><text:span text:style-name="T7">), in bits/spike</text:span></text:p>
        </text:list-item>
        <text:list-item>
          <text:p text:style-name="P54"><text:span text:style-name="T7">Information per unit time (I</text:span><text:span text:style-name="T1">sec</text:span><text:span text:style-name="T7">), in bits/sec</text:span></text:p>
        </text:list-item>
        <text:list-item>
          <text:p text:style-name="P55">Mutual Information (MI) between evidence and parameter value, in bits</text:p>
        </text:list-item>
      </text:list>
      <text:p text:style-name="P6"><text:span text:style-name="T7"><text:tab/></text:span><text:span text:style-name="T8">William Skaggs, Bruce McNaughton and colleagues </text:span><text:span text:style-name="T10">published</text:span><text:span text:style-name="T8"> a series of experiments working out the value of Information Theory based approaches to Deciphering the Hippocampal code, reviewed previously </text:span><text:reference-mark-start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5">(Skaggs et al., 1996)</text:span><text:reference-mark-end text:name="ADDIN CSL_CITATION {&quot;citationItems&quot;: [{&quot;id&quot;: &quot;ITEM-1&quot;, &quot;itemData&quot;: {&quot;author&quot;: [{&quot;dropping-particle&quot;: &quot;&quot;, &quot;family&quot;: &quot;Skaggs&quot;, &quot;given&quot;: &quot;William&quot;, &quot;non-dropping-particle&quot;: &quot;&quot;, &quot;parse-names&quot;: false, &quot;suffix&quot;: &quot;&quot;}, {&quot;dropping-particle&quot;: &quot;&quot;, &quot;family&quot;: &quot;McNaughton&quot;, &quot;given&quot;: &quot;Bruce&quot;, &quot;non-dropping-particle&quot;: &quot;&quot;, &quot;parse-names&quot;: false, &quot;suffix&quot;: &quot;&quot;}, {&quot;dropping-particle&quot;: &quot;&quot;, &quot;family&quot;: &quot;Gothard&quot;, &quot;given&quot;: &quot;Katalin&quot;, &quot;non-dropping-particle&quot;: &quot;&quot;, &quot;parse-names&quot;: false, &quot;suffix&quot;: &quot;&quot;}, {&quot;dropping-particle&quot;: &quot;&quot;, &quot;family&quot;: &quot;Markus&quot;, &quot;given&quot;: &quot;Etan&quot;, &quot;non-dropping-particle&quot;: &quot;&quot;, &quot;parse-names&quot;: false, &quot;suffix&quot;: &quot;&quot;}], &quot;container-title&quot;: &quot;Neural Inf. Process Syst.&quot;, &quot;id&quot;: &quot;ITEM-1&quot;, &quot;issued&quot;: {&quot;date-parts&quot;: [[&quot;1996&quot;, &quot;3&quot;, &quot;26&quot;]]}, &quot;title&quot;: &quot;An Information-Theoretic Approach to Deciphering the Hippocampal Code&quot;, &quot;type&quot;: &quot;article-journal&quot;, &quot;volume&quot;: &quot;5&quot;}, &quot;uris&quot;: [&quot;http://www.mendeley.com/documents/?uuid=ec87d0c7-47e1-4c1a-b218-58f36cdb77b0&quot;]}], &quot;mendeley&quot;: {&quot;formattedCitation&quot;: &quot;(Skaggs et al., 1996)&quot;, &quot;plainTextFormattedCitation&quot;: &quot;(Skaggs et al., 1996)&quot;, &quot;previouslyFormattedCitation&quot;: &quot;(Skaggs et al., 1996)&quot;}, &quot;properties&quot;: {&quot;noteIndex&quot;: 0}, &quot;schema&quot;: &quot;https://github.com/citation-style-language/schema/raw/master/csl-citation.json&quot;} RNDjnVEr177Oh"/><text:span text:style-name="T8">⁠. </text:span><text:span text:style-name="T10">T</text:span><text:span text:style-name="T8">his idea was later adapted strongly by the field but focus throughout, remained on Place Cells.</text:span></text:p>
      <text:p text:style-name="P3"/>
      <text:p text:style-name="P6"><text:soft-page-break/><text:span text:style-name="T8">An interesting study published in 2018 even used synthetic test datasets to go to the extent of estimating Place Cell detection algorithm performance on the basis of I</text:span><text:span text:style-name="T2">spike</text:span><text:span text:style-name="T8">, I</text:span><text:span text:style-name="T2">sec</text:span><text:span text:style-name="T8"> and MI </text:span><text:reference-mark-start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5">(Souza et al., 2018)</text:span><text:reference-mark-end text:name="ADDIN CSL_CITATION {&quot;citationItems&quot;: [{&quot;id&quot;: &quot;ITEM-1&quot;, &quot;itemData&quot;: {&quot;DOI&quot;: &quot;10.1016/j.neuroscience.2018.01.066&quot;, &quot;ISSN&quot;: &quot;1873-7544 (Electronic)&quot;, &quot;PMID&quot;: &quot;29432886&quot;, &quot;abstract&quot;: &quot;The hippocampal formation is involved in navigation, and its neuronal activity  exhibits a variety of spatial correlates (e.g., place cells, grid cells). The quantification of the information encoded by spikes has been standard procedure to identify which cells have spatial correlates. For place cells, most of the established metrics derive from Shannon's mutual information (Shannon, 1948), and convey information rate in bits/s or bits/spike (Skaggs et al., 1993, 1996). Despite their widespread use, the performance of these metrics in relation to the original mutual information metric has never been investigated. In this work, using simulated and real data, we find that the current information metrics correlate less with the accuracy of spatial decoding than the original mutual information metric. We also find that the top informative cells may differ among metrics, and show a surrogate-based normalization that yields comparable spatial information estimates. Since different information metrics may identify different neuronal populations, we discuss current and alternative definitions of spatially informative cells, which affect the metric choice.&quot;, &quot;author&quot;: [{&quot;dropping-particle&quot;: &quot;&quot;, &quot;family&quot;: &quot;Souza&quot;, &quot;given&quot;: &quot;Bryan C&quot;, &quot;non-dropping-particle&quot;: &quot;&quot;, &quot;parse-names&quot;: false, &quot;suffix&quot;: &quot;&quot;}, {&quot;dropping-particle&quot;: &quot;&quot;, &quot;family&quot;: &quot;Pav\u00e3o&quot;, &quot;given&quot;: &quot;Rodrigo&quot;, &quot;non-dropping-particle&quot;: &quot;&quot;, &quot;parse-names&quot;: false, &quot;suffix&quot;: &quot;&quot;}, {&quot;dropping-particle&quot;: &quot;&quot;, &quot;family&quot;: &quot;Belchior&quot;, &quot;given&quot;: &quot;Hindiael&quot;, &quot;non-dropping-particle&quot;: &quot;&quot;, &quot;parse-names&quot;: false, &quot;suffix&quot;: &quot;&quot;}, {&quot;dropping-particle&quot;: &quot;&quot;, &quot;family&quot;: &quot;Tort&quot;, &quot;given&quot;: &quot;Adriano B L&quot;, &quot;non-dropping-particle&quot;: &quot;&quot;, &quot;parse-names&quot;: false, &quot;suffix&quot;: &quot;&quot;}], &quot;container-title&quot;: &quot;Neuroscience&quot;, &quot;id&quot;: &quot;ITEM-1&quot;, &quot;issued&quot;: {&quot;date-parts&quot;: [[&quot;2018&quot;, &quot;4&quot;]]}, &quot;language&quot;: &quot;eng&quot;, &quot;page&quot;: &quot;62-73&quot;, &quot;publisher-place&quot;: &quot;United States&quot;, &quot;title&quot;: &quot;On Information Metrics for Spatial Coding.&quot;, &quot;type&quot;: &quot;article-journal&quot;, &quot;volume&quot;: &quot;375&quot;}, &quot;uris&quot;: [&quot;http://www.mendeley.com/documents/?uuid=b3e588c4-e7d6-49ce-87e4-be5852a8a4bb&quot;]}], &quot;mendeley&quot;: {&quot;formattedCitation&quot;: &quot;(Souza et al., 2018)&quot;, &quot;plainTextFormattedCitation&quot;: &quot;(Souza et al., 2018)&quot;, &quot;previouslyFormattedCitation&quot;: &quot;(Souza et al., 2018)&quot;}, &quot;properties&quot;: {&quot;noteIndex&quot;: 0}, &quot;schema&quot;: &quot;https://github.com/citation-style-language/schema/raw/master/csl-citation.json&quot;} RND3Z10wgTqM4"/><text:span text:style-name="T9">⁠</text:span><text:span text:style-name="T8">. </text:span><text:span text:style-name="T9">They found, </text:span></text:p>
      <text:list xml:id="list1643622227" text:style-name="L1">
        <text:list-item>
          <text:p text:style-name="P41">MI could outperform the other two in a variety of scenarios.</text:p>
        </text:list-item>
        <text:list-item>
          <text:p text:style-name="P42"><text:span text:style-name="T8">I</text:span><text:span text:style-name="T1">spike</text:span><text:span text:style-name="T7"> and I</text:span><text:span text:style-name="T1">sec</text:span><text:span text:style-name="T4"> may still be useful in identifying unique subpopulations of Place Cells.</text:span></text:p>
        </text:list-item>
        <text:list-item>
          <text:p text:style-name="P42"><text:span text:style-name="T4">Important algorithmic adjustments could be made to the calculations of </text:span><text:span text:style-name="T5">I</text:span><text:span text:style-name="T1">spike</text:span><text:span text:style-name="T4"> and I</text:span><text:span text:style-name="T1">sec</text:span><text:span text:style-name="T4">, to equalize performance between them and MI.</text:span><text:span text:style-name="T1"> </text:span></text:p>
        </text:list-item>
      </text:list>
      <text:p text:style-name="P6"><text:span text:style-name="T8">T</text:span><text:span text:style-name="T9">here was clear nuance in the population code that required such a perspective during analysis. </text:span><text:span text:style-name="T8">Eichenbaum and colleagues popularized the use of such metrics in the context of </text:span><text:span text:style-name="T9">Time Cells </text:span><text:reference-mark-start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6">(Mau et al., 2018)</text:span><text:reference-mark-end text:name="ADDIN CSL_CITATION {&quot;citationItems&quot;: [{&quot;id&quot;: &quot;ITEM-1&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1&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mendeley&quot;: {&quot;formattedCitation&quot;: &quot;(Mau et al., 2018)&quot;, &quot;plainTextFormattedCitation&quot;: &quot;(Mau et al., 2018)&quot;, &quot;previouslyFormattedCitation&quot;: &quot;(Mau et al., 2018)&quot;}, &quot;properties&quot;: {&quot;noteIndex&quot;: 0}, &quot;schema&quot;: &quot;https://github.com/citation-style-language/schema/raw/master/csl-citation.json&quot;} RNDk1UwtwBsg3"/><text:span text:style-name="T9">⁠</text:span><text:span text:style-name="T6">, yet a systematic approach to identifying the best algorithms for Time Cells was requisite.</text:span></text:p>
      <text:p text:style-name="P2"/>
      <text:p text:style-name="P5"><text:span text:style-name="T7">A major step forward with “multi-cell, single-trial” approaches is the benefit of resolving how each cell and inter-cell interactions contribute to stimulus representation, behavioural task variables, and other brain-intrinsic computation. Technological advances in large-scale neurophysiology recordings such as the increased density of tetrode drives, neuropixels, optical sectioning and microscopy, resonant scanning, etc., have enabled the discovery of well coordinated sequences of cellular activity such as Sharp Wave Ripples (SWRs), Replay, and behavioural timescale spatio-temporal sequences, </text:span><text:span text:style-name="T11">in vivo</text:span><text:span text:style-name="T7">. This is primarily due to a radical improvement to an experimenter’s ability to simultaneously record from multiple cells </text:span><text:reference-mark-start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4">(Foster, 2017)</text:span><text:reference-mark-end text:name="ADDIN CSL_CITATION {&quot;citationItems&quot;: [{&quot;id&quot;: &quot;ITEM-1&quot;, &quot;itemData&quot;: {&quot;DOI&quot;: &quot;10.1146/annurev-neuro-072116-031538&quot;, &quot;ISSN&quot;: &quot;15454126&quot;, &quot;PMID&quot;: &quot;28772098&quot;, &quot;abstract&quot;: &quot;Hippocampal place cells take part in sequenced patterns of reactivation after behavioral experience, known as replay. Since replay was first reported, nearly 20 years ago, many new results have been found, necessitating revision of the original interpretations. We review some of these results with a focus on the phenomenology of replay.&quot;, &quot;author&quot;: [{&quot;dropping-particle&quot;: &quot;&quot;, &quot;family&quot;: &quot;Foster&quot;, &quot;given&quot;: &quot;David J.&quot;, &quot;non-dropping-particle&quot;: &quot;&quot;, &quot;parse-names&quot;: false, &quot;suffix&quot;: &quot;&quot;}], &quot;container-title&quot;: &quot;Annual Review of Neuroscience&quot;, &quot;id&quot;: &quot;ITEM-1&quot;, &quot;issued&quot;: {&quot;date-parts&quot;: [[&quot;2017&quot;]]}, &quot;page&quot;: &quot;581-602&quot;, &quot;title&quot;: &quot;Replay Comes of Age&quot;, &quot;type&quot;: &quot;article-journal&quot;, &quot;volume&quot;: &quot;40&quot;}, &quot;uris&quot;: [&quot;http://www.mendeley.com/documents/?uuid=af7b4d44-b56f-4166-9a3a-1aab500ae20a&quot;]}], &quot;mendeley&quot;: {&quot;formattedCitation&quot;: &quot;(Foster, 2017)&quot;, &quot;plainTextFormattedCitation&quot;: &quot;(Foster, 2017)&quot;, &quot;previouslyFormattedCitation&quot;: &quot;(Foster, 2017)&quot;}, &quot;properties&quot;: {&quot;noteIndex&quot;: 0}, &quot;schema&quot;: &quot;https://github.com/citation-style-language/schema/raw/master/csl-citation.json&quot;} RND0Dbc0aGb6I"/><text:span text:style-name="T7">⁠, going from yields of ~10 cells to even ~10</text:span><text:span text:style-name="T3">4</text:span><text:span text:style-name="T7"> cells, per animal.</text:span></text:p>
      <text:p text:style-name="P29"/>
      <text:h text:style-name="P22" text:outline-level="1"><text:soft-page-break/>Single-Unit Electrophysiology <text:span text:style-name="T37">vs 2-Photon Calcium Imaging </text:span><text:span text:style-name="T39">to study the Hippocampus</text:span></text:h>
      <text:p text:style-name="P30"/>
      <text:p text:style-name="P27"><text:span text:style-name="T7">The most well characterized and studied function of the Hippocampus and surrounding tissue (Entorhinal Cortex, Parasubiculum, etc.) is the role these tissue systems played in Spatial Navigation and Coding. Single-Unit Electrophysiology was paramount to being able to isolate the activity from individual cells, and eventually was used to discover and describe properties of Place Cells </text:span><text:reference-mark-start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4">(O’Keefe &amp; Dostrovsky, 1971)</text:span><text:reference-mark-end text:name="ADDIN CSL_CITATION {&quot;citationItems&quot;: [{&quot;id&quot;: &quot;ITEM-1&quot;, &quot;itemData&quot;: {&quot;DOI&quot;: &quot;10.1016/0006-8993(71)90358-1&quot;, &quot;ISSN&quot;: &quot;0006-8993 (Print)&quot;, &quot;PMID&quot;: &quot;5124915&quot;, &quot;author&quot;: [{&quot;dropping-particle&quot;: &quot;&quot;, &quot;family&quot;: &quot;O'Keefe&quot;, &quot;given&quot;: &quot;J&quot;, &quot;non-dropping-particle&quot;: &quot;&quot;, &quot;parse-names&quot;: false, &quot;suffix&quot;: &quot;&quot;}, {&quot;dropping-particle&quot;: &quot;&quot;, &quot;family&quot;: &quot;Dostrovsky&quot;, &quot;given&quot;: &quot;J&quot;, &quot;non-dropping-particle&quot;: &quot;&quot;, &quot;parse-names&quot;: false, &quot;suffix&quot;: &quot;&quot;}], &quot;container-title&quot;: &quot;Brain research&quot;, &quot;id&quot;: &quot;ITEM-1&quot;, &quot;issue&quot;: &quot;1&quot;, &quot;issued&quot;: {&quot;date-parts&quot;: [[&quot;1971&quot;, &quot;11&quot;]]}, &quot;language&quot;: &quot;eng&quot;, &quot;page&quot;: &quot;171-175&quot;, &quot;publisher-place&quot;: &quot;Netherlands&quot;, &quot;title&quot;: &quot;The hippocampus as a spatial map. Preliminary evidence from unit activity in the  freely-moving rat.&quot;, &quot;type&quot;: &quot;article-journal&quot;, &quot;volume&quot;: &quot;34&quot;}, &quot;uris&quot;: [&quot;http://www.mendeley.com/documents/?uuid=f7ee3582-b36f-42e1-9c09-f1d9a774f90c&quot;]}], &quot;mendeley&quot;: {&quot;formattedCitation&quot;: &quot;(O\u2019Keefe &amp; Dostrovsky, 1971)&quot;, &quot;plainTextFormattedCitation&quot;: &quot;(O\u2019Keefe &amp; Dostrovsky, 1971)&quot;, &quot;previouslyFormattedCitation&quot;: &quot;(O\u2019Keefe &amp; Dostrovsky, 1971)&quot;}, &quot;properties&quot;: {&quot;noteIndex&quot;: 0}, &quot;schema&quot;: &quot;https://github.com/citation-style-language/schema/raw/master/csl-citation.json&quot;} RNDJq9yWCzkNe"/><text:span text:style-name="T7">, Grid Cells </text:span><text:reference-mark-start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4">(Fyhn et al., 2004; Hafting et al., 2005)</text:span><text:reference-mark-end text:name="ADDIN CSL_CITATION {&quot;citationItems&quot;: [{&quot;id&quot;: &quot;ITEM-1&quot;, &quot;itemData&quot;: {&quot;DOI&quot;: &quot;10.1126/science.1099901&quot;, &quot;ISSN&quot;: &quot;1095-9203 (Electronic)&quot;, &quot;PMID&quot;: &quot;15333832&quot;, &quot;abstract&quot;: &quot;As the interface between hippocampus and neocortex, the entorhinal cortex is  likely to play a pivotal role in memory. To determine how information is represented in this area, we measured spatial modulation of neural activity in layers of medial entorhinal cortex projecting to the hippocampus. Close to the postrhinal-entorhinal border, entorhinal neurons had stable and discrete multipeaked place fields, predicting the rat's location as accurately as place cells in the hippocampus. Precise positional modulation was not observed more ventromedially in the entorhinal cortex or upstream in the postrhinal cortex, suggesting that sensory input is transformed into durable allocentric spatial representations internally in the dorsocaudal medial entorhinal cortex.&quot;, &quot;author&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Witter&quot;, &quot;given&quot;: &quot;Menno P&quot;, &quot;non-dropping-particle&quot;: &quot;&quot;, &quot;parse-names&quot;: false, &quot;suffix&quot;: &quot;&quot;}, {&quot;dropping-particle&quot;: &quot;&quot;, &quot;family&quot;: &quot;Moser&quot;, &quot;given&quot;: &quot;Edvard I&quot;, &quot;non-dropping-particle&quot;: &quot;&quot;, &quot;parse-names&quot;: false, &quot;suffix&quot;: &quot;&quot;}, {&quot;dropping-particle&quot;: &quot;&quot;, &quot;family&quot;: &quot;Moser&quot;, &quot;given&quot;: &quot;May-Britt&quot;, &quot;non-dropping-particle&quot;: &quot;&quot;, &quot;parse-names&quot;: false, &quot;suffix&quot;: &quot;&quot;}], &quot;container-title&quot;: &quot;Science (New York, N.Y.)&quot;, &quot;id&quot;: &quot;ITEM-1&quot;, &quot;issue&quot;: &quot;5688&quot;, &quot;issued&quot;: {&quot;date-parts&quot;: [[&quot;2004&quot;, &quot;8&quot;]]}, &quot;language&quot;: &quot;eng&quot;, &quot;page&quot;: &quot;1258-1264&quot;, &quot;publisher-place&quot;: &quot;United States&quot;, &quot;title&quot;: &quot;Spatial representation in the entorhinal cortex.&quot;, &quot;type&quot;: &quot;article-journal&quot;, &quot;volume&quot;: &quot;305&quot;}, &quot;uris&quot;: [&quot;http://www.mendeley.com/documents/?uuid=84d89407-5e2b-4f60-9153-290528324cff&quot;]}, {&quot;id&quot;: &quot;ITEM-2&quot;, &quot;itemData&quot;: {&quot;DOI&quot;: &quot;10.1038/nature03721&quot;, &quot;ISSN&quot;: &quot;1476-4687&quot;, &quot;abstract&quot;: &quot;The ability to find one's way depends on neural algorithms that integrate information about place, distance and direction, but the implementation of these operations in cortical microcircuits is poorly understood. Here we show that the dorsocaudal medial entorhinal cortex (dMEC) contains a directionally oriented, topographically organized neural map of the spatial environment. Its key unit is the \u2018grid cell\u2019, which is activated whenever the animal's position coincides with any vertex of a regular grid of equilateral triangles spanning the surface of the environment. Grids of neighbouring cells share a common orientation and spacing, but their vertex locations (their phases) differ. The spacing and size of individual fields increase from dorsal to ventral dMEC. The map is anchored to external landmarks, but persists in their absence, suggesting that grid cells may be part of a generalized, path-integration-based map of the spatial environment.&quot;, &quot;author&quot;: [{&quot;dropping-particle&quot;: &quot;&quot;, &quot;family&quot;: &quot;Hafting&quot;, &quot;given&quot;: &quot;Torkel&quot;, &quot;non-dropping-particle&quot;: &quot;&quot;, &quot;parse-names&quot;: false, &quot;suffix&quot;: &quot;&quot;}, {&quot;dropping-particle&quot;: &quot;&quot;, &quot;family&quot;: &quot;Fyhn&quot;, &quot;given&quot;: &quot;Marianne&quot;, &quot;non-dropping-particle&quot;: &quot;&quot;, &quot;parse-names&quot;: false, &quot;suffix&quot;: &quot;&quot;}, {&quot;dropping-particle&quot;: &quot;&quot;, &quot;family&quot;: &quot;Molden&quot;, &quot;given&quot;: &quot;Sturla&quot;, &quot;non-dropping-particle&quot;: &quot;&quot;, &quot;parse-names&quot;: false, &quot;suffix&quot;: &quot;&quot;}, {&quot;dropping-particle&quot;: &quot;&quot;, &quot;family&quot;: &quot;Moser&quot;, &quot;given&quot;: &quot;May-Britt&quot;, &quot;non-dropping-particle&quot;: &quot;&quot;, &quot;parse-names&quot;: false, &quot;suffix&quot;: &quot;&quot;}, {&quot;dropping-particle&quot;: &quot;&quot;, &quot;family&quot;: &quot;Moser&quot;, &quot;given&quot;: &quot;Edvard I&quot;, &quot;non-dropping-particle&quot;: &quot;&quot;, &quot;parse-names&quot;: false, &quot;suffix&quot;: &quot;&quot;}], &quot;container-title&quot;: &quot;Nature&quot;, &quot;id&quot;: &quot;ITEM-2&quot;, &quot;issue&quot;: &quot;7052&quot;, &quot;issued&quot;: {&quot;date-parts&quot;: [[&quot;2005&quot;]]}, &quot;page&quot;: &quot;801-806&quot;, &quot;title&quot;: &quot;Microstructure of a spatial map in the entorhinal cortex&quot;, &quot;type&quot;: &quot;article-journal&quot;, &quot;volume&quot;: &quot;436&quot;}, &quot;uris&quot;: [&quot;http://www.mendeley.com/documents/?uuid=b8fb5298-b4c9-48ef-8e9b-3e34f59dfc6e&quot;]}], &quot;mendeley&quot;: {&quot;formattedCitation&quot;: &quot;(Fyhn et al., 2004; Hafting et al., 2005)&quot;, &quot;plainTextFormattedCitation&quot;: &quot;(Fyhn et al., 2004; Hafting et al., 2005)&quot;, &quot;previouslyFormattedCitation&quot;: &quot;(Fyhn et al., 2004; Hafting et al., 2005)&quot;}, &quot;properties&quot;: {&quot;noteIndex&quot;: 0}, &quot;schema&quot;: &quot;https://github.com/citation-style-language/schema/raw/master/csl-citation.json&quot;} RNDMGPFuqzGuZ"/><text:span text:style-name="T7">⁠, Head-Direction Cells </text:span><text:reference-mark-start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4">(Taube et al., 1990)</text:span><text:reference-mark-end text:name="ADDIN CSL_CITATION {&quot;citationItems&quot;: [{&quot;id&quot;: &quot;ITEM-1&quot;, &quot;itemData&quot;: {&quot;DOI&quot;: &quot;10.1523/JNEUROSCI.10-02-00420.1990&quot;, &quot;ISSN&quot;: &quot;0270-6474 (Print)&quot;, &quot;PMID&quot;: &quot;2303851&quot;, &quot;abstract&quot;: &quot;This paper is a study of the behavioral and spatial firing correlates of neurons  in the rat postsubiculum. Recordings were made from postsubicular neurons as rats moved freely throughout a cylindrical chamber, where the major cue for orientation was a white card taped to the inside wall. An automatic video/computer system monitored cell discharge while simultaneously tracking the position of 2 colored light emitting diodes (LEDs) secured to the animal's head. The animal's location was calculated from the position of one of the LEDs and head direction in the horizontal plane calculated from the relative positions of the 2 LEDs. Approximately 26% of the cells were classified as head-direction cells because they discharged as a function of the animal's head direction in the horizontal plane, independent of the animal's behavior, location, or trunk position. For each head-direction cell, vectors drawn in the direction of maximal firing were parallel throughout the recording chamber and did not converge toward a single point. Plots of firing rate versus head direction showed that each firing-rate/head-direction function was adequately described by a triangular function. Each cell's maximum firing rate occurred at only one (the preferred) head direction; firing rates at head directions on either side of the preferred direction decreased linearly with angular deviation from the preferred direction. Results from 24 head-direction cells in 7 animals showed an equal distribution of preferred firing directions over a 360 degrees angle. The peak firing rate of head-direction cells varied from 5 to 115 spikes/sec (mean: 35). The range of head-direction angles over which discharge was elevated (directional firing range) was usually about 90 degrees, with little, if any, discharge at head directions outside this range. Quantitative analysis showed the location of the animal within the cylinder had minimal effect on directional cell firing. For each head-direction cell, the preferred direction, peak firing rate, and directional firing range remained stable for days. These results identify a new cell type that signals the animal's head direction in its environment.&quot;, &quot;author&quot;: [{&quot;dropping-particle&quot;: &quot;&quot;, &quot;family&quot;: &quot;Taube&quot;, &quot;given&quot;: &quot;J S&quot;, &quot;non-dropping-particle&quot;: &quot;&quot;, &quot;parse-names&quot;: false, &quot;suffix&quot;: &quot;&quot;}, {&quot;dropping-particle&quot;: &quot;&quot;, &quot;family&quot;: &quot;Muller&quot;, &quot;given&quot;: &quot;R U&quot;, &quot;non-dropping-particle&quot;: &quot;&quot;, &quot;parse-names&quot;: false, &quot;suffix&quot;: &quot;&quot;}, {&quot;dropping-particle&quot;: &quot;&quot;, &quot;family&quot;: &quot;Ranck&quot;, &quot;given&quot;: &quot;J B Jr&quot;, &quot;non-dropping-particle&quot;: &quot;&quot;, &quot;parse-names&quot;: false, &quot;suffix&quot;: &quot;&quot;}], &quot;container-title&quot;: &quot;The Journal of neuroscience : the official journal of the Society for  Neuroscience&quot;, &quot;id&quot;: &quot;ITEM-1&quot;, &quot;issue&quot;: &quot;2&quot;, &quot;issued&quot;: {&quot;date-parts&quot;: [[&quot;1990&quot;, &quot;2&quot;]]}, &quot;language&quot;: &quot;eng&quot;, &quot;page&quot;: &quot;420-435&quot;, &quot;publisher-place&quot;: &quot;United States&quot;, &quot;title&quot;: &quot;Head-direction cells recorded from the postsubiculum in freely moving rats. I.  Description and quantitative analysis.&quot;, &quot;type&quot;: &quot;article-journal&quot;, &quot;volume&quot;: &quot;10&quot;}, &quot;uris&quot;: [&quot;http://www.mendeley.com/documents/?uuid=2172ea18-f434-4ba9-9840-690383107a91&quot;]}], &quot;mendeley&quot;: {&quot;formattedCitation&quot;: &quot;(Taube et al., 1990)&quot;, &quot;plainTextFormattedCitation&quot;: &quot;(Taube et al., 1990)&quot;, &quot;previouslyFormattedCitation&quot;: &quot;(Taube et al., 1990)&quot;}, &quot;properties&quot;: {&quot;noteIndex&quot;: 0}, &quot;schema&quot;: &quot;https://github.com/citation-style-language/schema/raw/master/csl-citation.json&quot;} RNDBc7QOH5tcz"/><text:span text:style-name="T7">⁠, along with numerous other important physiological discoveries. However, even with advances in the density of tetrode recordings, the yield of recorded cells from any given animal was often limited to &lt;100 cells. It was only with the invention of Neuropixels </text:span><text:reference-mark-start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4">(Jun et al., 2017)</text:span><text:reference-mark-end text:name="ADDIN CSL_CITATION {&quot;citationItems&quot;: [{&quot;id&quot;: &quot;ITEM-1&quot;, &quot;itemData&quot;: {&quot;DOI&quot;: &quot;10.1038/nature24636&quot;, &quot;ISSN&quot;: &quot;14764687&quot;, &quot;PMID&quot;: &quot;29120427&quot;, &quot;abstract&quot;: &quot;Sensory, motor and cognitive operations involve the coordinated action of large neuronal populations across multiple brain regions in both superficial and deep structures. Existing extracellular probes record neural activity with excellent spatial and temporal (sub-millisecond) resolution, but from only a few dozen neurons per shank. Optical Ca 2+ imaging offers more coverage but lacks the temporal resolution needed to distinguish individual spikes reliably and does not measure local field potentials. Until now, no technology compatible with use in unrestrained animals has combined high spatiotemporal resolution with large volume coverage. Here we design, fabricate and test a new silicon probe known as Neuropixels to meet this need. Each probe has 384 recording channels that can programmably address 960 complementary metal-oxide-semiconductor (CMOS) processing-compatible low-impedance TiN sites that tile a single 10-mm long, 70 \u00d7 20-\u03bcm cross-section shank. The 6 \u00d7 9-mm probe base is fabricated with the shank on a single chip. Voltage signals are filtered, amplified, multiplexed and digitized on the base, allowing the direct transmission of noise-free digital data from the probe. The combination of dense recording sites and high channel count yielded well-isolated spiking activity from hundreds of neurons per probe implanted in mice and rats. Using two probes, more than 700 well-isolated single neurons were recorded simultaneously from five brain structures in an awake mouse. The fully integrated functionality and small size of Neuropixels probes allowed large populations of neurons from several brain structures to be recorded in freely moving animals. This combination of high-performance electrode technology and scalable chip fabrication methods opens a path towards recording of brain-wide neural activity during behaviour.&quot;, &quot;author&quot;: [{&quot;dropping-particle&quot;: &quot;&quot;, &quot;family&quot;: &quot;Jun&quot;, &quot;given&quot;: &quot;James J.&quot;, &quot;non-dropping-particle&quot;: &quot;&quot;, &quot;parse-names&quot;: false, &quot;suffix&quot;: &quot;&quot;}, {&quot;dropping-particle&quot;: &quot;&quot;, &quot;family&quot;: &quot;Steinmetz&quot;, &quot;given&quot;: &quot;Nicholas A.&quot;, &quot;non-dropping-particle&quot;: &quot;&quot;, &quot;parse-names&quot;: false, &quot;suffix&quot;: &quot;&quot;}, {&quot;dropping-particle&quot;: &quot;&quot;, &quot;family&quot;: &quot;Siegle&quot;, &quot;given&quot;: &quot;Joshua H.&quot;, &quot;non-dropping-particle&quot;: &quot;&quot;, &quot;parse-names&quot;: false, &quot;suffix&quot;: &quot;&quot;}, {&quot;dropping-particle&quot;: &quot;&quot;, &quot;family&quot;: &quot;Denman&quot;, &quot;given&quot;: &quot;Daniel J.&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Barbarits&quot;, &quot;given&quot;: &quot;Brian&quot;, &quot;non-dropping-particle&quot;: &quot;&quot;, &quot;parse-names&quot;: false, &quot;suffix&quot;: &quot;&quot;}, {&quot;dropping-particle&quot;: &quot;&quot;, &quot;family&quot;: &quot;Lee&quot;, &quot;given&quot;: &quot;Albert K.&quot;, &quot;non-dropping-particle&quot;: &quot;&quot;, &quot;parse-names&quot;: false, &quot;suffix&quot;: &quot;&quot;}, {&quot;dropping-particle&quot;: &quot;&quot;, &quot;family&quot;: &quot;Anastassiou&quot;, &quot;given&quot;: &quot;Costas A.&quot;, &quot;non-dropping-particle&quot;: &quot;&quot;, &quot;parse-names&quot;: false, &quot;suffix&quot;: &quot;&quot;}, {&quot;dropping-particle&quot;: &quot;&quot;, &quot;family&quot;: &quot;Andrei&quot;, &quot;given&quot;: &quot;Alexandru&quot;, &quot;non-dropping-particle&quot;: &quot;&quot;, &quot;parse-names&quot;: false, &quot;suffix&quot;: &quot;&quot;}, {&quot;dropping-particle&quot;: &quot;&quot;, &quot;family&quot;: &quot;Aydin&quot;, &quot;given&quot;: &quot;\u00c7a\u01e7atay&quot;, &quot;non-dropping-particle&quot;: &quot;&quot;, &quot;parse-names&quot;: false, &quot;suffix&quot;: &quot;&quot;}, {&quot;dropping-particle&quot;: &quot;&quot;, &quot;family&quot;: &quot;Barbic&quot;, &quot;given&quot;: &quot;Mladen&quot;, &quot;non-dropping-particle&quot;: &quot;&quot;, &quot;parse-names&quot;: false, &quot;suffix&quot;: &quot;&quot;}, {&quot;dropping-particle&quot;: &quot;&quot;, &quot;family&quot;: &quot;Blanche&quot;, &quot;given&quot;: &quot;Timothy J.&quot;, &quot;non-dropping-particle&quot;: &quot;&quot;, &quot;parse-names&quot;: false, &quot;suffix&quot;: &quot;&quot;}, {&quot;dropping-particle&quot;: &quot;&quot;, &quot;family&quot;: &quot;Bonin&quot;, &quot;given&quot;: &quot;Vincent&quot;, &quot;non-dropping-particle&quot;: &quot;&quot;, &quot;parse-names&quot;: false, &quot;suffix&quot;: &quot;&quot;}, {&quot;dropping-particle&quot;: &quot;&quot;, &quot;family&quot;: &quot;Couto&quot;, &quot;given&quot;: &quot;Jo\u00e3o&quot;, &quot;non-dropping-particle&quot;: &quot;&quot;, &quot;parse-names&quot;: false, &quot;suffix&quot;: &quot;&quot;}, {&quot;dropping-particle&quot;: &quot;&quot;, &quot;family&quot;: &quot;Dutta&quot;, &quot;given&quot;: &quot;Barundeb&quot;, &quot;non-dropping-particle&quot;: &quot;&quot;, &quot;parse-names&quot;: false, &quot;suffix&quot;: &quot;&quot;}, {&quot;dropping-particle&quot;: &quot;&quot;, &quot;family&quot;: &quot;Gratiy&quot;, &quot;given&quot;: &quot;Sergey L.&quot;, &quot;non-dropping-particle&quot;: &quot;&quot;, &quot;parse-names&quot;: false, &quot;suffix&quot;: &quot;&quot;}, {&quot;dropping-particle&quot;: &quot;&quot;, &quot;family&quot;: &quot;Gutnisky&quot;, &quot;given&quot;: &quot;Diego A.&quot;, &quot;non-dropping-particle&quot;: &quot;&quot;, &quot;parse-names&quot;: false, &quot;suffix&quot;: &quot;&quot;}, {&quot;dropping-particle&quot;: &quot;&quot;, &quot;family&quot;: &quot;H\u00e4usser&quot;, &quot;given&quot;: &quot;Michael&quot;, &quot;non-dropping-particle&quot;: &quot;&quot;, &quot;parse-names&quot;: false, &quot;suffix&quot;: &quot;&quot;}, {&quot;dropping-particle&quot;: &quot;&quot;, &quot;family&quot;: &quot;Karsh&quot;, &quot;given&quot;: &quot;Bill&quot;, &quot;non-dropping-particle&quot;: &quot;&quot;, &quot;parse-names&quot;: false, &quot;suffix&quot;: &quot;&quot;}, {&quot;dropping-particle&quot;: &quot;&quot;, &quot;family&quot;: &quot;Ledochowitsch&quot;, &quot;given&quot;: &quot;Peter&quot;, &quot;non-dropping-particle&quot;: &quot;&quot;, &quot;parse-names&quot;: false, &quot;suffix&quot;: &quot;&quot;}, {&quot;dropping-particle&quot;: &quot;&quot;, &quot;family&quot;: &quot;Lopez&quot;, &quot;given&quot;: &quot;Carolina Mora&quot;, &quot;non-dropping-particle&quot;: &quot;&quot;, &quot;parse-names&quot;: false, &quot;suffix&quot;: &quot;&quot;}, {&quot;dropping-particle&quot;: &quot;&quot;, &quot;family&quot;: &quot;Mitelut&quot;, &quot;given&quot;: &quot;Catalin&quot;, &quot;non-dropping-particle&quot;: &quot;&quot;, &quot;parse-names&quot;: false, &quot;suffix&quot;: &quot;&quot;}, {&quot;dropping-particle&quot;: &quot;&quot;, &quot;family&quot;: &quot;Musa&quot;, &quot;given&quot;: &quot;Silke&quot;, &quot;non-dropping-particle&quot;: &quot;&quot;, &quot;parse-names&quot;: false, &quot;suffix&quot;: &quot;&quot;}, {&quot;dropping-particle&quot;: &quot;&quot;, &quot;family&quot;: &quot;Okun&quot;, &quot;given&quot;: &quot;Michael&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Putzeys&quot;, &quot;given&quot;: &quot;Jan&quot;, &quot;non-dropping-particle&quot;: &quot;&quot;, &quot;parse-names&quot;: false, &quot;suffix&quot;: &quot;&quot;}, {&quot;dropping-particle&quot;: &quot;&quot;, &quot;family&quot;: &quot;Rich&quot;, &quot;given&quot;: &quot;P. Dylan&quot;, &quot;non-dropping-particle&quot;: &quot;&quot;, &quot;parse-names&quot;: false, &quot;suffix&quot;: &quot;&quot;}, {&quot;dropping-particle&quot;: &quot;&quot;, &quot;family&quot;: &quot;Rossant&quot;, &quot;given&quot;: &quot;Cyrille&quot;, &quot;non-dropping-particle&quot;: &quot;&quot;, &quot;parse-names&quot;: false, &quot;suffix&quot;: &quot;&quot;}, {&quot;dropping-particle&quot;: &quot;&quot;, &quot;family&quot;: &quot;Sun&quot;, &quot;given&quot;: &quot;Wei Lung&quot;, &quot;non-dropping-particle&quot;: &quot;&quot;, &quot;parse-names&quot;: false, &quot;suffix&quot;: &quot;&quot;}, {&quot;dropping-particle&quot;: &quot;&quot;, &quot;family&quot;: &quot;Svoboda&quot;, &quot;given&quot;: &quot;Karel&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dropping-particle&quot;: &quot;&quot;, &quot;family&quot;: &quot;Koch&quot;, &quot;given&quot;: &quot;Christof&quot;, &quot;non-dropping-particle&quot;: &quot;&quot;, &quot;parse-names&quot;: false, &quot;suffix&quot;: &quot;&quot;}, {&quot;dropping-particle&quot;: &quot;&quot;, &quot;family&quot;: &quot;O'Keefe&quot;, &quot;given&quot;: &quot;John&quot;, &quot;non-dropping-particle&quot;: &quot;&quot;, &quot;parse-names&quot;: false, &quot;suffix&quot;: &quot;&quot;}, {&quot;dropping-particle&quot;: &quot;&quot;, &quot;family&quot;: &quot;Harris&quot;, &quot;given&quot;: &quot;Timothy D.&quot;, &quot;non-dropping-particle&quot;: &quot;&quot;, &quot;parse-names&quot;: false, &quot;suffix&quot;: &quot;&quot;}], &quot;container-title&quot;: &quot;Nature&quot;, &quot;id&quot;: &quot;ITEM-1&quot;, &quot;issue&quot;: &quot;7679&quot;, &quot;issued&quot;: {&quot;date-parts&quot;: [[&quot;2017&quot;]]}, &quot;page&quot;: &quot;232-236&quot;, &quot;publisher&quot;: &quot;Nature Publishing Group&quot;, &quot;title&quot;: &quot;Fully integrated silicon probes for high-density recording of neural activity&quot;, &quot;type&quot;: &quot;article-journal&quot;, &quot;volume&quot;: &quot;551&quot;}, &quot;uris&quot;: [&quot;http://www.mendeley.com/documents/?uuid=f77f2d4d-75da-47c1-a752-ddb45e5f1e84&quot;]}], &quot;mendeley&quot;: {&quot;formattedCitation&quot;: &quot;(Jun et al., 2017)&quot;, &quot;plainTextFormattedCitation&quot;: &quot;(Jun et al., 2017)&quot;, &quot;previouslyFormattedCitation&quot;: &quot;(Jun et al., 2017)&quot;}, &quot;properties&quot;: {&quot;noteIndex&quot;: 0}, &quot;schema&quot;: &quot;https://github.com/citation-style-language/schema/raw/master/csl-citation.json&quot;} RND0cQxs3olDo"/><text:span text:style-name="T7">⁠ that this yield could be expanded to ~1000 cells. At the time when I had started my experiments for this Thesis, the only way to get more cells per animal, was to use Imaging based techniques, such as Calcium Imaging by Two-Photon Microscopy </text:span><text:reference-mark-start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4">(Denk et al., 1990; Stosiek et al., 2003)</text:span><text:reference-mark-end text:name="ADDIN CSL_CITATION {&quot;citationItems&quot;: [{&quot;id&quot;: &quot;ITEM-1&quot;, &quot;itemData&quot;: {&quot;DOI&quot;: &quot;10.1073/pnas.1232232100&quot;, &quot;ISBN&quot;: &quot;0027-8424 (Print)\\r0027-8424 (Linking)&quot;, &quot;ISSN&quot;: &quot;0027-8424&quot;, &quot;PMID&quot;: &quot;12777621&quot;, &quot;abstract&quot;: &quot;Two-photon calcium imaging is a powerful means for monitoring the activity of distinct neurons in brain tissue in vivo. In the mammalian brain, such imaging studies have been restricted largely to calcium recordings from neurons that were individually dye-loaded through microelectrodes. Previous attempts to use membrane-permeant forms of fluorometric calcium indicators to load populations of neurons have yielded satisfactory results only in cell cultures or in slices of immature brain tissue. Here we introduce a versatile approach for loading membrane-permeant fluorescent indicator dyes in large populations of cells. We established a pressure ejection-based local dye delivery protocol that can be used for a large spectrum of membrane-permeant indicator dyes, including calcium green-1 acetoxymethyl (AM) ester, Fura-2 AM, Fluo-4 AM, and Indo-1 AM. We applied this dye-loading protocol successfully in mouse brain tissue at any developmental stage from newborn to adult in vivo and in vitro. In vivo two-photon Ca2+ recordings, obtained by imaging through the intact skull, indicated that whisker deflection-evoked Ca2+ transients occur in a subset of layer 2/3 neurons of the barrel cortex. Thus, our results demonstrate the suitability of this technique for real-time analyses of intact neuronal circuits with the resolution of individual cells.&quot;, &quot;author&quot;: [{&quot;dropping-particle&quot;: &quot;&quot;, &quot;family&quot;: &quot;Stosiek&quot;, &quot;given&quot;: &quot;Christoph&quot;, &quot;non-dropping-particle&quot;: &quot;&quot;, &quot;parse-names&quot;: false, &quot;suffix&quot;: &quot;&quot;}, {&quot;dropping-particle&quot;: &quot;&quot;, &quot;family&quot;: &quot;Garaschuk&quot;, &quot;given&quot;: &quot;Olga&quot;, &quot;non-dropping-particle&quot;: &quot;&quot;, &quot;parse-names&quot;: false, &quot;suffix&quot;: &quot;&quot;}, {&quot;dropping-particle&quot;: &quot;&quot;, &quot;family&quot;: &quot;Holthoff&quot;, &quot;given&quot;: &quot;Knut&quot;, &quot;non-dropping-particle&quot;: &quot;&quot;, &quot;parse-names&quot;: false, &quot;suffix&quot;: &quot;&quot;}, {&quot;dropping-particle&quot;: &quot;&quot;, &quot;family&quot;: &quot;Konnerth&quot;, &quot;given&quot;: &quot;Arthur&quot;, &quot;non-dropping-particle&quot;: &quot;&quot;, &quot;parse-names&quot;: false, &quot;suffix&quot;: &quot;&quot;}], &quot;container-title&quot;: &quot;Proceedings of the National Academy of Sciences of the United States of America&quot;, &quot;id&quot;: &quot;ITEM-1&quot;, &quot;issue&quot;: &quot;12&quot;, &quot;issued&quot;: {&quot;date-parts&quot;: [[&quot;2003&quot;]]}, &quot;page&quot;: &quot;7319-24&quot;, &quot;title&quot;: &quot;In vivo two-photon calcium imaging of neuronal networks.&quot;, &quot;type&quot;: &quot;article-journal&quot;, &quot;volume&quot;: &quot;100&quot;}, &quot;uris&quot;: [&quot;http://www.mendeley.com/documents/?uuid=619bc068-78f5-4429-ac9a-5dbaa67200b9&quot;]}, {&quot;id&quot;: &quot;ITEM-2&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2&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mendeley&quot;: {&quot;formattedCitation&quot;: &quot;(Denk et al., 1990; Stosiek et al., 2003)&quot;, &quot;plainTextFormattedCitation&quot;: &quot;(Denk et al., 1990; Stosiek et al., 2003)&quot;, &quot;previouslyFormattedCitation&quot;: &quot;(Denk et al., 1990; Stosiek et al., 2003)&quot;}, &quot;properties&quot;: {&quot;noteIndex&quot;: 0}, &quot;schema&quot;: &quot;https://github.com/citation-style-language/schema/raw/master/csl-citation.json&quot;} RNDAD4l8K42YL"/><text:span text:style-name="T7">⁠, albeit with a significant cost to the recording frame rate, limiting interpretation to low-pass filtered, rate based coding profiles for cells.</text:span></text:p>
      <text:p text:style-name="P30"/>
      <text:p text:style-name="P7"><text:span text:style-name="T45">The hippocampii (one in each hemisphere) of the mouse brain lie ~1 mm below the most superfical layers of cortex (just inside the cranium), a barrier typically too wide for typical 1-photon fluorescence imaging systems (Confocal, Spinning Disk, etc.). This poses a very difficult challenge for imaging preparations since there are hardware and other technical limits to how long the working distance of microscope objectives can be made. The use of 2-photon microscopy combined with combinations of cortical excavations (to aid physical access), microendoscopes, prisms to guide emitted fluorescence, have all been </text:span><text:soft-page-break/><text:span text:style-name="T45">used to achieve deep brain imaging based recordings at cellular resolution, in rodents </text:span><text:reference-mark-start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16">(Andermann et al., 2013; Aronov &amp; Tank, 2014; Attardo et al., 2015; Barretto et al., 2009; D. A. Dombeck et al., 2007, 2009, 2010; D. Dombeck &amp; Tank, 2014; Harvey et al., 2009; Murray &amp; Levene, 2012; Velasco &amp; Levene, 2014; Ziv et al., 2013)</text:span><text:reference-mark-end text:name="ADDIN CSL_CITATION {&quot;citationItems&quot;: [{&quot;id&quot;: &quot;ITEM-1&quot;, &quot;itemData&quot;: {&quot;DOI&quot;: &quot;10.1038/nature08499&quot;, &quot;ISSN&quot;: &quot;1476-4687&quot;, &quot;PMID&quot;: &quot;19829374&quot;, &quot;abstract&quot;: &quot;Hippocampal place cells encode spatial information in rate and temporal codes. To examine the mechanisms underlying hippocampal coding, here we measured the intracellular dynamics of place cells by combining in vivo whole-cell recordings with a virtual-reality system. Head-restrained mice, running on a spherical treadmill, interacted with a computer-generated visual environment to perform spatial behaviours. Robust place-cell activity was present during movement along a virtual linear track. From whole-cell recordings, we identified three subthreshold signatures of place fields: an asymmetric ramp-like depolarization of the baseline membrane potential, an increase in the amplitude of intracellular theta oscillations, and a phase precession of the intracellular theta oscillation relative to the extracellularly recorded theta rhythm. These intracellular dynamics underlie the primary features of place-cell rate and temporal codes. The virtual-reality system developed here will enable new experimental approaches to study the neural circuits underlying navigation.&quot;, &quot;author&quot;: [{&quot;dropping-particle&quot;: &quot;&quot;, &quot;family&quot;: &quot;Harvey&quot;, &quot;given&quot;: &quot;Christopher D&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Dombeck&quot;, &quot;given&quot;: &quot;Daniel A&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quot;, &quot;id&quot;: &quot;ITEM-1&quot;, &quot;issue&quot;: &quot;7266&quot;, &quot;issued&quot;: {&quot;date-parts&quot;: [[&quot;2009&quot;, &quot;10&quot;, &quot;15&quot;]]}, &quot;page&quot;: &quot;941-6&quot;, &quot;title&quot;: &quot;Intracellular dynamics of hippocampal place cells during virtual navigation.&quot;, &quot;type&quot;: &quot;article-journal&quot;, &quot;volume&quot;: &quot;461&quot;}, &quot;uris&quot;: [&quot;http://www.mendeley.com/documents/?uuid=4b1e24b7-bb55-4c60-9e19-ccc7f49e1708&quot;]}, {&quot;id&quot;: &quot;ITEM-2&quot;, &quot;itemData&quot;: {&quot;DOI&quot;: &quot;10.1523/JNEUROSCI.2985-09.2009&quot;, &quot;ISSN&quot;: &quot;1529-2401&quot;, &quot;PMID&quot;: &quot;19889987&quot;, &quot;abstract&quot;: &quot;Macroscopic (millimeter scale) functional clustering is a hallmark characteristic of motor cortex spatial organization in awake behaving mammals; however, almost no information is known about the functional micro-organization (approximately 100 microm scale). Here, we optically recorded intracellular calcium transients of layer 2/3 neurons with cellular resolution over approximately 200-microm-diameter fields in the forelimb motor cortex of mobile, head-restrained mice during two distinct movements (running and grooming). We showed that the temporal correlation between neurons was statistically larger the closer the neurons were to each other. We further explored this correlation by using two separate methods to spatially segment the neurons within each imaging field: K-means clustering and correlations between single neuron activity and mouse movements. The two methods segmented the neurons similarly and led to the conclusion that the origin of the inverse relationship between correlation and distance seen statistically was twofold: clusters of highly temporally correlated neurons were often spatially distinct from one another, and (even when the clusters were spatially intermingled) within the clusters, the more correlated the neurons were to each other, the shorter the distance between them. Our results represent a direct observation of functional clustering within the microcircuitry of the awake mouse motor cortex.&quot;, &quot;author&quot;: [{&quot;dropping-particle&quot;: &quot;&quot;, &quot;family&quot;: &quot;Dombeck&quot;, &quot;given&quot;: &quot;Daniel A&quot;, &quot;non-dropping-particle&quot;: &quot;&quot;, &quot;parse-names&quot;: false, &quot;suffix&quot;: &quot;&quot;}, {&quot;dropping-particle&quot;: &quot;&quot;, &quot;family&quot;: &quot;Graziano&quot;, &quot;given&quot;: &quot;Michael S&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The Journal of neuroscience : the official journal of the Society for Neuroscience&quot;, &quot;id&quot;: &quot;ITEM-2&quot;, &quot;issue&quot;: &quot;44&quot;, &quot;issued&quot;: {&quot;date-parts&quot;: [[&quot;2009&quot;, &quot;11&quot;, &quot;4&quot;]]}, &quot;page&quot;: &quot;13751-60&quot;, &quot;title&quot;: &quot;Functional clustering of neurons in motor cortex determined by cellular resolution imaging in awake behaving mice.&quot;, &quot;type&quot;: &quot;article-journal&quot;, &quot;volume&quot;: &quot;29&quot;}, &quot;uris&quot;: [&quot;http://www.mendeley.com/documents/?uuid=c59d674d-c141-4092-a938-93a2b89fd126&quot;]}, {&quot;id&quot;: &quot;ITEM-3&quot;, &quot;itemData&quot;: {&quot;DOI&quot;: &quot;10.1016/j.neuron.2014.08.042&quot;, &quot;ISBN&quot;: &quot;1097-4199 (Electronic)\\r0896-6273 (Linking)&quot;, &quot;ISSN&quot;: &quot;10974199&quot;, &quot;PMID&quot;: &quot;25374363&quot;, &quot;abstract&quot;: &quot;Virtual reality (VR) enables precise control of an animal's environment and otherwise impossible experimental manipulations. Neural activity in rodents hasbeen studied on virtual 1D tracks. However, 2D navigation imposes additional requirements, such as the processing of head direction and environment boundaries, and it is unknown whether the neural circuits underlying 2D representations can be sufficiently engaged in VR. We implemented a VR setup for rats, including software and large-scale electrophysiology, that supports 2D navigation by allowing rotation and walking in any direction. The entorhinal-hippocampal circuit, including place, head direction, and grid cells, showed 2D activity patterns similar to those in the real world. Furthermore, border cells were observed, and hippocampal remapping was driven by environment shape, suggesting functional processing of virtual boundaries. These results illustrate that 2D spatial representations can be engaged by visual and rotational vestibular stimuli alone and suggest a novel VR tool for studying rat navigation.&quot;, &quot;author&quot;: [{&quot;dropping-particle&quot;: &quot;&quot;, &quot;family&quot;: &quot;Aronov&quot;, &quot;given&quot;: &quot;Dmitriy&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3&quot;, &quot;issue&quot;: &quot;2&quot;, &quot;issued&quot;: {&quot;date-parts&quot;: [[&quot;2014&quot;]]}, &quot;title&quot;: &quot;Engagement of Neural Circuits Underlying 2D Spatial Navigation in a Rodent Virtual Reality System&quot;, &quot;type&quot;: &quot;article-journal&quot;, &quot;volume&quot;: &quot;84&quot;}, &quot;uris&quot;: [&quot;http://www.mendeley.com/documents/?uuid=aab52680-dffc-36e8-9cc3-9eb9936c595a&quot;]}, {&quot;id&quot;: &quot;ITEM-4&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4&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id&quot;: &quot;ITEM-5&quot;, &quot;itemData&quot;: {&quot;DOI&quot;: &quot;10.1016/j.neuron.2007.08.003&quot;, &quot;ISSN&quot;: &quot;0896-6273&quot;, &quot;PMID&quot;: &quot;17920014&quot;, &quot;abstract&quot;: &quot;We report a technique for two-photon fluorescence imaging with cellular resolution in awake, behaving mice with minimal motion artifact. The apparatus combines an upright, table-mounted two-photon microscope with a spherical treadmill consisting of a large, air-supported Styrofoam ball. Mice, with implanted cranial windows, are head restrained under the objective while their limbs rest on the ball's upper surface. Following adaptation to head restraint, mice maneuver on the spherical treadmill as their heads remain motionless. Image sequences demonstrate that running-associated brain motion is limited to approximately 2-5 microm. In addition, motion is predominantly in the focal plane, with little out-of-plane motion, making the application of a custom-designed Hidden-Markov-Model-based motion correction algorithm useful for postprocessing. Behaviorally correlated calcium transients from large neuronal and astrocytic populations were routinely measured, with an estimated motion-induced false positive error rate of &lt;5%.&quot;, &quot;author&quot;: [{&quot;dropping-particle&quot;: &quot;&quot;, &quot;family&quot;: &quot;Dombeck&quot;, &quot;given&quot;: &quot;Daniel A&quot;, &quot;non-dropping-particle&quot;: &quot;&quot;, &quot;parse-names&quot;: false, &quot;suffix&quot;: &quot;&quot;}, {&quot;dropping-particle&quot;: &quot;&quot;, &quot;family&quot;: &quot;Khabbaz&quot;, &quot;given&quot;: &quot;Anton N&quot;, &quot;non-dropping-particle&quot;: &quot;&quot;, &quot;parse-names&quot;: false, &quot;suffix&quot;: &quot;&quot;}, {&quot;dropping-particle&quot;: &quot;&quot;, &quot;family&quot;: &quot;Collman&quot;, &quot;given&quot;: &quot;Forrest&quot;, &quot;non-dropping-particle&quot;: &quot;&quot;, &quot;parse-names&quot;: false, &quot;suffix&quot;: &quot;&quot;}, {&quot;dropping-particle&quot;: &quot;&quot;, &quot;family&quot;: &quot;Adelman&quot;, &quot;given&quot;: &quot;Thomas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euron&quot;, &quot;id&quot;: &quot;ITEM-5&quot;, &quot;issue&quot;: &quot;1&quot;, &quot;issued&quot;: {&quot;date-parts&quot;: [[&quot;2007&quot;, &quot;10&quot;, &quot;4&quot;]]}, &quot;page&quot;: &quot;43-57&quot;, &quot;title&quot;: &quot;Imaging large-scale neural activity with cellular resolution in awake, mobile mice.&quot;, &quot;type&quot;: &quot;article-journal&quot;, &quot;volume&quot;: &quot;56&quot;}, &quot;uris&quot;: [&quot;http://www.mendeley.com/documents/?uuid=6f7be155-f08a-4dfa-ae4b-8a5938515403&quot;]}, {&quot;id&quot;: &quot;ITEM-6&quot;, &quot;itemData&quot;: {&quot;DOI&quot;: &quot;10.1016/j.neuron.2013.07.052&quot;, &quot;ISSN&quot;: &quot;08966273&quot;, &quot;author&quot;: [{&quot;dropping-particle&quot;: &quot;&quot;, &quot;family&quot;: &quot;Andermann&quot;, &quot;given&quot;: &quot;Mark\u00a0L.&quot;, &quot;non-dropping-particle&quot;: &quot;&quot;, &quot;parse-names&quot;: false, &quot;suffix&quot;: &quot;&quot;}, {&quot;dropping-particle&quot;: &quot;&quot;, &quot;family&quot;: &quot;Gilfoy&quot;, &quot;given&quot;: &quot;Nathan\u00a0B.&quot;, &quot;non-dropping-particle&quot;: &quot;&quot;, &quot;parse-names&quot;: false, &quot;suffix&quot;: &quot;&quot;}, {&quot;dropping-particle&quot;: &quot;&quot;, &quot;family&quot;: &quot;Goldey&quot;, &quot;given&quot;: &quot;Glenn\u00a0J.&quot;, &quot;non-dropping-particle&quot;: &quot;&quot;, &quot;parse-names&quot;: false, &quot;suffix&quot;: &quot;&quot;}, {&quot;dropping-particle&quot;: &quot;&quot;, &quot;family&quot;: &quot;Sachdev&quot;, &quot;given&quot;: &quot;Robert\u00a0N.S.&quot;, &quot;non-dropping-particle&quot;: &quot;&quot;, &quot;parse-names&quot;: false, &quot;suffix&quot;: &quot;&quot;}, {&quot;dropping-particle&quot;: &quot;&quot;, &quot;family&quot;: &quot;W\u00f6lfel&quot;, &quot;given&quot;: &quot;Markus&quot;, &quot;non-dropping-particle&quot;: &quot;&quot;, &quot;parse-names&quot;: false, &quot;suffix&quot;: &quot;&quot;}, {&quot;dropping-particle&quot;: &quot;&quot;, &quot;family&quot;: &quot;McCormick&quot;, &quot;given&quot;: &quot;David\u00a0A.&quot;, &quot;non-dropping-particle&quot;: &quot;&quot;, &quot;parse-names&quot;: false, &quot;suffix&quot;: &quot;&quot;}, {&quot;dropping-particle&quot;: &quot;&quot;, &quot;family&quot;: &quot;Reid&quot;, &quot;given&quot;: &quot;R.\u00a0Clay&quot;, &quot;non-dropping-particle&quot;: &quot;&quot;, &quot;parse-names&quot;: false, &quot;suffix&quot;: &quot;&quot;}, {&quot;dropping-particle&quot;: &quot;&quot;, &quot;family&quot;: &quot;Levene&quot;, &quot;given&quot;: &quot;Michael\u00a0J.&quot;, &quot;non-dropping-particle&quot;: &quot;&quot;, &quot;parse-names&quot;: false, &quot;suffix&quot;: &quot;&quot;}], &quot;container-title&quot;: &quot;Neuron&quot;, &quot;id&quot;: &quot;ITEM-6&quot;, &quot;issue&quot;: &quot;4&quot;, &quot;issued&quot;: {&quot;date-parts&quot;: [[&quot;2013&quot;]]}, &quot;page&quot;: &quot;900-913&quot;, &quot;title&quot;: &quot;Chronic Cellular Imaging of Entire Cortical Columns in Awake Mice Using Microprisms&quot;, &quot;type&quot;: &quot;article-journal&quot;, &quot;volume&quot;: &quot;80&quot;}, &quot;uris&quot;: [&quot;http://www.mendeley.com/documents/?uuid=e93ccdd4-306e-498f-9a3b-d855f4605273&quot;]}, {&quot;id&quot;: &quot;ITEM-7&quot;, &quot;itemData&quot;: {&quot;DOI&quot;: &quot;10.1117/1.JBO.17.2.021106&quot;, &quot;ISSN&quot;: &quot;10833668&quot;, &quot;author&quot;: [{&quot;dropping-particle&quot;: &quot;&quot;, &quot;family&quot;: &quot;Murray&quot;, &quot;given&quot;: &quot;Teresa A.&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Journal of Biomedical Optics&quot;, &quot;id&quot;: &quot;ITEM-7&quot;, &quot;issue&quot;: &quot;2&quot;, &quot;issued&quot;: {&quot;date-parts&quot;: [[&quot;2012&quot;]]}, &quot;page&quot;: &quot;021106&quot;, &quot;title&quot;: &quot;Singlet gradient index lens for deep in vivo multiphoton microscopy&quot;, &quot;type&quot;: &quot;article-journal&quot;, &quot;volume&quot;: &quot;17&quot;}, &quot;uris&quot;: [&quot;http://www.mendeley.com/documents/?uuid=9155d039-956a-4a77-b45d-bb481ff3dcd2&quot;]}, {&quot;id&quot;: &quot;ITEM-8&quot;, &quot;itemData&quot;: {&quot;DOI&quot;: &quot;10.1364/BOE.5.001700&quot;, &quot;ISSN&quot;: &quot;2156-7085&quot;, &quot;PMID&quot;: &quot;24940533&quot;, &quot;abstract&quot;: &quot;Two-photon microscopy has been used in conjunction with micro-optics, such as GRIN lenses, to access subcortical structures in the intact mouse brain. In this study, we demonstrate the use of thick glass windows, or plugs, for high-resolution, large field-of-view two-photon imaging of the hippocampus in a live mouse. These plugs are less expensive, yield larger fields-of-view and are simpler to use than GRIN lenses while requiring less tissue removal compared to previous methods based on cortical ablation. To demonstrate the capabilities of our system, we show fluorescence images of dendritic spines in the CA1 region of the hippocampus in THY1-YFP transgenic mice.&quot;, &quot;author&quot;: [{&quot;dropping-particle&quot;: &quot;&quot;, &quot;family&quot;: &quot;Velasco&quot;, &quot;given&quot;: &quot;Mary Grace M&quot;, &quot;non-dropping-particle&quot;: &quot;&quot;, &quot;parse-names&quot;: false, &quot;suffix&quot;: &quot;&quot;}, {&quot;dropping-particle&quot;: &quot;&quot;, &quot;family&quot;: &quot;Levene&quot;, &quot;given&quot;: &quot;Michael J&quot;, &quot;non-dropping-particle&quot;: &quot;&quot;, &quot;parse-names&quot;: false, &quot;suffix&quot;: &quot;&quot;}], &quot;container-title&quot;: &quot;Biomedical optics express&quot;, &quot;id&quot;: &quot;ITEM-8&quot;, &quot;issue&quot;: &quot;6&quot;, &quot;issued&quot;: {&quot;date-parts&quot;: [[&quot;2014&quot;]]}, &quot;page&quot;: &quot;1700-8&quot;, &quot;title&quot;: &quot;In vivo two-photon microscopy of the hippocampus using glass plugs.&quot;, &quot;type&quot;: &quot;article-journal&quot;, &quot;volume&quot;: &quot;5&quot;}, &quot;uris&quot;: [&quot;http://www.mendeley.com/documents/?uuid=30bf678a-347b-4601-aa8e-bd97f45aef15&quot;]}, {&quot;id&quot;: &quot;ITEM-9&quot;, &quot;itemData&quot;: {&quot;DOI&quot;: &quot;10.1101/pdb.top081810&quot;, &quot;ISSN&quot;: &quot;1559-6095&quot;, &quot;PMID&quot;: &quot;24987148&quot;, &quot;abstract&quot;: &quot;A method for functional, cellular-resolution imaging of neural populations in awake and mobile mice is presented here. The method is based on the use of a spherical treadmill, head restraint, and motion correction software that facilitate neural imaging in the awake brain with a fixed upright two-photon microscope. These approaches have proven to be applicable to a wide range of brain regions and should help further our understanding of how neuronal population activity within the brain's microcircuitry is connected to animal behavior.&quot;, &quot;author&quot;: [{&quot;dropping-particle&quot;: &quot;&quot;, &quot;family&quot;: &quot;Dombeck&quot;, &quot;given&quot;: &quot;Daniel&quot;, &quot;non-dropping-particle&quot;: &quot;&quot;, &quot;parse-names&quot;: false, &quot;suffix&quot;: &quot;&quot;}, {&quot;dropping-particle&quot;: &quot;&quot;, &quot;family&quot;: &quot;Tank&quot;, &quot;given&quot;: &quot;David&quot;, &quot;non-dropping-particle&quot;: &quot;&quot;, &quot;parse-names&quot;: false, &quot;suffix&quot;: &quot;&quot;}], &quot;container-title&quot;: &quot;Cold Spring Harbor protocols&quot;, &quot;id&quot;: &quot;ITEM-9&quot;, &quot;issue&quot;: &quot;7&quot;, &quot;issued&quot;: {&quot;date-parts&quot;: [[&quot;2014&quot;, &quot;7&quot;]]}, &quot;page&quot;: &quot;726-36&quot;, &quot;title&quot;: &quot;Two-photon imaging of neural activity in awake mobile mice.&quot;, &quot;type&quot;: &quot;article-journal&quot;, &quot;volume&quot;: &quot;2014&quot;}, &quot;uris&quot;: [&quot;http://www.mendeley.com/documents/?uuid=d50cedee-2856-4283-9c1d-93e58c65e62a&quot;]}, {&quot;id&quot;: &quot;ITEM-10&quot;, &quot;itemData&quot;: {&quot;DOI&quot;: &quot;10.1038/nn.3329&quot;, &quot;ISSN&quot;: &quot;1546-1726&quot;, &quot;PMID&quot;: &quot;23396101&quot;, &quot;abstract&quot;: &quot;Using Ca(2+) imaging in freely behaving mice that repeatedly explored a familiar environment, we tracked thousands of CA1 pyramidal cells' place fields over weeks. Place coding was dynamic, as each day the ensemble representation of this environment involved a unique subset of cells. However, cells in the \u223c15-25% overlap between any two of these subsets retained the same place fields, which sufficed to preserve an accurate spatial representation across weeks.&quot;, &quot;author&quot;: [{&quot;dropping-particle&quot;: &quot;&quot;, &quot;family&quot;: &quot;Ziv&quot;, &quot;given&quot;: &quot;Yaniv&quot;, &quot;non-dropping-particle&quot;: &quot;&quot;, &quot;parse-names&quot;: false, &quot;suffix&quot;: &quot;&quot;}, {&quot;dropping-particle&quot;: &quot;&quot;, &quot;family&quot;: &quot;Burns&quot;, &quot;given&quot;: &quot;Laurie D&quot;, &quot;non-dropping-particle&quot;: &quot;&quot;, &quot;parse-names&quot;: false, &quot;suffix&quot;: &quot;&quot;}, {&quot;dropping-particle&quot;: &quot;&quot;, &quot;family&quot;: &quot;Cocker&quot;, &quot;given&quot;: &quot;Eric D&quot;, &quot;non-dropping-particle&quot;: &quot;&quot;, &quot;parse-names&quot;: false, &quot;suffix&quot;: &quot;&quot;}, {&quot;dropping-particle&quot;: &quot;&quot;, &quot;family&quot;: &quot;Hamel&quot;, &quot;given&quot;: &quot;Elizabeth O&quot;, &quot;non-dropping-particle&quot;: &quot;&quot;, &quot;parse-names&quot;: false, &quot;suffix&quot;: &quot;&quot;}, {&quot;dropping-particle&quot;: &quot;&quot;, &quot;family&quot;: &quot;Ghosh&quot;, &quot;given&quot;: &quot;Kunal K&quot;, &quot;non-dropping-particle&quot;: &quot;&quot;, &quot;parse-names&quot;: false, &quot;suffix&quot;: &quot;&quot;}, {&quot;dropping-particle&quot;: &quot;&quot;, &quot;family&quot;: &quot;Kitch&quot;, &quot;given&quot;: &quot;Lacey J&quot;, &quot;non-dropping-particle&quot;: &quot;&quot;, &quot;parse-names&quot;: false, &quot;suffix&quot;: &quot;&quot;}, {&quot;dropping-particle&quot;: &quot;&quot;, &quot;family&quot;: &quot;Gamal&quot;, &quot;given&quot;: &quot;Abbas&quot;, &quot;non-dropping-particle&quot;: &quot;El&quot;, &quot;parse-names&quot;: false, &quot;suffix&quot;: &quot;&quot;}, {&quot;dropping-particle&quot;: &quot;&quot;, &quot;family&quot;: &quot;Schnitzer&quot;, &quot;given&quot;: &quot;Mark J&quot;, &quot;non-dropping-particle&quot;: &quot;&quot;, &quot;parse-names&quot;: false, &quot;suffix&quot;: &quot;&quot;}], &quot;container-title&quot;: &quot;Nature neuroscience&quot;, &quot;id&quot;: &quot;ITEM-10&quot;, &quot;issue&quot;: &quot;3&quot;, &quot;issued&quot;: {&quot;date-parts&quot;: [[&quot;2013&quot;, &quot;3&quot;]]}, &quot;page&quot;: &quot;264-6&quot;, &quot;title&quot;: &quot;Long-term dynamics of CA1 hippocampal place codes.&quot;, &quot;type&quot;: &quot;article-journal&quot;, &quot;volume&quot;: &quot;16&quot;}, &quot;uris&quot;: [&quot;http://www.mendeley.com/documents/?uuid=67b177a4-03a3-4ae3-a905-f2b2e2728c4e&quot;]}, {&quot;id&quot;: &quot;ITEM-11&quot;, &quot;itemData&quot;: {&quot;DOI&quot;: &quot;10.1038/nmeth.1339&quot;, &quot;ISSN&quot;: &quot;1548-7091&quot;, &quot;author&quot;: [{&quot;dropping-particle&quot;: &quot;&quot;, &quot;family&quot;: &quot;Barretto&quot;, &quot;given&quot;: &quot;Robert P J&quot;, &quot;non-dropping-particle&quot;: &quot;&quot;, &quot;parse-names&quot;: false, &quot;suffix&quot;: &quot;&quot;}, {&quot;dropping-particle&quot;: &quot;&quot;, &quot;family&quot;: &quot;Messerschmidt&quot;, &quot;given&quot;: &quot;Bernhard&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 Methods&quot;, &quot;id&quot;: &quot;ITEM-11&quot;, &quot;issue&quot;: &quot;7&quot;, &quot;issued&quot;: {&quot;date-parts&quot;: [[&quot;2009&quot;]]}, &quot;page&quot;: &quot;511-512&quot;, &quot;publisher&quot;: &quot;Nature Publishing Group&quot;, &quot;title&quot;: &quot;In vivo fluorescence imaging with high-resolution microlenses&quot;, &quot;type&quot;: &quot;article-journal&quot;, &quot;volume&quot;: &quot;6&quot;}, &quot;uris&quot;: [&quot;http://www.mendeley.com/documents/?uuid=fe24ceee-3455-47c8-9951-0555ff9459eb&quot;]}, {&quot;id&quot;: &quot;ITEM-12&quot;, &quot;itemData&quot;: {&quot;DOI&quot;: &quot;10.1038/nature14467&quot;, &quot;ISSN&quot;: &quot;0028-0836&quot;, &quot;PMID&quot;: &quot;26098371&quot;, &quot;abstract&quot;: &quot;The mammalian hippocampus is crucial for episodic memory formation and transiently retains information for about 3-4 weeks in adult mice and longer in humans. Although neuroscientists widely believe that neural synapses are elemental sites of information storage, there has been no direct evidence that hippocampal synapses persist for time intervals commensurate with the duration of hippocampal-dependent memory. Here we tested the prediction that the lifetimes of hippocampal synapses match the longevity of hippocampal memory. By using time-lapse two-photon microendoscopy in the CA1 hippocampal area of live mice, we monitored the turnover dynamics of the pyramidal neurons' basal dendritic spines, postsynaptic structures whose turnover dynamics are thought to reflect those of excitatory synaptic connections. Strikingly, CA1 spine turnover dynamics differed sharply from those seen previously in the neocortex. Mathematical modelling revealed that the data best matched kinetic models with a single population of spines with a mean lifetime of approximately 1-2 weeks. This implies \u223c100% turnover in \u223c2-3 times this interval, a near full erasure of the synaptic connectivity pattern. Although N-methyl-d-aspartate (NMDA) receptor blockade stabilizes spines in the neocortex, in CA1 it transiently increased the rate of spine loss and thus lowered spine density. These results reveal that adult neocortical and hippocampal pyramidal neurons have divergent patterns of spine regulation and quantitatively support the idea that the transience of hippocampal-dependent memory directly reflects the turnover dynamics of hippocampal synapses.&quot;, &quot;author&quot;: [{&quot;dropping-particle&quot;: &quot;&quot;, &quot;family&quot;: &quot;Attardo&quot;, &quot;given&quot;: &quot;Alessio&quot;, &quot;non-dropping-particle&quot;: &quot;&quot;, &quot;parse-names&quot;: false, &quot;suffix&quot;: &quot;&quot;}, {&quot;dropping-particle&quot;: &quot;&quot;, &quot;family&quot;: &quot;Fitzgerald&quot;, &quot;given&quot;: &quot;James E.&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ature&quot;, &quot;id&quot;: &quot;ITEM-12&quot;, &quot;issue&quot;: &quot;7562&quot;, &quot;issued&quot;: {&quot;date-parts&quot;: [[&quot;2015&quot;, &quot;6&quot;, &quot;22&quot;]]}, &quot;page&quot;: &quot;592-6&quot;, &quot;title&quot;: &quot;Impermanence of dendritic spines in live adult CA1 hippocampus&quot;, &quot;type&quot;: &quot;article-journal&quot;, &quot;volume&quot;: &quot;523&quot;}, &quot;uris&quot;: [&quot;http://www.mendeley.com/documents/?uuid=5b433ce5-db54-459b-ac08-18c074b7a3eb&quot;]}], &quot;mendeley&quot;: {&quot;formattedCitation&quot;: &quot;(Andermann et al., 2013; Aronov &amp; Tank, 2014; Attardo et al., 2015; Barretto et al., 2009; D. A. Dombeck et al., 2007, 2009, 2010; D. Dombeck &amp; Tank, 2014; Harvey et al., 2009; Murray &amp; Levene, 2012; Velasco &amp; Levene, 2014; Ziv et al., 2013)&quot;, &quot;plainTextFormattedCitation&quot;: &quot;(Andermann et al., 2013; Aronov &amp; Tank, 2014; Attardo et al., 2015; Barretto et al., 2009; D. A. Dombeck et al., 2007, 2009, 2010; D. Dombeck &amp; Tank, 2014; Harvey et al., 2009; Murray &amp; Levene, 2012; Velasco &amp; Levene, 2014; Ziv et al., 2013)&quot;, &quot;previouslyFormattedCitation&quot;: &quot;(Andermann et al., 2013; Aronov &amp; Tank, 2014; Attardo et al., 2015; Barretto et al., 2009; D. A. Dombeck et al., 2007, 2009, 2010; D. Dombeck &amp; Tank, 2014; Harvey et al., 2009; Murray &amp; Levene, 2012; Velasco &amp; Levene, 2014; Ziv et al., 2013)&quot;}, &quot;properties&quot;: {&quot;noteIndex&quot;: 0}, &quot;schema&quot;: &quot;https://github.com/citation-style-language/schema/raw/master/csl-citation.json&quot;} RNDjHqZ972weo"/><text:span text:style-name="T45">⁠.</text:span></text:p>
      <text:p text:style-name="P13"/>
      <text:p text:style-name="P31">All imaging preparation standardizations described in this thesis invoke two-photon calcium imaging of Hippocampal CA1 cells at cellular resolution (1 pix = ~1 µm), following cortical excavations just above the left hippocampus (Dombeck et al., 2010).</text:p>
      <text:h text:style-name="P22" text:outline-level="1">Calcium Imaging <text:span text:style-name="T38">by</text:span> Two-Photon Microscopy</text:h>
      <text:p text:style-name="P26"/>
      <text:p text:style-name="P27"><text:span text:style-name="T45">Typically, as cells become activated and elicit action potentials, there is often a large concomitant influx of Ca</text:span><text:span text:style-name="T13">2+</text:span><text:span text:style-name="T45"> ions through voltage gated calcium channels all around the perisomatic membrane, amongst other cellular compartments. Several organic dyes have been developed that reversibly bind Ca</text:span><text:span text:style-name="T13">2+</text:span><text:span text:style-name="T45"> ions in the cytosol and either become fluorescent or emit greater fluorescence (often with a red shift) when in this Ca</text:span><text:span text:style-name="T13">2+</text:span><text:span text:style-name="T45">-bound state </text:span><text:reference-mark-start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16">(Paredes et al., 2008)</text:span><text:reference-mark-end text:name="ADDIN CSL_CITATION {&quot;citationItems&quot;: [{&quot;id&quot;: &quot;ITEM-1&quot;, &quot;itemData&quot;: {&quot;DOI&quot;: &quot;10.1016/j.ymeth.2008.09.025&quot;, &quot;ISSN&quot;: &quot;1095-9130 (Electronic)&quot;, &quot;PMID&quot;: &quot;18929663&quot;, &quot;abstract&quot;: &quot;Our understanding of the underlying mechanisms of Ca2+ signaling as well as our  appreciation for its ubiquitous role in cellular processes has been rapidly advanced, in large part, due to the development of fluorescent Ca2+ indicators. In this chapter, we discuss some of the most common chemical Ca2+ indicators that are widely used for the investigation of intracellular Ca2+ signaling. Advantages, limitations and relevant procedures will be presented for each dye including their spectral qualities, dissociation constants, chemical forms, loading methods and equipment for optimal imaging. Chemical indicators now available allow for intracellular Ca2+ detection over a very large range (&lt;50 nM to &gt;50 microM). High affinity indicators can be used to quantify Ca2+ levels in the cytosol while lower affinity indicators can be optimized for measuring Ca2+ in subcellular compartments with higher concentrations. Indicators can be classified into either single wavelength or ratiometric dyes. Both classes require specific lasers, filters, and/or detection methods that are dependent upon their spectral properties and both classes have advantages and limitations. Single wavelength indicators are generally very bright and optimal for Ca2+ detection when more than one fluorophore is being imaged. Ratiometric indicators can be calibrated very precisely and they minimize the most common problems associated with chemical Ca2+ indicators including uneven dye loading, leakage, photobleaching, and changes in cell volume. Recent technical advances that permit in vivo Ca2+ measurements will also be discussed.&quot;, &quot;author&quot;: [{&quot;dropping-particle&quot;: &quot;&quot;, &quot;family&quot;: &quot;Paredes&quot;, &quot;given&quot;: &quot;R Madelaine&quot;, &quot;non-dropping-particle&quot;: &quot;&quot;, &quot;parse-names&quot;: false, &quot;suffix&quot;: &quot;&quot;}, {&quot;dropping-particle&quot;: &quot;&quot;, &quot;family&quot;: &quot;Etzler&quot;, &quot;given&quot;: &quot;Julie C&quot;, &quot;non-dropping-particle&quot;: &quot;&quot;, &quot;parse-names&quot;: false, &quot;suffix&quot;: &quot;&quot;}, {&quot;dropping-particle&quot;: &quot;&quot;, &quot;family&quot;: &quot;Watts&quot;, &quot;given&quot;: &quot;Lora Talley&quot;, &quot;non-dropping-particle&quot;: &quot;&quot;, &quot;parse-names&quot;: false, &quot;suffix&quot;: &quot;&quot;}, {&quot;dropping-particle&quot;: &quot;&quot;, &quot;family&quot;: &quot;Zheng&quot;, &quot;given&quot;: &quot;Wei&quot;, &quot;non-dropping-particle&quot;: &quot;&quot;, &quot;parse-names&quot;: false, &quot;suffix&quot;: &quot;&quot;}, {&quot;dropping-particle&quot;: &quot;&quot;, &quot;family&quot;: &quot;Lechleiter&quot;, &quot;given&quot;: &quot;James D&quot;, &quot;non-dropping-particle&quot;: &quot;&quot;, &quot;parse-names&quot;: false, &quot;suffix&quot;: &quot;&quot;}], &quot;container-title&quot;: &quot;Methods (San Diego, Calif.)&quot;, &quot;id&quot;: &quot;ITEM-1&quot;, &quot;issue&quot;: &quot;3&quot;, &quot;issued&quot;: {&quot;date-parts&quot;: [[&quot;2008&quot;, &quot;11&quot;]]}, &quot;language&quot;: &quot;eng&quot;, &quot;page&quot;: &quot;143-151&quot;, &quot;publisher-place&quot;: &quot;United States&quot;, &quot;title&quot;: &quot;Chemical calcium indicators.&quot;, &quot;type&quot;: &quot;article-journal&quot;, &quot;volume&quot;: &quot;46&quot;}, &quot;uris&quot;: [&quot;http://www.mendeley.com/documents/?uuid=13c877db-0a80-4866-a3a8-bff29a27785b&quot;]}], &quot;mendeley&quot;: {&quot;formattedCitation&quot;: &quot;(Paredes et al., 2008)&quot;, &quot;plainTextFormattedCitation&quot;: &quot;(Paredes et al., 2008)&quot;, &quot;previouslyFormattedCitation&quot;: &quot;(Paredes et al., 2008)&quot;}, &quot;properties&quot;: {&quot;noteIndex&quot;: 0}, &quot;schema&quot;: &quot;https://github.com/citation-style-language/schema/raw/master/csl-citation.json&quot;} RNDcINS0Y9kB8"/><text:span text:style-name="T45">⁠. Additionally tremendous advances in molecular biology has seen the deployment of Genetically Encoded Calcium Indicators (GECIs) that may be exogenously incorporated into the genome of target cells. These GECIs serve the same function as organic calcium dyes, but may easily be replenished in the cytosol given the cell’s natural machinery for transcription and translation, and whose Fluorescence properties can be engineered for brightness, responsivity, Ca</text:span><text:span text:style-name="T13">2+</text:span><text:span text:style-name="T45"> binding K</text:span><text:span text:style-name="T36">d</text:span><text:span text:style-name="T45">, and fluorescence emission wavelengths. The number of cells that may be recorded by fluorescence is often only limited to either the spread of the organic dye or the imaging magnification settings, allowing for yields of 100-1000.</text:span></text:p>
      <text:p text:style-name="P26"/>
      <text:p text:style-name="P27"><text:soft-page-break/><text:span text:style-name="T45">A major advancement in Fluorescence Imaging was the invention of Confocal and Multiphoton (typically two-photon) Microscopes, which allowed for unprecedented recording signal-to-noise by optical sectioning. Two-Photon Imaging itself was an important development for the neurophysiology of tissue greater than 300 µm in thickness, typical of rodent brain tissue, because it avoids wasteful excitation of imaging planes that are not in focus. The Two-Photon effect requires two photons of longer wavelength (lower energy per photon), to near instantaneously excite a fluorophore, a phenomenon that is most likely only possible at the focal point of the microscope objective lens. Additionally, longer wavelengths of excitation light can more easily penetrate deeper layers of tissue, due to comparatively lower scattering </text:span><text:span text:style-name="T49">or </text:span><text:span text:style-name="T45">Rayleigh effect </text:span><text:reference-mark-start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16">(Denk et al., 1990; Helmchen &amp; Denk, 2005)</text:span><text:reference-mark-end text:name="ADDIN CSL_CITATION {&quot;citationItems&quot;: [{&quot;id&quot;: &quot;ITEM-1&quot;, &quot;itemData&quot;: {&quot;DOI&quot;: &quot;10.1126/science.2321027&quot;, &quot;ISBN&quot;: &quot;00368075&quot;, &quot;ISSN&quot;: &quot;0036-8075&quot;, &quot;PMID&quot;: &quot;2321027&quot;, &quot;abstract&quot;: &quot;Molecular excitation by the simultaneous absorption of two photons provides intrinsic three-dimensional resolution in laser scanning fluorescence microscopy. The excitation of fluorophores having single-photon absorption in the ultraviolet with a stream of strongly focused subpicosecond pulses of red laser light has made possible fluorescence images of living cells and other microscopic objects. The fluorescence emission increased quadratically with the excitation intensity so that fluorescence and photo-bleaching were confined to the vicinity of the focal plane as expected for cooperative two-photon excitation. This technique also provides unprecedented capabilities for three-dimensional, spatially resolved photochemistry, particularly photolytic release of caged effector molecules.&quot;, &quot;author&quot;: [{&quot;dropping-particle&quot;: &quot;&quot;, &quot;family&quot;: &quot;Denk&quot;, &quot;given&quot;: &quot;W&quot;, &quot;non-dropping-particle&quot;: &quot;&quot;, &quot;parse-names&quot;: false, &quot;suffix&quot;: &quot;&quot;}, {&quot;dropping-particle&quot;: &quot;&quot;, &quot;family&quot;: &quot;Strickler&quot;, &quot;given&quot;: &quot;J H&quot;, &quot;non-dropping-particle&quot;: &quot;&quot;, &quot;parse-names&quot;: false, &quot;suffix&quot;: &quot;&quot;}, {&quot;dropping-particle&quot;: &quot;&quot;, &quot;family&quot;: &quot;Webb&quot;, &quot;given&quot;: &quot;W W&quot;, &quot;non-dropping-particle&quot;: &quot;&quot;, &quot;parse-names&quot;: false, &quot;suffix&quot;: &quot;&quot;}], &quot;container-title&quot;: &quot;Science (New York, N.Y.)&quot;, &quot;id&quot;: &quot;ITEM-1&quot;, &quot;issue&quot;: &quot;4951&quot;, &quot;issued&quot;: {&quot;date-parts&quot;: [[&quot;1990&quot;]]}, &quot;page&quot;: &quot;73-76&quot;, &quot;title&quot;: &quot;Two-photon laser scanning fluorescence microscopy.&quot;, &quot;type&quot;: &quot;article-journal&quot;, &quot;volume&quot;: &quot;248&quot;}, &quot;uris&quot;: [&quot;http://www.mendeley.com/documents/?uuid=d700a0ad-15b5-4485-9285-cb5815a13b8f&quot;]}, {&quot;id&quot;: &quot;ITEM-2&quot;, &quot;itemData&quot;: {&quot;DOI&quot;: &quot;10.1038/nmeth818&quot;, &quot;ISBN&quot;: &quot;1548-7091 (Print)\\r1548-7091 (Linking)&quot;, &quot;ISSN&quot;: &quot;1548-7091&quot;, &quot;PMID&quot;: &quot;16299478&quot;, &quot;author&quot;: [{&quot;dropping-particle&quot;: &quot;&quot;, &quot;family&quot;: &quot;Helmchen&quot;, &quot;given&quot;: &quot;Fritjof&quot;, &quot;non-dropping-particle&quot;: &quot;&quot;, &quot;parse-names&quot;: false, &quot;suffix&quot;: &quot;&quot;}, {&quot;dropping-particle&quot;: &quot;&quot;, &quot;family&quot;: &quot;Denk&quot;, &quot;given&quot;: &quot;Winfried&quot;, &quot;non-dropping-particle&quot;: &quot;&quot;, &quot;parse-names&quot;: false, &quot;suffix&quot;: &quot;&quot;}], &quot;id&quot;: &quot;ITEM-2&quot;, &quot;issue&quot;: &quot;12&quot;, &quot;issued&quot;: {&quot;date-parts&quot;: [[&quot;2005&quot;]]}, &quot;page&quot;: &quot;9&quot;, &quot;title&quot;: &quot;Deep tissue two-photon microscopy&quot;, &quot;type&quot;: &quot;article-journal&quot;, &quot;volume&quot;: &quot;2&quot;}, &quot;uris&quot;: [&quot;http://www.mendeley.com/documents/?uuid=0c1439fd-5b34-4741-8197-9c98b76d956d&quot;]}], &quot;mendeley&quot;: {&quot;formattedCitation&quot;: &quot;(Denk et al., 1990; Helmchen &amp; Denk, 2005)&quot;, &quot;plainTextFormattedCitation&quot;: &quot;(Denk et al., 1990; Helmchen &amp; Denk, 2005)&quot;, &quot;previouslyFormattedCitation&quot;: &quot;(Denk et al., 1990; Helmchen &amp; Denk, 2005)&quot;}, &quot;properties&quot;: {&quot;noteIndex&quot;: 0}, &quot;schema&quot;: &quot;https://github.com/citation-style-language/schema/raw/master/csl-citation.json&quot;} RNDImeLtXlhHk"/><text:span text:style-name="T45">⁠.</text:span></text:p>
      <text:p text:style-name="P26"/>
      <text:p text:style-name="P27"><text:span text:style-name="T45">The Hippocampus (specifically the Hippocampal CA1) was the main brain structure of interest for all my physiology experiments, and lies under about 1 mm of cortical tissue for mice, which is a depth that is difficult to image even with Two-Photon Microscopy. The typical methodology employed in such cases is to perform a cortical excavation just above the Hippocampus filling the crevice with optically clearer agarose or silicone elastomer. Even so, the Hippocampal CA1 cell body layer (Stratum Pyramidale) still lies about 150-300 µm below the external capsule and corpus callosum fibers (left intact for chronic imaging). Accordingly, we combined cortical excavation with two-photon microscopy, using a long working distance objective with a wide field of view, imaging cytosolic Ca</text:span><text:span text:style-name="T13">2+</text:span><text:span text:style-name="T45"> activity with the help of either an organic dye (OGB-1; acute imaging) or a GECI (GCaMP6f; chronic imaging).</text:span></text:p>
      <text:p text:style-name="P26"/>
      <text:p text:style-name="P26">An important perspective that has motivated the use of Imaging based physiology recordings (as opposed to Electrophysiological methods) <text:soft-page-break/>other than potential yield, is that imaging provides anatomical confirmation of any particular recorded cell, and this in turn allows for</text:p>
      <text:list xml:id="list3092987603" text:style-name="WWNum3">
        <text:list-item>
          <text:p text:style-name="P49">Unambiguous isolation of the same cell across multiple imaging sessions (across days and weeks). Single-Units are ultimately only algorithmically resolved and this can be done only for cells that are active and are represented in multiple spatially separated electrodes. However, very recently, Ashesh Dhawale and colleagues from Bence Olveczky’s lab have devised a solution to track the movement of electrodes in tissue over time and use this information to ensure chronic recording of the same units <text:reference-mark-start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text:span text:style-name="T14">(Dhawale et al., 2017)</text:span><text:reference-mark-end text:name="ADDIN CSL_CITATION {&quot;citationItems&quot;: [{&quot;id&quot;: &quot;ITEM-1&quot;, &quot;itemData&quot;: {&quot;DOI&quot;: &quot;10.7554/eLife.27702&quot;, &quot;ISSN&quot;: &quot;2050-084X&quot;, &quot;abstract&quot;: &quot;Addressing how neural circuits underlie behavior is routinely done by measuring electrical activity from single neurons in experimental sessions. While such recordings yield snapshots of neural dynamics during specified tasks, they are ill-suited for tracking single-unit activity over longer timescales relevant for most developmental and learning processes, or for capturing neural dynamics across different behavioral states. Here we describe an automated platform for continuous long-term recordings of neural activity and behavior in freely moving rodents. An unsupervised algorithm identifies and tracks the activity of single units over weeks of recording, dramatically simplifying the analysis of large datasets. Months-long recordings from motor cortex and striatum made and analyzed with our system revealed remarkable stability in basic neuronal properties, such as firing rates and inter-spike interval distributions. Interneuronal correlations and the representation of different movements and behaviors were similarly stable. This establishes the feasibility of high-throughput long-term extracellular recordings in behaving animals.&quot;, &quot;author&quot;: [{&quot;dropping-particle&quot;: &quot;&quot;, &quot;family&quot;: &quot;Dhawale&quot;, &quot;given&quot;: &quot;Ashesh K&quot;, &quot;non-dropping-particle&quot;: &quot;&quot;, &quot;parse-names&quot;: false, &quot;suffix&quot;: &quot;&quot;}, {&quot;dropping-particle&quot;: &quot;&quot;, &quot;family&quot;: &quot;Poddar&quot;, &quot;given&quot;: &quot;Rajesh&quot;, &quot;non-dropping-particle&quot;: &quot;&quot;, &quot;parse-names&quot;: false, &quot;suffix&quot;: &quot;&quot;}, {&quot;dropping-particle&quot;: &quot;&quot;, &quot;family&quot;: &quot;Wolff&quot;, &quot;given&quot;: &quot;Steffen B E&quot;, &quot;non-dropping-particle&quot;: &quot;&quot;, &quot;parse-names&quot;: false, &quot;suffix&quot;: &quot;&quot;}, {&quot;dropping-particle&quot;: &quot;&quot;, &quot;family&quot;: &quot;Normand&quot;, &quot;given&quot;: &quot;Valentin A&quot;, &quot;non-dropping-particle&quot;: &quot;&quot;, &quot;parse-names&quot;: false, &quot;suffix&quot;: &quot;&quot;}, {&quot;dropping-particle&quot;: &quot;&quot;, &quot;family&quot;: &quot;Kopelowitz&quot;, &quot;given&quot;: &quot;Evi&quot;, &quot;non-dropping-particle&quot;: &quot;&quot;, &quot;parse-names&quot;: false, &quot;suffix&quot;: &quot;&quot;}, {&quot;dropping-particle&quot;: &quot;&quot;, &quot;family&quot;: &quot;\u00d6lveczky&quot;, &quot;given&quot;: &quot;Bence P&quot;, &quot;non-dropping-particle&quot;: &quot;&quot;, &quot;parse-names&quot;: false, &quot;suffix&quot;: &quot;&quot;}], &quot;container-title&quot;: &quot;eLife&quot;, &quot;editor&quot;: [{&quot;dropping-particle&quot;: &quot;&quot;, &quot;family&quot;: &quot;King&quot;, &quot;given&quot;: &quot;Andrew J&quot;, &quot;non-dropping-particle&quot;: &quot;&quot;, &quot;parse-names&quot;: false, &quot;suffix&quot;: &quot;&quot;}], &quot;id&quot;: &quot;ITEM-1&quot;, &quot;issued&quot;: {&quot;date-parts&quot;: [[&quot;2017&quot;]]}, &quot;page&quot;: &quot;e27702&quot;, &quot;publisher&quot;: &quot;eLife Sciences Publications, Ltd&quot;, &quot;title&quot;: &quot;Automated long-term recording and analysis of neural activity in behaving animals&quot;, &quot;type&quot;: &quot;article-journal&quot;, &quot;volume&quot;: &quot;6&quot;}, &quot;uris&quot;: [&quot;http://www.mendeley.com/documents/?uuid=16859a87-2bda-417c-801a-4a5c8171ed0b&quot;]}], &quot;mendeley&quot;: {&quot;formattedCitation&quot;: &quot;(Dhawale et al., 2017)&quot;, &quot;plainTextFormattedCitation&quot;: &quot;(Dhawale et al., 2017)&quot;, &quot;previouslyFormattedCitation&quot;: &quot;(Dhawale et al., 2017)&quot;}, &quot;properties&quot;: {&quot;noteIndex&quot;: 0}, &quot;schema&quot;: &quot;https://github.com/citation-style-language/schema/raw/master/csl-citation.json&quot;} RNDLP7ir783Bk"/>⁠. This technique was not available at the time when I started my experiments for this thesis.</text:p>
        </text:list-item>
        <text:list-item>
          <text:p text:style-name="P51"><text:span text:style-name="T45">Unambiguous detection of the lack of activity in an otherwise recorded cell. Since the cell can be anatomically identified independent of activity, it is possible to observe the absence of Ca</text:span><text:span text:style-name="T13">2+</text:span><text:span text:style-name="T45"> activity. However, with the development of automated cell ROI detection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16">(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2&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3&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3&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eCQicT0Uuu"/><text:span text:style-name="T45">⁠ </text:span><text:reference-mark-start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16">(Francis et al., 2012; Maruyama et al., 2014; Mukamel et al., 2009; Pachitariu et al., 2017; Pnevmatikakis et al., 2016)</text:span><text:reference-mark-end text:name="ADDIN CSL_CITATION {&quot;citationItems&quot;: [{&quot;id&quot;: &quot;ITEM-1&quot;, &quot;itemData&quot;: {&quot;DOI&quot;: &quot;10.1152/ajpcell.00016.2012&quot;, &quot;ISSN&quot;: &quot;1522-1563 (Electronic)&quot;, &quot;PMID&quot;: &quot;22538238&quot;, &quot;abstract&quot;: &quot;Ca(2+) signals are commonly measured using fluorescent Ca(2+) indicators and  microscopy techniques, but manual analysis of Ca(2+) measurements is time consuming and subject to bias. Automated region of interest (ROI) detection algorithms have been employed for identification of Ca(2+) signals in one-dimensional line scan images, but currently there is no process to integrate acquisition and analysis of ROIs within two-dimensional time lapse image sequences. Therefore we devised a novel algorithm for rapid ROI identification and measurement based on the analysis of best-fit ellipses assigned to signals within noise-filtered image sequences. This algorithm was implemented as a plugin for ImageJ software (National Institutes of Health, Bethesda, MD). We evaluated the ability of our algorithm to detect synthetic Gaussian signal pulses embedded in background noise. The algorithm placed ROIs very near to the center of a range of signal pulses, resulting in mean signal amplitude measurements of 99.06 \u00b1 4.11% of true amplitude values. As a practical application, we evaluated both agonist-induced Ca(2+) responses in cultured endothelial cell monolayers, and subtle basal endothelial Ca(2+) dynamics in opened artery preparations. Our algorithm enabled comprehensive measurement of individual and localized cellular responses within cultured cell monolayers. It also accurately identified characteristic Ca(2+) transients, or Ca(2+) pulsars, within the endothelium of intact mouse mesenteric arteries and revealed the distribution of this basal Ca(2+) signal modality to be non-Gaussian with respect to amplitude, duration, and spatial spread. We propose that large-scale statistical evaluations made possible by our algorithm will lead to a more efficient and complete characterization of physiologic Ca(2+)-dependent signaling.&quot;, &quot;author&quot;: [{&quot;dropping-particle&quot;: &quot;&quot;, &quot;family&quot;: &quot;Francis&quot;, &quot;given&quot;: &quot;Michael&quot;, &quot;non-dropping-particle&quot;: &quot;&quot;, &quot;parse-names&quot;: false, &quot;suffix&quot;: &quot;&quot;}, {&quot;dropping-particle&quot;: &quot;&quot;, &quot;family&quot;: &quot;Qian&quot;, &quot;given&quot;: &quot;Xun&quot;, &quot;non-dropping-particle&quot;: &quot;&quot;, &quot;parse-names&quot;: false, &quot;suffix&quot;: &quot;&quot;}, {&quot;dropping-particle&quot;: &quot;&quot;, &quot;family&quot;: &quot;Charbel&quot;, &quot;given&quot;: &quot;Chim\u00e8ne&quot;, &quot;non-dropping-particle&quot;: &quot;&quot;, &quot;parse-names&quot;: false, &quot;suffix&quot;: &quot;&quot;}, {&quot;dropping-particle&quot;: &quot;&quot;, &quot;family&quot;: &quot;Ledoux&quot;, &quot;given&quot;: &quot;Jonathan&quot;, &quot;non-dropping-particle&quot;: &quot;&quot;, &quot;parse-names&quot;: false, &quot;suffix&quot;: &quot;&quot;}, {&quot;dropping-particle&quot;: &quot;&quot;, &quot;family&quot;: &quot;Parker&quot;, &quot;given&quot;: &quot;J C&quot;, &quot;non-dropping-particle&quot;: &quot;&quot;, &quot;parse-names&quot;: false, &quot;suffix&quot;: &quot;&quot;}, {&quot;dropping-particle&quot;: &quot;&quot;, &quot;family&quot;: &quot;Taylor&quot;, &quot;given&quot;: &quot;Mark S&quot;, &quot;non-dropping-particle&quot;: &quot;&quot;, &quot;parse-names&quot;: false, &quot;suffix&quot;: &quot;&quot;}], &quot;container-title&quot;: &quot;American journal of physiology. Cell physiology&quot;, &quot;id&quot;: &quot;ITEM-1&quot;, &quot;issue&quot;: &quot;3&quot;, &quot;issued&quot;: {&quot;date-parts&quot;: [[&quot;2012&quot;, &quot;8&quot;]]}, &quot;language&quot;: &quot;eng&quot;, &quot;page&quot;: &quot;C236-43&quot;, &quot;publisher-place&quot;: &quot;United States&quot;, &quot;title&quot;: &quot;Automated region of interest analysis of dynamic Ca\u00b2+ signals in image sequences.&quot;, &quot;type&quot;: &quot;article-journal&quot;, &quot;volume&quot;: &quot;303&quot;}, &quot;uris&quot;: [&quot;http://www.mendeley.com/documents/?uuid=80fce51b-a1b8-426f-ba28-b417bc9dbc3e&quot;]}, {&quot;id&quot;: &quot;ITEM-2&quot;, &quot;itemData&quot;: {&quot;DOI&quot;: &quot;10.1016/j.neunet.2014.03.007&quot;, &quot;ISSN&quot;: &quot;1879-2782 (Electronic)&quot;, &quot;PMID&quot;: &quot;24705544&quot;, &quot;abstract&quot;: &quot;We propose a cell detection algorithm using non-negative matrix factorization  (NMF) on Ca2+ imaging data. To apply NMF to Ca2+ imaging data, we use the bleaching line of the background fluorescence intensity as an a priori background constraint to make the NMF uniquely dissociate the background component from the image data. This constraint helps us to incorporate the effect of dye-bleaching and reduce the non-uniqueness of the solution. We demonstrate that in the case of noisy data, the NMF algorithm can detect cells more accurately than Mukamel's independent component analysis algorithm, a state-of-art method. We then apply the NMF algorithm to Ca2+ imaging data recorded on the local activities of subcellular structures of multiple cells in a wide area. We show that our method can decompose rapid transient components corresponding to somas and dendrites of many neurons, and furthermore, that it can decompose slow transient components probably corresponding to glial cells.&quot;, &quot;author&quot;: [{&quot;dropping-particle&quot;: &quot;&quot;, &quot;family&quot;: &quot;Maruyama&quot;, &quot;given&quot;: &quot;Ryuichi&quot;, &quot;non-dropping-particle&quot;: &quot;&quot;, &quot;parse-names&quot;: false, &quot;suffix&quot;: &quot;&quot;}, {&quot;dropping-particle&quot;: &quot;&quot;, &quot;family&quot;: &quot;Maeda&quot;, &quot;given&quot;: &quot;Kazuma&quot;, &quot;non-dropping-particle&quot;: &quot;&quot;, &quot;parse-names&quot;: false, &quot;suffix&quot;: &quot;&quot;}, {&quot;dropping-particle&quot;: &quot;&quot;, &quot;family&quot;: &quot;Moroda&quot;, &quot;given&quot;: &quot;Hajime&quot;, &quot;non-dropping-particle&quot;: &quot;&quot;, &quot;parse-names&quot;: false, &quot;suffix&quot;: &quot;&quot;}, {&quot;dropping-particle&quot;: &quot;&quot;, &quot;family&quot;: &quot;Kato&quot;, &quot;given&quot;: &quot;Ichiro&quot;, &quot;non-dropping-particle&quot;: &quot;&quot;, &quot;parse-names&quot;: false, &quot;suffix&quot;: &quot;&quot;}, {&quot;dropping-particle&quot;: &quot;&quot;, &quot;family&quot;: &quot;Inoue&quot;, &quot;given&quot;: &quot;Masashi&quot;, &quot;non-dropping-particle&quot;: &quot;&quot;, &quot;parse-names&quot;: false, &quot;suffix&quot;: &quot;&quot;}, {&quot;dropping-particle&quot;: &quot;&quot;, &quot;family&quot;: &quot;Miyakawa&quot;, &quot;given&quot;: &quot;Hiroyoshi&quot;, &quot;non-dropping-particle&quot;: &quot;&quot;, &quot;parse-names&quot;: false, &quot;suffix&quot;: &quot;&quot;}, {&quot;dropping-particle&quot;: &quot;&quot;, &quot;family&quot;: &quot;Aonishi&quot;, &quot;given&quot;: &quot;Toru&quot;, &quot;non-dropping-particle&quot;: &quot;&quot;, &quot;parse-names&quot;: false, &quot;suffix&quot;: &quot;&quot;}], &quot;container-title&quot;: &quot;Neural networks : the official journal of the International Neural Network  Society&quot;, &quot;id&quot;: &quot;ITEM-2&quot;, &quot;issued&quot;: {&quot;date-parts&quot;: [[&quot;2014&quot;, &quot;7&quot;]]}, &quot;language&quot;: &quot;eng&quot;, &quot;page&quot;: &quot;11-19&quot;, &quot;publisher-place&quot;: &quot;United States&quot;, &quot;title&quot;: &quot;Detecting cells using non-negative matrix factorization on calcium imaging data.&quot;, &quot;type&quot;: &quot;article-journal&quot;, &quot;volume&quot;: &quot;55&quot;}, &quot;uris&quot;: [&quot;http://www.mendeley.com/documents/?uuid=e6256c4d-861d-4724-83e9-4bbc131b2ca8&quot;]}, {&quot;id&quot;: &quot;ITEM-3&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3&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id&quot;: &quot;ITEM-4&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4&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id&quot;: &quot;ITEM-5&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5&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Francis et al., 2012; Maruyama et al., 2014; Mukamel et al., 2009; Pachitariu et al., 2017; Pnevmatikakis et al., 2016)&quot;, &quot;plainTextFormattedCitation&quot;: &quot;(Francis et al., 2012; Maruyama et al., 2014; Mukamel et al., 2009; Pachitariu et al., 2017; Pnevmatikakis et al., 2016)&quot;, &quot;previouslyFormattedCitation&quot;: &quot;(Francis et al., 2012; Maruyama et al., 2014; Mukamel et al., 2009; Pachitariu et al., 2017; Pnevmatikakis et al., 2016)&quot;}, &quot;properties&quot;: {&quot;noteIndex&quot;: 0}, &quot;schema&quot;: &quot;https://github.com/citation-style-language/schema/raw/master/csl-citation.json&quot;} RNDkAoErOygiz"/><text:span text:style-name="T45"> </text:span><text:span text:style-name="T50">th</text:span><text:span text:style-name="T45">at requires activity from target ROIs to confirm cell isolation, this advantage is now no longer as applicable as when cell ROIs are drawn out by hand, a technique that I had followed for many years before switching to automated detection.</text:span></text:p>
        </text:list-item>
      </text:list>
      <text:p text:style-name="P12"/>
      <text:h text:style-name="P22" text:outline-level="1">Automated ROI detection for large-scale Calcium Imaging datasets</text:h>
      <text:p text:style-name="P12"/>
      <text:p text:style-name="P12"><text:soft-page-break/>A number of automated ROI detection algorithms have been cited in literature that require minimal user intervention, perform relatively fast identification for a large number of identified sources (putative cells). Some popular algorithms include PCA/ICA <text:reference-mark-start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text:span text:style-name="T14">(Mukamel et al., 2009)</text:span><text:reference-mark-end text:name="ADDIN CSL_CITATION {&quot;citationItems&quot;: [{&quot;id&quot;: &quot;ITEM-1&quot;, &quot;itemData&quot;: {&quot;DOI&quot;: &quot;10.1016/j.neuron.2009.08.009&quot;, &quot;ISSN&quot;: &quot;1097-4199 (Electronic)&quot;, &quot;PMID&quot;: &quot;19778505&quot;, &quot;abstract&quot;: &quot;Recent advances in fluorescence imaging permit studies of Ca(2+) dynamics in  large numbers of cells, in anesthetized and awake behaving animals. However, unlike for electrophysiological signals, standardized algorithms for assigning optically recorded signals to individual cells have not yet emerged. Here, we describe an automated sorting procedure that combines independent component analysis and image segmentation for extracting cells' locations and their dynamics with minimal human supervision. In validation studies using simulated data, automated sorting significantly improved estimation of cellular signals compared to conventional analysis based on image regions of interest. We used automated procedures to analyze data recorded by two-photon Ca(2+) imaging in the cerebellar vermis of awake behaving mice. Our analysis yielded simultaneous Ca(2+) activity traces for up to &gt;100 Purkinje cells and Bergmann glia from single recordings. Using this approach, we found microzones of Purkinje cells that were stable across behavioral states and in which synchronous Ca(2+) spiking rose significantly during locomotion.&quot;, &quot;author&quot;: [{&quot;dropping-particle&quot;: &quot;&quot;, &quot;family&quot;: &quot;Mukamel&quot;, &quot;given&quot;: &quot;Eran A&quot;, &quot;non-dropping-particle&quot;: &quot;&quot;, &quot;parse-names&quot;: false, &quot;suffix&quot;: &quot;&quot;}, {&quot;dropping-particle&quot;: &quot;&quot;, &quot;family&quot;: &quot;Nimmerjahn&quot;, &quot;given&quot;: &quot;Axel&quot;, &quot;non-dropping-particle&quot;: &quot;&quot;, &quot;parse-names&quot;: false, &quot;suffix&quot;: &quot;&quot;}, {&quot;dropping-particle&quot;: &quot;&quot;, &quot;family&quot;: &quot;Schnitzer&quot;, &quot;given&quot;: &quot;Mark J&quot;, &quot;non-dropping-particle&quot;: &quot;&quot;, &quot;parse-names&quot;: false, &quot;suffix&quot;: &quot;&quot;}], &quot;container-title&quot;: &quot;Neuron&quot;, &quot;id&quot;: &quot;ITEM-1&quot;, &quot;issue&quot;: &quot;6&quot;, &quot;issued&quot;: {&quot;date-parts&quot;: [[&quot;2009&quot;, &quot;9&quot;]]}, &quot;language&quot;: &quot;eng&quot;, &quot;page&quot;: &quot;747-760&quot;, &quot;publisher-place&quot;: &quot;United States&quot;, &quot;title&quot;: &quot;Automated analysis of cellular signals from large-scale calcium imaging data.&quot;, &quot;type&quot;: &quot;article-journal&quot;, &quot;volume&quot;: &quot;63&quot;}, &quot;uris&quot;: [&quot;http://www.mendeley.com/documents/?uuid=89fc0051-4df8-422e-b9d1-9de02a31fcdb&quot;]}], &quot;mendeley&quot;: {&quot;formattedCitation&quot;: &quot;(Mukamel et al., 2009)&quot;, &quot;plainTextFormattedCitation&quot;: &quot;(Mukamel et al., 2009)&quot;, &quot;previouslyFormattedCitation&quot;: &quot;(Mukamel et al., 2009)&quot;}, &quot;properties&quot;: {&quot;noteIndex&quot;: 0}, &quot;schema&quot;: &quot;https://github.com/citation-style-language/schema/raw/master/csl-citation.json&quot;} RNDwxIPedvREa"/>⁠, Suite2p <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text:span text:style-name="T14">(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vPNdTn1PuY"/>⁠, and Non-Negative Matrix Factorization (NNMF<text:span text:style-name="T39">)</text:span><text:reference-mark-start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15">(Pnevmatikakis et al., 2016)</text:span><text:reference-mark-end text:name="ADDIN CSL_CITATION {&quot;citationItems&quot;: [{&quot;id&quot;: &quot;ITEM-1&quot;, &quot;itemData&quot;: {&quot;DOI&quot;: &quot;https://doi.org/10.1016/j.neuron.2015.11.037&quot;, &quot;ISSN&quot;: &quot;0896-6273&quot;, &quot;abstract&quot;: &quot;Summary\nWe present a modular approach for analyzing calcium imaging recordings of large neuronal ensembles. Our goal is to simultaneously identify the locations of the neurons, demix spatially overlapping components, and denoise and deconvolve the spiking activity from the slow dynamics of the calcium indicator. Our approach relies on a constrained nonnegative matrix factorization that expresses the spatiotemporal fluorescence activity as the product of a spatial matrix that encodes the spatial footprint of each neuron in the optical field and a temporal matrix that characterizes the calcium concentration of each neuron over time. This framework is combined with a novel constrained deconvolution approach that extracts estimates of neural activity from fluorescence traces, to create a spatiotemporal processing algorithm that requires minimal parameter tuning. We demonstrate the general applicability of our method by applying it to in\u00a0vitro and in\u00a0vivo multi-neuronal imaging data, whole-brain light-sheet imaging data, and dendritic imaging data.&quot;, &quot;author&quot;: [{&quot;dropping-particle&quot;: &quot;&quot;, &quot;family&quot;: &quot;Pnevmatikakis&quot;, &quot;given&quot;: &quot;Eftychios A&quot;, &quot;non-dropping-particle&quot;: &quot;&quot;, &quot;parse-names&quot;: false, &quot;suffix&quot;: &quot;&quot;}, {&quot;dropping-particle&quot;: &quot;&quot;, &quot;family&quot;: &quot;Soudry&quot;, &quot;given&quot;: &quot;Daniel&quot;, &quot;non-dropping-particle&quot;: &quot;&quot;, &quot;parse-names&quot;: false, &quot;suffix&quot;: &quot;&quot;}, {&quot;dropping-particle&quot;: &quot;&quot;, &quot;family&quot;: &quot;Gao&quot;, &quot;given&quot;: &quot;Yuanjun&quot;, &quot;non-dropping-particle&quot;: &quot;&quot;, &quot;parse-names&quot;: false, &quot;suffix&quot;: &quot;&quot;}, {&quot;dropping-particle&quot;: &quot;&quot;, &quot;family&quot;: &quot;Machado&quot;, &quot;given&quot;: &quot;Timothy A&quot;, &quot;non-dropping-particle&quot;: &quot;&quot;, &quot;parse-names&quot;: false, &quot;suffix&quot;: &quot;&quot;}, {&quot;dropping-particle&quot;: &quot;&quot;, &quot;family&quot;: &quot;Merel&quot;, &quot;given&quot;: &quot;Josh&quot;, &quot;non-dropping-particle&quot;: &quot;&quot;, &quot;parse-names&quot;: false, &quot;suffix&quot;: &quot;&quot;}, {&quot;dropping-particle&quot;: &quot;&quot;, &quot;family&quot;: &quot;Pfau&quot;, &quot;given&quot;: &quot;David&quot;, &quot;non-dropping-particle&quot;: &quot;&quot;, &quot;parse-names&quot;: false, &quot;suffix&quot;: &quot;&quot;}, {&quot;dropping-particle&quot;: &quot;&quot;, &quot;family&quot;: &quot;Reardon&quot;, &quot;given&quot;: &quot;Thomas&quot;, &quot;non-dropping-particle&quot;: &quot;&quot;, &quot;parse-names&quot;: false, &quot;suffix&quot;: &quot;&quot;}, {&quot;dropping-particle&quot;: &quot;&quot;, &quot;family&quot;: &quot;Mu&quot;, &quot;given&quot;: &quot;Yu&quot;, &quot;non-dropping-particle&quot;: &quot;&quot;, &quot;parse-names&quot;: false, &quot;suffix&quot;: &quot;&quot;}, {&quot;dropping-particle&quot;: &quot;&quot;, &quot;family&quot;: &quot;Lacefield&quot;, &quot;given&quot;: &quot;Clay&quot;, &quot;non-dropping-particle&quot;: &quot;&quot;, &quot;parse-names&quot;: false, &quot;suffix&quot;: &quot;&quot;}, {&quot;dropping-particle&quot;: &quot;&quot;, &quot;family&quot;: &quot;Yang&quot;, &quot;given&quot;: &quot;Weijian&quot;, &quot;non-dropping-particle&quot;: &quot;&quot;, &quot;parse-names&quot;: false, &quot;suffix&quot;: &quot;&quot;}, {&quot;dropping-particle&quot;: &quot;&quot;, &quot;family&quot;: &quot;Ahrens&quot;, &quot;given&quot;: &quot;Misha&quot;, &quot;non-dropping-particle&quot;: &quot;&quot;, &quot;parse-names&quot;: false, &quot;suffix&quot;: &quot;&quot;}, {&quot;dropping-particle&quot;: &quot;&quot;, &quot;family&quot;: &quot;Bruno&quot;, &quot;given&quot;: &quot;Randy&quot;, &quot;non-dropping-particle&quot;: &quot;&quot;, &quot;parse-names&quot;: false, &quot;suffix&quot;: &quot;&quot;}, {&quot;dropping-particle&quot;: &quot;&quot;, &quot;family&quot;: &quot;Jessell&quot;, &quot;given&quot;: &quot;Thomas M&quot;, &quot;non-dropping-particle&quot;: &quot;&quot;, &quot;parse-names&quot;: false, &quot;suffix&quot;: &quot;&quot;}, {&quot;dropping-particle&quot;: &quot;&quot;, &quot;family&quot;: &quot;Peterka&quot;, &quot;given&quot;: &quot;Darcy S&quot;, &quot;non-dropping-particle&quot;: &quot;&quot;, &quot;parse-names&quot;: false, &quot;suffix&quot;: &quot;&quot;}, {&quot;dropping-particle&quot;: &quot;&quot;, &quot;family&quot;: &quot;Yuste&quot;, &quot;given&quot;: &quot;Rafael&quot;, &quot;non-dropping-particle&quot;: &quot;&quot;, &quot;parse-names&quot;: false, &quot;suffix&quot;: &quot;&quot;}, {&quot;dropping-particle&quot;: &quot;&quot;, &quot;family&quot;: &quot;Paninski&quot;, &quot;given&quot;: &quot;Liam&quot;, &quot;non-dropping-particle&quot;: &quot;&quot;, &quot;parse-names&quot;: false, &quot;suffix&quot;: &quot;&quot;}], &quot;container-title&quot;: &quot;Neuron&quot;, &quot;id&quot;: &quot;ITEM-1&quot;, &quot;issue&quot;: &quot;2&quot;, &quot;issued&quot;: {&quot;date-parts&quot;: [[&quot;2016&quot;]]}, &quot;page&quot;: &quot;285-299&quot;, &quot;title&quot;: &quot;Simultaneous Denoising, Deconvolution, and Demixing of Calcium Imaging Data&quot;, &quot;type&quot;: &quot;article-journal&quot;, &quot;volume&quot;: &quot;89&quot;}, &quot;uris&quot;: [&quot;http://www.mendeley.com/documents/?uuid=e2c6df85-8505-4dde-98b3-df22654a5d41&quot;]}], &quot;mendeley&quot;: {&quot;formattedCitation&quot;: &quot;(Pnevmatikakis et al., 2016)&quot;, &quot;plainTextFormattedCitation&quot;: &quot;(Pnevmatikakis et al., 2016)&quot;, &quot;previouslyFormattedCitation&quot;: &quot;(Pnevmatikakis et al., 2016)&quot;}, &quot;properties&quot;: {&quot;noteIndex&quot;: 0}, &quot;schema&quot;: &quot;https://github.com/citation-style-language/schema/raw/master/csl-citation.json&quot;} RNDTcKUTdvj9H"/><text:span text:style-name="T39">⁠</text:span>, which all have been developed to the extent where comparable or oftentimes much better ROI detection is achieved than as compared to the more tedious hand-drawn ROIs which scales very poorly with orders of cells recorded.</text:p>
      <text:p text:style-name="P5"><text:span text:style-name="T45">We have strictly followed Suite2p </text:span><text:reference-mark-start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16">(Pachitariu et al., 2017)</text:span><text:reference-mark-end text:name="ADDIN CSL_CITATION {&quot;citationItems&quot;: [{&quot;id&quot;: &quot;ITEM-1&quot;, &quot;itemData&quot;: {&quot;DOI&quot;: &quot;10.1101/061507&quot;, &quot;abstract&quot;: &quot;Two-photon microscopy of calcium-dependent sensors has enabled unprecedented recordings from vast populations of neurons. While the sensors and microscopes have matured over several generations of development, computational methods to process the resulting movies remain inefficient and can give results that are hard to interpret. Here we introduce Suite2p: a fast, accurate and complete pipeline that registers raw movies, detects active cells, extracts their calcium traces and infers their spike times. Suite2p runs on standard workstations, operates faster than real time, and recovers ~2 times more cells than the previous state-of-the-art method. Its low computational load allows routine detection of ~10,000 cells simultaneously with standard two-photon resonant-scanning microscopes. Recordings at this scale promise to reveal the fine structure of activity in large populations of neurons or large populations of subcellular structures such as synaptic boutons.&quot;, &quot;author&quot;: [{&quot;dropping-particle&quot;: &quot;&quot;, &quot;family&quot;: &quot;Pachitariu&quot;, &quot;given&quot;: &quot;Marius&quot;, &quot;non-dropping-particle&quot;: &quot;&quot;, &quot;parse-names&quot;: false, &quot;suffix&quot;: &quot;&quot;}, {&quot;dropping-particle&quot;: &quot;&quot;, &quot;family&quot;: &quot;Stringer&quot;, &quot;given&quot;: &quot;Carsen&quot;, &quot;non-dropping-particle&quot;: &quot;&quot;, &quot;parse-names&quot;: false, &quot;suffix&quot;: &quot;&quot;}, {&quot;dropping-particle&quot;: &quot;&quot;, &quot;family&quot;: &quot;Dipoppa&quot;, &quot;given&quot;: &quot;Mario&quot;, &quot;non-dropping-particle&quot;: &quot;&quot;, &quot;parse-names&quot;: false, &quot;suffix&quot;: &quot;&quot;}, {&quot;dropping-particle&quot;: &quot;&quot;, &quot;family&quot;: &quot;Schr\u00f6der&quot;, &quot;given&quot;: &quot;Sylvia&quot;, &quot;non-dropping-particle&quot;: &quot;&quot;, &quot;parse-names&quot;: false, &quot;suffix&quot;: &quot;&quot;}, {&quot;dropping-particle&quot;: &quot;&quot;, &quot;family&quot;: &quot;Rossi&quot;, &quot;given&quot;: &quot;L Federico&quot;, &quot;non-dropping-particle&quot;: &quot;&quot;, &quot;parse-names&quot;: false, &quot;suffix&quot;: &quot;&quot;}, {&quot;dropping-particle&quot;: &quot;&quot;, &quot;family&quot;: &quot;Dalgleish&quot;, &quot;given&quot;: &quot;Henry&quot;, &quot;non-dropping-particle&quot;: &quot;&quot;, &quot;parse-names&quot;: false, &quot;suffix&quot;: &quot;&quot;}, {&quot;dropping-particle&quot;: &quot;&quot;, &quot;family&quot;: &quot;Carandini&quot;, &quot;given&quot;: &quot;Matteo&quot;, &quot;non-dropping-particle&quot;: &quot;&quot;, &quot;parse-names&quot;: false, &quot;suffix&quot;: &quot;&quot;}, {&quot;dropping-particle&quot;: &quot;&quot;, &quot;family&quot;: &quot;Harris&quot;, &quot;given&quot;: &quot;Kenneth D&quot;, &quot;non-dropping-particle&quot;: &quot;&quot;, &quot;parse-names&quot;: false, &quot;suffix&quot;: &quot;&quot;}], &quot;container-title&quot;: &quot;bioRxiv&quot;, &quot;id&quot;: &quot;ITEM-1&quot;, &quot;issued&quot;: {&quot;date-parts&quot;: [[&quot;2017&quot;, &quot;1&quot;, &quot;1&quot;]]}, &quot;page&quot;: &quot;61507&quot;, &quot;title&quot;: &quot;Suite2p: beyond 10,000 neurons with standard two-photon microscopy&quot;, &quot;type&quot;: &quot;article-journal&quot;}, &quot;uris&quot;: [&quot;http://www.mendeley.com/documents/?uuid=0f94451d-c2f2-4830-be09-ac0882e4e919&quot;]}], &quot;mendeley&quot;: {&quot;formattedCitation&quot;: &quot;(Pachitariu et al., 2017)&quot;, &quot;plainTextFormattedCitation&quot;: &quot;(Pachitariu et al., 2017)&quot;, &quot;previouslyFormattedCitation&quot;: &quot;(Pachitariu et al., 2017)&quot;}, &quot;properties&quot;: {&quot;noteIndex&quot;: 0}, &quot;schema&quot;: &quot;https://github.com/citation-style-language/schema/raw/master/csl-citation.json&quot;} RNDmIccAlVG9h"/><text:span text:style-name="T45">⁠ for all physiological ROI (cell sources) described in this thesis.</text:span></text:p>
      <text:p text:style-name="P12"/>
      <text:h text:style-name="P22" text:outline-level="1">A brief introduction to Associative Learning <text:span text:style-name="T40">based Behaviour</text:span></text:h>
      <text:p text:style-name="P12"/>
      <text:p text:style-name="P12">Prior to the early 20th century, Structuralism was a dominant perspective in Psychology, insisting on introspection - the observation and report of one’s own mind and thoughts. Experiments and discoveries by Ivan Pavlov at the Military Medical Academy in Petrograd (St. Petersburg), eventually led to a dramatic shift in perspective, with the birth of Classical Conditioning, a type of Associative Learning. Following the very same methodology advocated by Francis Bacon (early 17th century), quantitative data from carefully conducted animal experiments were recorded, with the idea to narrow down on a small number of hypotheses that could explain experimental observations.</text:p>
      <text:p text:style-name="P12"/>
      <text:p text:style-name="P12">Ivan Pavlov provided essential demonstrations of anticipation and made tremendous progress in understanding the circumstances on which anticipation depends, and this is why Classical Conditioning is <text:soft-page-break/>also often referred to as Pavlovian Conditioning. Following Pavlov’s studies <text:reference-mark-start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text:span text:style-name="T14">(Pavlov, 1927)</text:span><text:reference-mark-end text:name="ADDIN CSL_CITATION {&quot;citationItems&quot;: [{&quot;id&quot;: &quot;ITEM-1&quot;, &quot;itemData&quot;: {&quot;abstract&quot;: &quot;The present volume is the first complete discussion of conditioned reflexes to be translated into one of the more familiar European languages. It contains 23 lectures, most of which were delivered in the spring of 1924 at the Military Medical Academy in Leningrad. After an initial discussion of historical background and of the technical methods employed, Pavlov discusses the following topics: the formation of conditioned reflexes by means of conditioned and direct stimuli; external and internal inhibition of conditioned reflexes; the analyzing and synthesizing activity of the cerebral hemisphere; irradiation and concentration of nervous processes in the cerebral cortex; mutual induction of excitation and inhibition; interaction of irradiation and concentration with induction; the cortex as a mosaic of functions; development of inhibition in the cortex under the influence of conditioned stimuli; internal inhibition and sleep as one and the same process with regard to their intimate mechanism; transition stages between the alert state and complete sleep-hypnotic stages; different types of nervous system; pathological disturbances of the cortex, result of functional and surgical interference; general characteristics of the present investigation and its special difficulties; discovery of certain errors necessitating the modification of some earlier interpretations; and the experimental results obtained with animals in their application to man. Attention is drawn to the similarity of the neuroses and psychoses to behavior observed in the dog during certain of the experiments. A bibliography is given of all papers published from Pavlov's laboratories upon the physiology of conditioned reflexes. (PsycINFO Database Record (c) 2016 APA, all rights reserved)&quot;, &quot;author&quot;: [{&quot;dropping-particle&quot;: &quot;&quot;, &quot;family&quot;: &quot;Pavlov&quot;, &quot;given&quot;: &quot;I P&quot;, &quot;non-dropping-particle&quot;: &quot;&quot;, &quot;parse-names&quot;: false, &quot;suffix&quot;: &quot;&quot;}], &quot;container-title&quot;: &quot;Conditioned reflexes: an investigation of the physiological activity of the cerebral cortex.&quot;, &quot;id&quot;: &quot;ITEM-1&quot;, &quot;issued&quot;: {&quot;date-parts&quot;: [[&quot;1927&quot;]]}, &quot;number-of-pages&quot;: &quot;xv, 430-xv, 430&quot;, &quot;publisher&quot;: &quot;Oxford Univ. Press&quot;, &quot;publisher-place&quot;: &quot;Oxford,  England&quot;, &quot;title&quot;: &quot;Conditioned reflexes: an investigation of the physiological activity of the cerebral cortex.&quot;, &quot;type&quot;: &quot;book&quot;}, &quot;uris&quot;: [&quot;http://www.mendeley.com/documents/?uuid=2113056a-b9b8-41f6-afd1-eb30986b1c9f&quot;]}], &quot;mendeley&quot;: {&quot;formattedCitation&quot;: &quot;(Pavlov, 1927)&quot;, &quot;plainTextFormattedCitation&quot;: &quot;(Pavlov, 1927)&quot;, &quot;previouslyFormattedCitation&quot;: &quot;(Pavlov, 1927)&quot;}, &quot;properties&quot;: {&quot;noteIndex&quot;: 0}, &quot;schema&quot;: &quot;https://github.com/citation-style-language/schema/raw/master/csl-citation.json&quot;} RNDGf8IFyUDZW"/>⁠, it was proposed that Classical Conditioning was a prototypical example of Association. While it does have caveats such as <text:span text:style-name="T41">covert</text:span> learning when observable behaviour may be blocked <text:reference-mark-start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text:span text:style-name="T14">(Dickinson et al., 1983; Krupa &amp; Thompson, 2003)</text:span><text:reference-mark-end text:name="ADDIN CSL_CITATION {&quot;citationItems&quot;: [{&quot;id&quot;: &quot;ITEM-1&quot;, &quot;itemData&quot;: {&quot;DOI&quot;: &quot;10.1080/14640748308400914&quot;, &quot;ISSN&quot;: &quot;1464-1321(Electronic),0272-4995(Print)&quot;, &quot;abstract&quot;: &quot;Three experiments on the conditioned suppression of licking in male hooded Lister rats examined the amount of conditioning produced by a single conditioning trial to a clicker\u2013light compound and the effect of prior conditioning to the light on the level of conditioning to the clicker. In Exp I, prior conditioning to the light, far from blocking conditioning to the clicker, actually enhanced it, whether the clicker was presented in a simultaneous compound with the light or in a serial compound preceding the light. Exp II, however, showed that this potentiation could be abolished if a trace interval was inserted between the clicker and light in the serial compound arrangement. Exp III demonstrated a significant blocking effect when a trace interval separated the clicker and light on the single compound trial. Results establish that 1-trial blocking of conditioned suppression is possible and suggest that in some earlier studies blocking may have been masked by higher-order conditioning to the target stimulus. (30 ref) (PsycINFO Database Record (c) 2018 APA, all rights reserved)&quot;, &quot;author&quot;: [{&quot;dropping-particle&quot;: &quot;&quot;, &quot;family&quot;: &quot;Dickinson&quot;, &quot;given&quot;: &quot;Anthony&quot;, &quot;non-dropping-particle&quot;: &quot;&quot;, &quot;parse-names&quot;: false, &quot;suffix&quot;: &quot;&quot;}, {&quot;dropping-particle&quot;: &quot;&quot;, &quot;family&quot;: &quot;Nicholas&quot;, &quot;given&quot;: &quot;D J&quot;, &quot;non-dropping-particle&quot;: &quot;&quot;, &quot;parse-names&quot;: false, &quot;suffix&quot;: &quot;&quot;}, {&quot;dropping-particle&quot;: &quot;&quot;, &quot;family&quot;: &quot;Mackintosh&quot;, &quot;given&quot;: &quot;N J&quot;, &quot;non-dropping-particle&quot;: &quot;&quot;, &quot;parse-names&quot;: false, &quot;suffix&quot;: &quot;&quot;}], &quot;container-title&quot;: &quot;The Quarterly Journal of Experimental Psychology B: Comparative and Physiological Psychology&quot;, &quot;id&quot;: &quot;ITEM-1&quot;, &quot;issued&quot;: {&quot;date-parts&quot;: [[&quot;1983&quot;]]}, &quot;page&quot;: &quot;67-79&quot;, &quot;publisher&quot;: &quot;Taylor &amp; Francis&quot;, &quot;publisher-place&quot;: &quot;United Kingdom&quot;, &quot;title&quot;: &quot;A re-examination of one-trial blocking in conditioned suppression.&quot;, &quot;type&quot;: &quot;article-journal&quot;, &quot;volume&quot;: &quot;35&quot;}, &quot;uris&quot;: [&quot;http://www.mendeley.com/documents/?uuid=9d9e8c0d-d585-4ad5-9a87-96c2606e7325&quot;]}, {&quot;id&quot;: &quot;ITEM-2&quot;, &quot;itemData&quot;: {&quot;DOI&quot;: &quot;10.1523/JNEUROSCI.23-33-10577.2003&quot;, &quot;author&quot;: [{&quot;dropping-particle&quot;: &quot;&quot;, &quot;family&quot;: &quot;Krupa&quot;, &quot;given&quot;: &quot;David&quot;, &quot;non-dropping-particle&quot;: &quot;&quot;, &quot;parse-names&quot;: false, &quot;suffix&quot;: &quot;&quot;}, {&quot;dropping-particle&quot;: &quot;&quot;, &quot;family&quot;: &quot;Thompson&quot;, &quot;given&quot;: &quot;Richard&quot;, &quot;non-dropping-particle&quot;: &quot;&quot;, &quot;parse-names&quot;: false, &quot;suffix&quot;: &quot;&quot;}], &quot;container-title&quot;: &quot;The Journal of neuroscience : the official journal of the Society for Neuroscience&quot;, &quot;id&quot;: &quot;ITEM-2&quot;, &quot;issued&quot;: {&quot;date-parts&quot;: [[&quot;2003&quot;, &quot;12&quot;, &quot;1&quot;]]}, &quot;page&quot;: &quot;10577-10584&quot;, &quot;title&quot;: &quot;Inhibiting the Expression of a Classically Conditioned Behavior Prevents Its Extinction&quot;, &quot;type&quot;: &quot;article-journal&quot;, &quot;volume&quot;: &quot;23&quot;}, &quot;uris&quot;: [&quot;http://www.mendeley.com/documents/?uuid=66f743b6-9197-4913-a81c-f657529bc077&quot;]}], &quot;mendeley&quot;: {&quot;formattedCitation&quot;: &quot;(Dickinson et al., 1983; Krupa &amp; Thompson, 2003)&quot;, &quot;plainTextFormattedCitation&quot;: &quot;(Dickinson et al., 1983; Krupa &amp; Thompson, 2003)&quot;, &quot;previouslyFormattedCitation&quot;: &quot;(Dickinson et al., 1983; Krupa &amp; Thompson, 2003)&quot;}, &quot;properties&quot;: {&quot;noteIndex&quot;: 0}, &quot;schema&quot;: &quot;https://github.com/citation-style-language/schema/raw/master/csl-citation.json&quot;} RND9YxbvbMbgo"/>⁠, Associative learning is rich with a variety of animals and association tasks that have been crucial to study Memory and Learning over the past century.</text:p>
      <text:p text:style-name="P12"/>
      <text:p text:style-name="P5"><text:span text:style-name="T45">Typically, animals require no prior training to elicit a behavioural or motor movement to biologically potent stimulus (appetitive or aversive), called an Unconditioned Stimulus (US). Examples include food, water, electrical shock, temperature shock, etc.. Without pairing with a US, a neutral stimulus elicits no observable response from an animal, and such a stimulus is called a Conditioned Stimulus (CS). Examples include simple auditory tones, flashes of light, </text:span><text:span text:style-name="T22">among others</text:span><text:span text:style-name="T45">.</text:span></text:p>
      <text:p text:style-name="P12"/>
      <text:p text:style-name="P5"><text:span text:style-name="T45">Classical Conditioning is both the behavioural procedure as well as the learning process that results from the pairing of a previously neutral stimulus (CS) with a biologically potent stimulus (US). Repeated pairing allows animals to make implicit associations between the CS and US, and essentially anticipate the occurrence of the US, once the CS is observed. Animals report this forecasting feat by producing the same response that they would to a US, albeit often a milder version. Typical protocols for Classical Conditioning, follow the regime of Forward pairing, </text:span><text:span text:style-name="T23">viz.,</text:span><text:span text:style-name="T45"> - the CS is presented before the US, and this temporal structure will be followed unanimously across all behaviour experiments described in this thesis.</text:span></text:p>
      <text:p text:style-name="P12"/>
      <text:p text:style-name="P12">The standardization of the behavioural task, physiological recording (imaging) preparation, as well as the custom analysis routines to look for various physiological features will be described in this thesis. <text:soft-page-break/>Combining these multi-disciplinary approaches allowed us to develop a toolkit to study Time Cells in the Hippocampus, under strict behavioural contexts.</text:p>
      <text:h text:style-name="P22" text:outline-level="1">Short Summaries of the 3 projects</text:h>
      <text:p text:style-name="P23">Project I - <text:span text:style-name="T45">How do sensory representations transform with learning?</text:span></text:p>
      <text:p text:style-name="P8"><text:span text:style-name="T51">Sensory Systems Neuroscience is a very popular field spanning studies looking at numerous brain regions and sub-regions </text:span><text:span text:style-name="T52">in </text:span><text:span text:style-name="T51">the cortex </text:span><text:span text:style-name="T53">and </text:span><text:span text:style-name="T51">hippocampus, </text:span><text:span text:style-name="T43">in vivo</text:span><text:span text:style-name="T53"> </text:span><text:reference-mark-start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17">(Andersen et al., 1993; Fassihi et al., 2017; Khan et al., 2010; Meeks et al., 2010; Petersen, 2019; Poort et al., 2015; Voelcker et al., 2022)</text:span><text:reference-mark-end text:name="ADDIN CSL_CITATION {&quot;citationItems&quot;: [{&quot;id&quot;: &quot;ITEM-1&quot;, &quot;itemData&quot;: {&quot;DOI&quot;: &quot;10.1038/nn.2546&quot;, &quot;ISSN&quot;: &quot;1546-1726 (Electronic)&quot;, &quot;PMID&quot;: &quot;20453853&quot;, &quot;abstract&quot;: &quot;In mice, nonvolatile social cues are detected and analyzed by the accessory  olfactory system (AOS). Here we provide a first view of information processing in the AOS with respect to individual chemical cues. 12 sulfated steroids, recently discovered mouse AOS ligands, caused widespread activity among vomeronasal sensory neurons (VSNs), yet VSN responses clustered into a small number of repeated functional patterns or processing streams. Downstream neurons in the accessory olfactory bulb (AOB) responded to these ligands with enhanced signal/noise compared to VSNs. Although the dendritic connectivity of AOB mitral cells suggests the capacity for broad integration, most sulfated steroid responses were well-modeled by linear excitatory drive from just one VSN processing stream. However, a substantial minority demonstrated multi-stream integration. Most VSN excitation patterns were also observed in the AOB, but excitation by estradiol sulfate processing streams was rare, suggesting AOB circuit organization is specific to the biological relevance of sensed cues.&quot;, &quot;author&quot;: [{&quot;dropping-particle&quot;: &quot;&quot;, &quot;family&quot;: &quot;Meeks&quot;, &quot;given&quot;: &quot;Julian P&quot;, &quot;non-dropping-particle&quot;: &quot;&quot;, &quot;parse-names&quot;: false, &quot;suffix&quot;: &quot;&quot;}, {&quot;dropping-particle&quot;: &quot;&quot;, &quot;family&quot;: &quot;Arnson&quot;, &quot;given&quot;: &quot;Hannah A&quot;, &quot;non-dropping-particle&quot;: &quot;&quot;, &quot;parse-names&quot;: false, &quot;suffix&quot;: &quot;&quot;}, {&quot;dropping-particle&quot;: &quot;&quot;, &quot;family&quot;: &quot;Holy&quot;, &quot;given&quot;: &quot;Timothy E&quot;, &quot;non-dropping-particle&quot;: &quot;&quot;, &quot;parse-names&quot;: false, &quot;suffix&quot;: &quot;&quot;}], &quot;container-title&quot;: &quot;Nature neuroscience&quot;, &quot;id&quot;: &quot;ITEM-1&quot;, &quot;issue&quot;: &quot;6&quot;, &quot;issued&quot;: {&quot;date-parts&quot;: [[&quot;2010&quot;, &quot;6&quot;]]}, &quot;language&quot;: &quot;eng&quot;, &quot;page&quot;: &quot;723-730&quot;, &quot;publisher-place&quot;: &quot;United States&quot;, &quot;title&quot;: &quot;Representation and transformation of sensory information in the mouse accessory  olfactory system.&quot;, &quot;type&quot;: &quot;article-journal&quot;, &quot;volume&quot;: &quot;13&quot;}, &quot;uris&quot;: [&quot;http://www.mendeley.com/documents/?uuid=e6311ad4-0a3c-4b40-b0d9-64b7220e0b9b&quot;]}, {&quot;id&quot;: &quot;ITEM-2&quot;, &quot;itemData&quot;: {&quot;DOI&quot;: &quot;https://doi.org/10.1016/0959-4388(93)90206-E&quot;, &quot;ISSN&quot;: &quot;0959-4388&quot;, &quot;abstract&quot;: &quot;Coordinate transformations are an essential aspect of behavior. They are required because sensory information is coded in the coordinates of the sensory epithelia (e.g. retina, skin) and must be transformed to the coordinates of muscles for movement. In this review we will concentrate on recent studies of visual-motor transformations. The studies show that representations of space are distributed, being specified in the activity of many cells rather than in the activity of individual cells. Furthermore, these distributed representations appear to be derived by a specific operation, which systematically combines visual signals with eye and head position signals.&quot;, &quot;author&quot;: [{&quot;dropping-particle&quot;: &quot;&quot;, &quot;family&quot;: &quot;Andersen&quot;, &quot;given&quot;: &quot;Richard A&quot;, &quot;non-dropping-particle&quot;: &quot;&quot;, &quot;parse-names&quot;: false, &quot;suffix&quot;: &quot;&quot;}, {&quot;dropping-particle&quot;: &quot;&quot;, &quot;family&quot;: &quot;Snyder&quot;, &quot;given&quot;: &quot;Lawrence H&quot;, &quot;non-dropping-particle&quot;: &quot;&quot;, &quot;parse-names&quot;: false, &quot;suffix&quot;: &quot;&quot;}, {&quot;dropping-particle&quot;: &quot;&quot;, &quot;family&quot;: &quot;Li&quot;, &quot;given&quot;: &quot;Chiang-Shan&quot;, &quot;non-dropping-particle&quot;: &quot;&quot;, &quot;parse-names&quot;: false, &quot;suffix&quot;: &quot;&quot;}, {&quot;dropping-particle&quot;: &quot;&quot;, &quot;family&quot;: &quot;Stricanne&quot;, &quot;given&quot;: &quot;Brigitte&quot;, &quot;non-dropping-particle&quot;: &quot;&quot;, &quot;parse-names&quot;: false, &quot;suffix&quot;: &quot;&quot;}], &quot;container-title&quot;: &quot;Current Opinion in Neurobiology&quot;, &quot;id&quot;: &quot;ITEM-2&quot;, &quot;issue&quot;: &quot;2&quot;, &quot;issued&quot;: {&quot;date-parts&quot;: [[&quot;1993&quot;]]}, &quot;page&quot;: &quot;171-176&quot;, &quot;title&quot;: &quot;Coordinate transformations in the representation of spatial information&quot;, &quot;type&quot;: &quot;article-journal&quot;, &quot;volume&quot;: &quot;3&quot;}, &quot;uris&quot;: [&quot;http://www.mendeley.com/documents/?uuid=58c43113-404f-4d62-84a4-efc91f06c5c9&quot;]}, {&quot;id&quot;: &quot;ITEM-3&quot;, &quot;itemData&quot;: {&quot;DOI&quot;: &quot;10.1016/j.cub.2017.05.011&quot;, &quot;ISSN&quot;: &quot;1879-0445 (Electronic)&quot;, &quot;PMID&quot;: &quot;28552362&quot;, &quot;abstract&quot;: &quot;To better understand how a stream of sensory data is transformed into a percept,  we examined neuronal activity in vibrissal sensory cortex, vS1, together with vibrissal motor cortex, vM1 (a frontal cortex target of vS1), while rats compared the intensity of two vibrations separated by an interstimulus delay. Vibrations were \&quot;noisy,\&quot; constructed by stringing together over time a sequence of velocity values sampled from a normal distribution; each vibration's mean speed was proportional to the width of the normal distribution. Durations of both stimulus 1 and stimulus 2 could vary from 100 to 600\u00a0ms. Psychometric curves reveal that rats overestimated the longer-duration stimulus-thus, perceived intensity of a vibration grew over the course of hundreds of milliseconds even while the sensory input remained, on average, stationary. Human subjects demonstrated the identical perceptual phenomenon, indicating that the underlying mechanisms of temporal integration generalize across species. The time dependence of the percept allowed us to ask to what extent neurons encoded the ongoing stimulus stream versus the animal's percept. We demonstrate that vS1 firing correlated with the local features of the vibration, whereas vM1 firing correlated with the percept: the final vM1 population state varied, as did the rat's behavior, according to both stimulus speed and stimulus duration. Moreover, vM1 populations appeared to participate in the trace of the percept of stimulus 1 as the rat awaited stimulus 2. In conclusion, the transformation of sensory data into the percept appears to involve the integration and storage of vS1 signals by vM1.&quot;, &quot;author&quot;: [{&quot;dropping-particle&quot;: &quot;&quot;, &quot;family&quot;: &quot;Fassihi&quot;, &quot;given&quot;: &quot;Arash&quot;, &quot;non-dropping-particle&quot;: &quot;&quot;, &quot;parse-names&quot;: false, &quot;suffix&quot;: &quot;&quot;}, {&quot;dropping-particle&quot;: &quot;&quot;, &quot;family&quot;: &quot;Akrami&quot;, &quot;given&quot;: &quot;Athena&quot;, &quot;non-dropping-particle&quot;: &quot;&quot;, &quot;parse-names&quot;: false, &quot;suffix&quot;: &quot;&quot;}, {&quot;dropping-particle&quot;: &quot;&quot;, &quot;family&quot;: &quot;Pulecchi&quot;, &quot;given&quot;: &quot;Francesca&quot;, &quot;non-dropping-particle&quot;: &quot;&quot;, &quot;parse-names&quot;: false, &quot;suffix&quot;: &quot;&quot;}, {&quot;dropping-particle&quot;: &quot;&quot;, &quot;family&quot;: &quot;Sch\u00f6nfelder&quot;, &quot;given&quot;: &quot;Vinzenz&quot;, &quot;non-dropping-particle&quot;: &quot;&quot;, &quot;parse-names&quot;: false, &quot;suffix&quot;: &quot;&quot;}, {&quot;dropping-particle&quot;: &quot;&quot;, &quot;family&quot;: &quot;Diamond&quot;, &quot;given&quot;: &quot;Mathew E&quot;, &quot;non-dropping-particle&quot;: &quot;&quot;, &quot;parse-names&quot;: false, &quot;suffix&quot;: &quot;&quot;}], &quot;container-title&quot;: &quot;Current biology : CB&quot;, &quot;id&quot;: &quot;ITEM-3&quot;, &quot;issue&quot;: &quot;11&quot;, &quot;issued&quot;: {&quot;date-parts&quot;: [[&quot;2017&quot;, &quot;6&quot;]]}, &quot;language&quot;: &quot;eng&quot;, &quot;page&quot;: &quot;1585-1596.e6&quot;, &quot;publisher-place&quot;: &quot;England&quot;, &quot;title&quot;: &quot;Transformation of Perception from Sensory to Motor Cortex.&quot;, &quot;type&quot;: &quot;article-journal&quot;, &quot;volume&quot;: &quot;27&quot;}, &quot;uris&quot;: [&quot;http://www.mendeley.com/documents/?uuid=b7d9658e-c9ab-4310-a57e-a175bc89207b&quot;]}, {&quot;id&quot;: &quot;ITEM-4&quot;, &quot;itemData&quot;: {&quot;DOI&quot;: &quot;10.1038/s41467-022-33249-1&quot;, &quot;ISSN&quot;: &quot;2041-1723&quot;, &quot;abstract&quot;: &quot;Sensory input arrives from thalamus in cortical layer (L) 4, which outputs predominantly to superficial layers. L4 to L2 thus constitutes one of the earliest cortical feedforward networks. Despite extensive study, the transformation performed by this network remains poorly understood. We use two-photon calcium imaging to record neural activity in L2-4 of primary vibrissal somatosensory cortex (vS1) as mice perform an object localization task with two whiskers. Touch responses sparsen and become more reliable from L4 to L2, with nearly half of the superficial touch response confined to ~1 % of excitatory neurons. These highly responsive neurons have broad receptive fields and can more accurately decode stimulus features. They participate disproportionately in ensembles, small subnetworks with elevated pairwise correlations. Thus, from L4 to L2, cortex transitions from distributed probabilistic coding to sparse and robust ensemble-based coding, resulting in more efficient and accurate representations.&quot;, &quot;author&quot;: [{&quot;dropping-particle&quot;: &quot;&quot;, &quot;family&quot;: &quot;Voelcker&quot;, &quot;given&quot;: &quot;Bettina&quot;, &quot;non-dropping-particle&quot;: &quot;&quot;, &quot;parse-names&quot;: false, &quot;suffix&quot;: &quot;&quot;}, {&quot;dropping-particle&quot;: &quot;&quot;, &quot;family&quot;: &quot;Pancholi&quot;, &quot;given&quot;: &quot;Ravi&quot;, &quot;non-dropping-particle&quot;: &quot;&quot;, &quot;parse-names&quot;: false, &quot;suffix&quot;: &quot;&quot;}, {&quot;dropping-particle&quot;: &quot;&quot;, &quot;family&quot;: &quot;Peron&quot;, &quot;given&quot;: &quot;Simon&quot;, &quot;non-dropping-particle&quot;: &quot;&quot;, &quot;parse-names&quot;: false, &quot;suffix&quot;: &quot;&quot;}], &quot;container-title&quot;: &quot;Nature Communications&quot;, &quot;id&quot;: &quot;ITEM-4&quot;, &quot;issue&quot;: &quot;1&quot;, &quot;issued&quot;: {&quot;date-parts&quot;: [[&quot;2022&quot;]]}, &quot;page&quot;: &quot;5484&quot;, &quot;title&quot;: &quot;Transformation of primary sensory cortical representations from layer 4 to layer 2&quot;, &quot;type&quot;: &quot;article-journal&quot;, &quot;volume&quot;: &quot;13&quot;}, &quot;uris&quot;: [&quot;http://www.mendeley.com/documents/?uuid=68fc6c69-7a6e-46b9-9b8b-28a345551973&quot;]}, {&quot;id&quot;: &quot;ITEM-5&quot;, &quot;itemData&quot;: {&quot;DOI&quot;: &quot;10.1002/wsbm.85&quot;, &quot;ISSN&quot;: &quot;1939-005X (Electronic)&quot;, &quot;PMID&quot;: &quot;20836051&quot;, &quot;abstract&quot;: &quot;A first key step in studying a sensory modality is to define how the brain  represents the features of the sensory stimulus. This has proven to be a challenge in olfaction, where even the stimulus features have been a matter of considerable debate. In this review, we focus on olfactory representations in the first stage of the olfactory pathway, the olfactory bulb (OB). We examine the diverging viewpoints on spatially organized versus distributed representations. We then consider how odor sampling through respiration is a key part of the odorant code. Finally, we ask how the bulb handles the challenging task of representing mixtures. We suggest that current evidence points toward a representation that is spatially organized at the inputs but later distributed, with the spatial organization not being used for much computation. Nevertheless, this is a simple representation that effectively represents multiple individual odorants, as well as odor mixtures.&quot;, &quot;author&quot;: [{&quot;dropping-particle&quot;: &quot;&quot;, &quot;family&quot;: &quot;Khan&quot;, &quot;given&quot;: &quot;Adil Ghani&quot;, &quot;non-dropping-particle&quot;: &quot;&quot;, &quot;parse-names&quot;: false, &quot;suffix&quot;: &quot;&quot;}, {&quot;dropping-particle&quot;: &quot;&quot;, &quot;family&quot;: &quot;Parthasarathy&quot;, &quot;given&quot;: &quot;K&quot;, &quot;non-dropping-particle&quot;: &quot;&quot;, &quot;parse-names&quot;: false, &quot;suffix&quot;: &quot;&quot;}, {&quot;dropping-particle&quot;: &quot;&quot;, &quot;family&quot;: &quot;Bhalla&quot;, &quot;given&quot;: &quot;Upinder Singh&quot;, &quot;non-dropping-particle&quot;: &quot;&quot;, &quot;parse-names&quot;: false, &quot;suffix&quot;: &quot;&quot;}], &quot;container-title&quot;: &quot;Wiley interdisciplinary reviews. Systems biology and medicine&quot;, &quot;id&quot;: &quot;ITEM-5&quot;, &quot;issue&quot;: &quot;5&quot;, &quot;issued&quot;: {&quot;date-parts&quot;: [[&quot;2010&quot;]]}, &quot;language&quot;: &quot;eng&quot;, &quot;page&quot;: &quot;603-611&quot;, &quot;publisher-place&quot;: &quot;United States&quot;, &quot;title&quot;: &quot;Odor representations in the mammalian olfactory bulb.&quot;, &quot;type&quot;: &quot;article-journal&quot;, &quot;volume&quot;: &quot;2&quot;}, &quot;uris&quot;: [&quot;http://www.mendeley.com/documents/?uuid=71f13ed3-e09a-47f1-bb83-dc69afb0861d&quot;]}, {&quot;id&quot;: &quot;ITEM-6&quot;, &quot;itemData&quot;: {&quot;DOI&quot;: &quot;10.1016/j.neuron.2015.05.037&quot;, &quot;ISSN&quot;: &quot;08966273&quot;, &quot;PMID&quot;: &quot;26051421&quot;, &quot;abstract&quot;: &quot;We determined how learning modifies neural representations in primary visual cortex (V1) during acquisition of a visually guided behavioral task. We imaged the activity of the same layer 2/3 neuronal populations as mice learned to discriminate two visual patterns while running through a virtual corridor, where one pattern was rewarded. Improvements in behavioral performance were closely associated with increasingly distinguishable population-level representations of task-relevant stimuli, as a result of stabilization of existing and recruitment of new neurons selective for\u00a0these stimuli. These effects correlated with the appearance of multiple task-dependent signals during learning: those that increased neuronal selectivity\u00a0across the population when expert animals engaged in the task, and those reflecting anticipation or behavioral choices specifically in neuronal subsets preferring the rewarded stimulus. Therefore, learning engages diverse mechanisms that modify sensory and non-sensory representations in V1 to adjust its processing to task requirements and the behavioral relevance of visual stimuli.&quot;, &quot;author&quot;: [{&quot;dropping-particle&quot;: &quot;&quot;, &quot;family&quot;: &quot;Poort&quot;, &quot;given&quot;: &quot;Jasper&quot;, &quot;non-dropping-particle&quot;: &quot;&quot;, &quot;parse-names&quot;: false, &quot;suffix&quot;: &quot;&quot;}, {&quot;dropping-particle&quot;: &quot;&quot;, &quot;family&quot;: &quot;Khan&quot;, &quot;given&quot;: &quot;Adil\u00a0G.&quot;, &quot;non-dropping-particle&quot;: &quot;&quot;, &quot;parse-names&quot;: false, &quot;suffix&quot;: &quot;&quot;}, {&quot;dropping-particle&quot;: &quot;&quot;, &quot;family&quot;: &quot;Pachitariu&quot;, &quot;given&quot;: &quot;Marius&quot;, &quot;non-dropping-particle&quot;: &quot;&quot;, &quot;parse-names&quot;: false, &quot;suffix&quot;: &quot;&quot;}, {&quot;dropping-particle&quot;: &quot;&quot;, &quot;family&quot;: &quot;Nemri&quot;, &quot;given&quot;: &quot;Abdellatif&quot;, &quot;non-dropping-particle&quot;: &quot;&quot;, &quot;parse-names&quot;: false, &quot;suffix&quot;: &quot;&quot;}, {&quot;dropping-particle&quot;: &quot;&quot;, &quot;family&quot;: &quot;Orsolic&quot;, &quot;given&quot;: &quot;Ivana&quot;, &quot;non-dropping-particle&quot;: &quot;&quot;, &quot;parse-names&quot;: false, &quot;suffix&quot;: &quot;&quot;}, {&quot;dropping-particle&quot;: &quot;&quot;, &quot;family&quot;: &quot;Krupic&quot;, &quot;given&quot;: &quot;Julija&quot;, &quot;non-dropping-particle&quot;: &quot;&quot;, &quot;parse-names&quot;: false, &quot;suffix&quot;: &quot;&quot;}, {&quot;dropping-particle&quot;: &quot;&quot;, &quot;family&quot;: &quot;Bauza&quot;, &quot;given&quot;: &quot;Marius&quot;, &quot;non-dropping-particle&quot;: &quot;&quot;, &quot;parse-names&quot;: false, &quot;suffix&quot;: &quot;&quot;}, {&quot;dropping-particle&quot;: &quot;&quot;, &quot;family&quot;: &quot;Sahani&quot;, &quot;given&quot;: &quot;Maneesh&quot;, &quot;non-dropping-particle&quot;: &quot;&quot;, &quot;parse-names&quot;: false, &quot;suffix&quot;: &quot;&quot;}, {&quot;dropping-particle&quot;: &quot;&quot;, &quot;family&quot;: &quot;Keller&quot;, &quot;given&quot;: &quot;Georg\u00a0B.&quot;, &quot;non-dropping-particle&quot;: &quot;&quot;, &quot;parse-names&quot;: false, &quot;suffix&quot;: &quot;&quot;}, {&quot;dropping-particle&quot;: &quot;&quot;, &quot;family&quot;: &quot;Mrsic-Flogel&quot;, &quot;given&quot;: &quot;Thomas\u00a0D.&quot;, &quot;non-dropping-particle&quot;: &quot;&quot;, &quot;parse-names&quot;: false, &quot;suffix&quot;: &quot;&quot;}, {&quot;dropping-particle&quot;: &quot;&quot;, &quot;family&quot;: &quot;Hofer&quot;, &quot;given&quot;: &quot;Sonja\u00a0B.&quot;, &quot;non-dropping-particle&quot;: &quot;&quot;, &quot;parse-names&quot;: false, &quot;suffix&quot;: &quot;&quot;}], &quot;container-title&quot;: &quot;Neuron&quot;, &quot;id&quot;: &quot;ITEM-6&quot;, &quot;issue&quot;: &quot;6&quot;, &quot;issued&quot;: {&quot;date-parts&quot;: [[&quot;2015&quot;]]}, &quot;page&quot;: &quot;1478-1490&quot;, &quot;publisher&quot;: &quot;The Authors&quot;, &quot;title&quot;: &quot;Learning Enhances Sensory and Multiple Non-sensory Representations in Primary Visual Cortex&quot;, &quot;type&quot;: &quot;article-journal&quot;, &quot;volume&quot;: &quot;86&quot;}, &quot;uris&quot;: [&quot;http://www.mendeley.com/documents/?uuid=89b6d72f-d9b1-499a-84cf-ac5240f40012&quot;]}, {&quot;id&quot;: &quot;ITEM-7&quot;, &quot;itemData&quot;: {&quot;DOI&quot;: &quot;10.1038/s41583-019-0200-y&quot;, &quot;ISSN&quot;: &quot;1471-0048 (Electronic)&quot;, &quot;PMID&quot;: &quot;31367018&quot;, &quot;abstract&quot;: &quot;Tactile sensory information from facial whiskers provides nocturnal  tunnel-dwelling rodents, including mice and rats, with important spatial and textural information about their immediate surroundings. Whiskers are moved back and forth to scan the environment (whisking), and touch signals from each whisker evoke sparse patterns of neuronal activity in whisker-related primary somatosensory cortex (wS1; barrel cortex). Whisking is accompanied by desynchronized brain states and cell-type-specific changes in spontaneous and evoked neuronal activity. Tactile information, including object texture and location, appears to be computed in wS1 through integration of motor and sensory signals. wS1 also directly controls whisker movements and contributes to learned, whisker-dependent, goal-directed behaviours. The cell-type-specific neuronal circuitry in wS1 that contributes to whisker sensory perception is beginning to be defined.&quot;, &quot;author&quot;: [{&quot;dropping-particle&quot;: &quot;&quot;, &quot;family&quot;: &quot;Petersen&quot;, &quot;given&quot;: &quot;Carl C H&quot;, &quot;non-dropping-particle&quot;: &quot;&quot;, &quot;parse-names&quot;: false, &quot;suffix&quot;: &quot;&quot;}], &quot;container-title&quot;: &quot;Nature reviews. Neuroscience&quot;, &quot;id&quot;: &quot;ITEM-7&quot;, &quot;issue&quot;: &quot;9&quot;, &quot;issued&quot;: {&quot;date-parts&quot;: [[&quot;2019&quot;, &quot;9&quot;]]}, &quot;language&quot;: &quot;eng&quot;, &quot;page&quot;: &quot;533-546&quot;, &quot;publisher-place&quot;: &quot;England&quot;, &quot;title&quot;: &quot;Sensorimotor processing in the rodent barrel cortex.&quot;, &quot;type&quot;: &quot;article-journal&quot;, &quot;volume&quot;: &quot;20&quot;}, &quot;uris&quot;: [&quot;http://www.mendeley.com/documents/?uuid=7281e572-cb36-4bb1-bea6-d193d3d7f795&quot;]}], &quot;mendeley&quot;: {&quot;formattedCitation&quot;: &quot;(Andersen et al., 1993; Fassihi et al., 2017; Khan et al., 2010; Meeks et al., 2010; Petersen, 2019; Poort et al., 2015; Voelcker et al., 2022)&quot;, &quot;plainTextFormattedCitation&quot;: &quot;(Andersen et al., 1993; Fassihi et al., 2017; Khan et al., 2010; Meeks et al., 2010; Petersen, 2019; Poort et al., 2015; Voelcker et al., 2022)&quot;, &quot;previouslyFormattedCitation&quot;: &quot;(Andersen et al., 1993; Fassihi et al., 2017; Khan et al., 2010; Meeks et al., 2010; Petersen, 2019; Poort et al., 2015; Voelcker et al., 2022)&quot;}, &quot;properties&quot;: {&quot;noteIndex&quot;: 0}, &quot;schema&quot;: &quot;https://github.com/citation-style-language/schema/raw/master/csl-citation.json&quot;} RNDaZC2zWaPMU"/><text:span text:style-name="T53">⁠</text:span><text:span text:style-name="T51">, among </text:span><text:span text:style-name="T24">several</text:span><text:span text:style-name="T54"> </text:span><text:span text:style-name="T51">others. </text:span><text:span text:style-name="T55">Many if not most of these studies describe neural activity in animals with expert levels of behavioural learning and performance. Lacunae still remain as to mechanisms </text:span><text:span text:style-name="T25">deployed during active or online</text:span><text:span text:style-name="T55"> learning especially in the early stages of behavioural training.</text:span></text:p>
      <text:p text:style-name="P14"/>
      <text:p text:style-name="P9"><text:span text:style-name="T55">We deployed our experiments with the intention to study how Calcium Imaging by Two-Photon could reveal finer population level details of network activity as the animals were tested on the learning of an Operant Conditioning or Lick Behaviour. </text:span><text:span text:style-name="T53">We were able to,</text:span></text:p>
      <text:list xml:id="list119691293" text:style-name="L2">
        <text:list-item>
          <text:p text:style-name="P43"><text:span text:style-name="T26">P</text:span><text:span text:style-name="T53">rototype OGB-1 based calcium imaging </text:span><text:span text:style-name="T43">in vivo</text:span><text:span text:style-name="T60">, from head-fixed mice in a manner suited to combined behaviour and recording experiments, and</text:span></text:p>
        </text:list-item>
        <text:list-item>
          <text:p text:style-name="P45"><text:span text:style-name="T59">Study preliminary data from animals </text:span><text:span text:style-name="T61">that correlation based functional activity clusters of recorded CA1 cells have spatial organization during bouts of </text:span><text:span text:style-name="T59">Spontaneous Activity.</text:span></text:p>
        </text:list-item>
      </text:list>
      <text:p text:style-name="P19"/>
      <text:p text:style-name="P10"><text:span text:style-name="T62">However</text:span><text:span text:style-name="T55">, we </text:span><text:span text:style-name="T25">were not </text:span><text:span text:style-name="T55">satisfied with the level and rate of learning in our test animals eventually leading to </text:span><text:span text:style-name="T53">a search for more stable </text:span><text:soft-page-break/><text:span text:style-name="T53">behaviour paradigms in mice. Additionally, the use of OGB-1 as the Calcium Indicator also had to be abandoned since this fundamentally disallowed multi-day tracking of the same cells. </text:span><text:span text:style-name="T56">We discuss our prototyping efforts and preliminary data for this project in detail, in the first few sections each of Chapters 2 (“Behaviour”) and 3 (“Imaging”). </text:span></text:p>
      <text:p text:style-name="P24">Project II - <text:span text:style-name="T45">How does the timing of cellular activity adjust to behavioural task variables?</text:span></text:p>
      <text:p text:style-name="P15"/>
      <text:p text:style-name="P10"><text:span text:style-name="T27">R</text:span><text:span text:style-name="T28">esearch</text:span><text:span text:style-name="T26"> on the cerebellum ha</text:span><text:span text:style-name="T27">s</text:span><text:span text:style-name="T26"> made substantial progress in the </text:span><text:span text:style-name="T28">elucidation of network mechanisms correlating well with external stimulus timing based variables, as animals learn Trace Eye-Blink Conditioning </text:span><text:span text:style-name="T29">and Delay Conditioning</text:span><text:span text:style-name="T28"> </text:span><text:reference-mark-start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19">(Kalmbach, Davis, et al., 2010; Kalmbach, Ohyama, et al., 2010; Medina et al., 2000; Ohyama et al., 2003; Siegel &amp; Mauk, 2013)</text:span><text:reference-mark-end text:name="ADDIN CSL_CITATION {&quot;citationItems&quot;: [{&quot;id&quot;: &quot;ITEM-1&quot;, &quot;itemData&quot;: {&quot;DOI&quot;: &quot;10.1016/S0166-2236(03)00054-7&quot;, &quot;ISSN&quot;: &quot;0166-2236&quot;, &quot;author&quot;: [{&quot;dropping-particle&quot;: &quot;&quot;, &quot;family&quot;: &quot;Ohyama&quot;, &quot;given&quot;: &quot;Tatsuya&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urphy&quot;, &quot;given&quot;: &quot;Matthew&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rends in Neurosciences&quot;, &quot;id&quot;: &quot;ITEM-1&quot;, &quot;issue&quot;: &quot;4&quot;, &quot;issued&quot;: {&quot;date-parts&quot;: [[&quot;2003&quot;, &quot;4&quot;, &quot;1&quot;]]}, &quot;note&quot;: &quot;doi: 10.1016/S0166-2236(03)00054-7&quot;, &quot;page&quot;: &quot;222-227&quot;, &quot;publisher&quot;: &quot;Elsevier&quot;, &quot;title&quot;: &quot;What the cerebellum computes&quot;, &quot;type&quot;: &quot;article-journal&quot;, &quot;volume&quot;: &quot;26&quot;}, &quot;uris&quot;: [&quot;http://www.mendeley.com/documents/?uuid=64b236ee-5e15-4155-b524-852af94222c5&quot;]}, {&quot;id&quot;: &quot;ITEM-2&quot;, &quot;itemData&quot;: {&quot;DOI&quot;: &quot;10.1523/JNEUROSCI.20-14-05516.2000&quot;, &quot;ISSN&quot;: &quot;0270-6474 (Print)&quot;, &quot;PMID&quot;: &quot;10884335&quot;, &quot;abstract&quot;: &quot;We used large-scale computer simulations of eyelid conditioning to investigate  how the cerebellum generates and makes use of temporal information. In the simulations the adaptive timing displayed by conditioned responses is mediated by two factors: (1) different sets of granule cells are active at different times during the conditioned stimulus (CS), and (2) responding is not only amplified at reinforced times but also suppressed at unreinforced times during the CS. These factors predict an unusual pattern of responding after partial removal of the cerebellar cortex that was confirmed using small, electrolytic lesions of cerebellar cortex. These results are consistent with timing mechanisms in the cerebellum that are similar to Pavlov's \&quot;inhibition of delay\&quot; hypothesis.&quot;, &quot;author&quot;: [{&quot;dropping-particle&quot;: &quot;&quot;, &quot;family&quot;: &quot;Medina&quot;, &quot;given&quot;: &quot;J F&quot;, &quot;non-dropping-particle&quot;: &quot;&quot;, &quot;parse-names&quot;: false, &quot;suffix&quot;: &quot;&quot;}, {&quot;dropping-particle&quot;: &quot;&quot;, &quot;family&quot;: &quot;Garcia&quot;, &quot;given&quot;: &quot;K S&quot;, &quot;non-dropping-particle&quot;: &quot;&quot;, &quot;parse-names&quot;: false, &quot;suffix&quot;: &quot;&quot;}, {&quot;dropping-particle&quot;: &quot;&quot;, &quot;family&quot;: &quot;Nores&quot;, &quot;given&quot;: &quot;W L&quot;, &quot;non-dropping-particle&quot;: &quot;&quot;, &quot;parse-names&quot;: false, &quot;suffix&quot;: &quot;&quot;}, {&quot;dropping-particle&quot;: &quot;&quot;, &quot;family&quot;: &quot;Taylor&quot;, &quot;given&quot;: &quot;N M&quot;, &quot;non-dropping-particle&quot;: &quot;&quot;, &quot;parse-names&quot;: false, &quot;suffix&quot;: &quot;&quot;}, {&quot;dropping-particle&quot;: &quot;&quot;, &quot;family&quot;: &quot;Mauk&quot;, &quot;given&quot;: &quot;M D&quot;, &quot;non-dropping-particle&quot;: &quot;&quot;, &quot;parse-names&quot;: false, &quot;suffix&quot;: &quot;&quot;}], &quot;container-title&quot;: &quot;The Journal of neuroscience : the official journal of the Society for  Neuroscience&quot;, &quot;id&quot;: &quot;ITEM-2&quot;, &quot;issue&quot;: &quot;14&quot;, &quot;issued&quot;: {&quot;date-parts&quot;: [[&quot;2000&quot;, &quot;7&quot;]]}, &quot;language&quot;: &quot;eng&quot;, &quot;page&quot;: &quot;5516-5525&quot;, &quot;publisher-place&quot;: &quot;United States&quot;, &quot;title&quot;: &quot;Timing mechanisms in the cerebellum: testing predictions of a large-scale  computer simulation.&quot;, &quot;type&quot;: &quot;article-journal&quot;, &quot;volume&quot;: &quot;20&quot;}, &quot;uris&quot;: [&quot;http://www.mendeley.com/documents/?uuid=b2210c6f-a173-4c4d-ab34-c5590933e1fe&quot;]}, {&quot;id&quot;: &quot;ITEM-3&quot;, &quot;itemData&quot;: {&quot;DOI&quot;: &quot;10.1152/jn.00169.2010&quot;, &quot;ISSN&quot;: &quot;0022-3077&quot;, &quot;abstract&quot;: &quot;Trace eyelid conditioning is a form of associative learning that requires several forebrain structures and cerebellum. Previous work suggests that at least two conditioned stimulus (CS)-driven signals are available to the cerebellum via mossy fiber inputs during trace conditioning: one driven by and terminating with the tone and a second driven by medial prefrontal cortex (mPFC) that persists through the stimulus-free trace interval to overlap in time with the unconditioned stimulus (US). We used electric stimulation of mossy fibers to determine whether this pattern of dual inputs is necessary and sufficient for cerebellar learning to express normal trace eyelid responses. We find that presenting the cerebellum with one input that mimics persistent activity observed in mPFC and the lateral pontine nuclei during trace eyelid conditioning and another that mimics tone-elicited mossy fiber activity is sufficient to produce responses whose properties quantitatively match trace eyelid responses using a tone. Probe trials with each input delivered separately provide evidence that the cerebellum learns to respond to the mPFC-like input (that overlaps with the US) and learns to suppress responding to the tone-like input (that does not). This contributes to precisely timed responses and the well-documented influence of tone offset on the timing of trace responses. Computer simulations suggest that the underlying cerebellar mechanisms involve activation of different subsets of granule cells during the tone and during the stimulus-free trace interval. These results indicate that tone-driven and mPFC-like inputs are necessary and sufficient for the cerebellum to learn well-timed trace conditioned responses.&quot;, &quot;author&quot;: [{&quot;dropping-particle&quot;: &quot;&quot;, &quot;family&quot;: &quot;Kalmbach&quot;, &quot;given&quot;: &quot;Brian E&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3&quot;, &quot;issue&quot;: &quot;2&quot;, &quot;issued&quot;: {&quot;date-parts&quot;: [[&quot;2010&quot;, &quot;5&quot;, &quot;19&quot;]]}, &quot;note&quot;: &quot;doi: 10.1152/jn.00169.2010&quot;, &quot;page&quot;: &quot;627-640&quot;, &quot;publisher&quot;: &quot;American Physiological Society&quot;, &quot;title&quot;: &quot;Temporal Patterns of Inputs to Cerebellum Necessary and Sufficient for Trace Eyelid Conditioning&quot;, &quot;type&quot;: &quot;article-journal&quot;, &quot;volume&quot;: &quot;104&quot;}, &quot;uris&quot;: [&quot;http://www.mendeley.com/documents/?uuid=a9598ee1-73f8-4a4e-9041-4dfecf6ffc8d&quot;]}, {&quot;id&quot;: &quot;ITEM-4&quot;, &quot;itemData&quot;: {&quot;DOI&quot;: &quot;10.1152/jn.00033.2010&quot;, &quot;ISSN&quot;: &quot;0022-3077&quot;, &quot;abstract&quot;: &quot;We used micro-infusions during eyelid conditioning in rabbits to investigate the relative contributions of cerebellar cortex and the underlying deep nuclei (DCN) to the expression of cerebellar learning. These tests were conducted using two forms of cerebellum-dependent eyelid conditioning for which the relative roles of cerebellar cortex and DCN are controversial: delay conditioning, which is largely unaffected by forebrain lesions, and trace conditioning, which involves interactions between forebrain and cerebellum. For rabbits trained with delay conditioning, silencing cerebellar cortex by micro-infusions of the local anesthetic lidocaine unmasked stereotyped short-latency responses. This was also the case after extinction as observed previously with reversible blockade of cerebellar cortex output. Conversely, increasing cerebellar cortex activity by micro-infusions of the GABAA antagonist picrotoxin reversibly abolished conditioned responses. Effective cannula placements were clustered around the primary fissure and deeper in lobules hemispheric lobule IV (HIV) and hemispheric lobule V (HV) of anterior lobe. In well-trained trace conditioned rabbits, silencing this same area of cerebellar cortex or reversibly blocking cerebellar cortex output also unmasked short-latency responses. Because Purkinje cells are the sole output of cerebellar cortex, these results provide evidence that the expression of well-timed conditioned responses requires a well-timed decrease in the activity of Purkinje cells in anterior lobe. The parallels between results from delay and trace conditioning suggest similar contributions of plasticity in cerebellar cortex and DCN in both instances.&quot;, &quot;author&quot;: [{&quot;dropping-particle&quot;: &quot;&quot;, &quot;family&quot;: &quot;Kalmbach&quot;, &quot;given&quot;: &quot;Brian E&quot;, &quot;non-dropping-particle&quot;: &quot;&quot;, &quot;parse-names&quot;: false, &quot;suffix&quot;: &quot;&quot;}, {&quot;dropping-particle&quot;: &quot;&quot;, &quot;family&quot;: &quot;Davis&quot;, &quot;given&quot;: &quot;Tobin&quot;, &quot;non-dropping-particle&quot;: &quot;&quot;, &quot;parse-names&quot;: false, &quot;suffix&quot;: &quot;&quot;}, {&quot;dropping-particle&quot;: &quot;&quot;, &quot;family&quot;: &quot;Ohyama&quot;, &quot;given&quot;: &quot;Tatsuya&quot;, &quot;non-dropping-particle&quot;: &quot;&quot;, &quot;parse-names&quot;: false, &quot;suffix&quot;: &quot;&quot;}, {&quot;dropping-particle&quot;: &quot;&quot;, &quot;family&quot;: &quot;Riusech&quot;, &quot;given&quot;: &quot;Frank&quot;, &quot;non-dropping-particle&quot;: &quot;&quot;, &quot;parse-names&quot;: false, &quot;suffix&quot;: &quot;&quot;}, {&quot;dropping-particle&quot;: &quot;&quot;, &quot;family&quot;: &quot;Nores&quot;, &quot;given&quot;: &quot;William L&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Journal of Neurophysiology&quot;, &quot;id&quot;: &quot;ITEM-4&quot;, &quot;issue&quot;: &quot;4&quot;, &quot;issued&quot;: {&quot;date-parts&quot;: [[&quot;2010&quot;, &quot;2&quot;, &quot;3&quot;]]}, &quot;note&quot;: &quot;doi: 10.1152/jn.00033.2010&quot;, &quot;page&quot;: &quot;2039-2049&quot;, &quot;publisher&quot;: &quot;American Physiological Society&quot;, &quot;title&quot;: &quot;Cerebellar Cortex Contributions to the Expression and Timing of Conditioned Eyelid Responses&quot;, &quot;type&quot;: &quot;article-journal&quot;, &quot;volume&quot;: &quot;103&quot;}, &quot;uris&quot;: [&quot;http://www.mendeley.com/documents/?uuid=512d1088-58ed-44cb-8def-2153d581b7b5&quot;]}, {&quot;id&quot;: &quot;ITEM-5&quot;, &quot;itemData&quot;: {&quot;DOI&quot;: &quot;10.1523/JNEUROSCI.1238-13.2013&quot;, &quot;abstract&quot;: &quot;Persistent neural activity, responses that outlast the stimuli that evoke them, plays an important role in neural computations and possibly in processes, such as working memory. Recent studies suggest that trace eyelid conditioning, which involves a temporal gap between the conditioned and unconditioned stimuli (the trace interval), requires persistent neural activity in a region of medial prefrontal cortex (mPFC). This persistent activity, which could be conveyed to cerebellum via a pathway through pons, may engage the cerebellum and allow for the expression of conditioned responses. Given the substantial reciprocity observed among many brain regions, it is essential to demonstrate that persistent responses in mPFC neurons are not simply a reflection of cerebellar feedback to the forebrain, leaving open the possibility that such responses could serve as input to the cerebellum. This concern is highlighted by studies showing that hippocampal learning-related activity is abolished by cerebellar inactivation. We inactivated the cerebellum while recording single-unit activity from the mPFC of rabbits trained with a forebrain-dependent trace eyelid conditioning procedure. We report that, whereas the responses of cells that show an onset of increased spike activity during the trace interval were abolished by cerebellar inactivation, persistent responses that begin during the conditioned stimulus and persisted into the trace interval were unaffected. Therefore, conditioned stimulus-evoked persistent responses remain the strongest candidate input pattern to support the cerebellar expression of learned responses.&quot;, &quot;author&quot;: [{&quot;dropping-particle&quot;: &quot;&quot;, &quot;family&quot;: &quot;Siegel&quot;, &quot;given&quot;: &quot;Jennifer J&quot;, &quot;non-dropping-particle&quot;: &quot;&quot;, &quot;parse-names&quot;: false, &quot;suffix&quot;: &quot;&quot;}, {&quot;dropping-particle&quot;: &quot;&quot;, &quot;family&quot;: &quot;Mauk&quot;, &quot;given&quot;: &quot;Michael D&quot;, &quot;non-dropping-particle&quot;: &quot;&quot;, &quot;parse-names&quot;: false, &quot;suffix&quot;: &quot;&quot;}], &quot;container-title&quot;: &quot;The Journal of Neuroscience&quot;, &quot;id&quot;: &quot;ITEM-5&quot;, &quot;issue&quot;: &quot;38&quot;, &quot;issued&quot;: {&quot;date-parts&quot;: [[&quot;2013&quot;, &quot;9&quot;, &quot;18&quot;]]}, &quot;page&quot;: &quot;15272 LP  - 15284&quot;, &quot;title&quot;: &quot;Persistent Activity in Prefrontal Cortex during Trace Eyelid Conditioning: Dissociating Responses That Reflect Cerebellar Output from Those That Do Not&quot;, &quot;type&quot;: &quot;article-journal&quot;, &quot;volume&quot;: &quot;33&quot;}, &quot;uris&quot;: [&quot;http://www.mendeley.com/documents/?uuid=916da000-f560-4e11-bc04-64515b1fd58c&quot;]}], &quot;mendeley&quot;: {&quot;formattedCitation&quot;: &quot;(Kalmbach, Davis, et al., 2010; Kalmbach, Ohyama, et al., 2010; Medina et al., 2000; Ohyama et al., 2003; Siegel &amp; Mauk, 2013)&quot;, &quot;plainTextFormattedCitation&quot;: &quot;(Kalmbach, Davis, et al., 2010; Kalmbach, Ohyama, et al., 2010; Medina et al., 2000; Ohyama et al., 2003; Siegel &amp; Mauk, 2013)&quot;, &quot;previouslyFormattedCitation&quot;: &quot;(Kalmbach, Davis, et al., 2010; Kalmbach, Ohyama, et al., 2010; Medina et al., 2000; Ohyama et al., 2003; Siegel &amp; Mauk, 2013)&quot;}, &quot;properties&quot;: {&quot;noteIndex&quot;: 0}, &quot;schema&quot;: &quot;https://github.com/citation-style-language/schema/raw/master/csl-citation.json&quot;} RNDrEEOsSAIbq"/><text:span text:style-name="T28">⁠.</text:span><text:span text:style-name="T53"> </text:span><text:span text:style-name="T30">The predominant studies on time cells </text:span><text:span text:style-name="T28">in the hippocampus </text:span><text:span text:style-name="T30">have focused o</text:span><text:span text:style-name="T28">n the context of </text:span><text:span text:style-name="T30">appetitive reinforcing stimuli </text:span><text:reference-mark-start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20">(Eichenbaum, 2004, 2017; B. Kraus et al., 2013; B. J. Kraus et al., 2015; MacDonald et al., 2011, 2013; Mau et al., 2018; Pastalkova et al., 2008)</text:span><text:reference-mark-end text:name="ADDIN CSL_CITATION {&quot;citationItems&quot;: [{&quot;id&quot;: &quot;ITEM-1&quot;, &quot;itemData&quot;: {&quot;DOI&quot;: &quot;10.1126/science.1159775&quot;, &quot;ISSN&quot;: &quot;0036-8075&quot;, &quot;PMID&quot;: &quot;18772431&quot;, &quot;abstract&quot;: &quot;A long-standing conjecture in neuroscience is that aspects of cognition depend on the brain's ability to self-generate sequential neuronal activity. We found that reliably and continually changing cell assemblies in the rat hippocampus appeared not only during spatial navigation but also in the absence of changing environmental or body-derived inputs. During the delay period of a memory task, each moment in time was characterized by the activity of a particular assembly of neurons. Identical initial conditions triggered a similar assembly sequence, whereas different conditions gave rise to different sequences, thereby predicting behavioral choices, including errors. Such sequences were not formed in control (nonmemory) tasks. We hypothesize that neuronal representations, evolved for encoding distance in spatial navigation, also support episodic recall and the planning of action sequences.&quot;, &quot;author&quot;: [{&quot;dropping-particle&quot;: &quot;&quot;, &quot;family&quot;: &quot;Pastalkova&quot;, &quot;given&quot;: &quot;E.&quot;, &quot;non-dropping-particle&quot;: &quot;&quot;, &quot;parse-names&quot;: false, &quot;suffix&quot;: &quot;&quot;}, {&quot;dropping-particle&quot;: &quot;&quot;, &quot;family&quot;: &quot;Itskov&quot;, &quot;given&quot;: &quot;V.&quot;, &quot;non-dropping-particle&quot;: &quot;&quot;, &quot;parse-names&quot;: false, &quot;suffix&quot;: &quot;&quot;}, {&quot;dropping-particle&quot;: &quot;&quot;, &quot;family&quot;: &quot;Amarasingham&quot;, &quot;given&quot;: &quot;A.&quot;, &quot;non-dropping-particle&quot;: &quot;&quot;, &quot;parse-names&quot;: false, &quot;suffix&quot;: &quot;&quot;}, {&quot;dropping-particle&quot;: &quot;&quot;, &quot;family&quot;: &quot;Buzsaki&quot;, &quot;given&quot;: &quot;G.&quot;, &quot;non-dropping-particle&quot;: &quot;&quot;, &quot;parse-names&quot;: false, &quot;suffix&quot;: &quot;&quot;}], &quot;container-title&quot;: &quot;Science&quot;, &quot;id&quot;: &quot;ITEM-1&quot;, &quot;issue&quot;: &quot;5894&quot;, &quot;issued&quot;: {&quot;date-parts&quot;: [[&quot;2008&quot;, &quot;9&quot;, &quot;5&quot;]]}, &quot;page&quot;: &quot;1322-1327&quot;, &quot;title&quot;: &quot;Internally Generated Cell Assembly Sequences in the Rat Hippocampus&quot;, &quot;type&quot;: &quot;article-journal&quot;, &quot;volume&quot;: &quot;321&quot;}, &quot;uris&quot;: [&quot;http://www.mendeley.com/documents/?uuid=2db0b7de-2ad4-4cb4-bb86-3f25d65b056f&quot;]}, {&quot;id&quot;: &quot;ITEM-2&quot;, &quot;itemData&quot;: {&quot;DOI&quot;: &quot;10.1016/j.cub.2018.03.051&quot;, &quot;ISSN&quot;: &quot;09609822&quot;, &quot;PMID&quot;: &quot;29706516&quot;, &quot;abstract&quot;: &quot;It has long been hypothesized that a primary function of the hippocampus is to discover and exploit temporal relationships between events. Previously, it has been reported that sequences of \u201ctime cells\u201d in the hippocampus extend for tens of seconds. Other studies have shown that neuronal firing in the hippocampus fluctuates over hours and days. Both of these mechanisms could enable temporal encoding of events over very different timescales. However, thus far, these two classes of phenomena have never been observed simultaneously, which is necessary to ascribe broad-range temporal coding to the hippocampus. Using in vivo calcium imaging in unrestrained mice, we observed sequences of hippocampal neurons that bridged a 10 s delay. Similar sequences were observed over multiple days, but the set of neurons participating in those sequences changed gradually. Thus, the same population of neurons that encodes temporal information over seconds can also be used to distinguish periods of time over much longer timescales. These results unify two previously separate paradigms of temporal processing in the hippocampus that support episodic memory. Episodic memories span timescales of seconds, minutes, and days. Mau et al. use calcium imaging to longitudinally monitor cell sequences in hippocampal CA1. Bayesian decoder analyses show that the same population of neurons carries information about time across all three scales.&quot;, &quot;author&quot;: [{&quot;dropping-particle&quot;: &quot;&quot;, &quot;family&quot;: &quot;Mau&quot;, &quot;given&quot;: &quot;William&quot;, &quot;non-dropping-particle&quot;: &quot;&quot;, &quot;parse-names&quot;: false, &quot;suffix&quot;: &quot;&quot;}, {&quot;dropping-particle&quot;: &quot;&quot;, &quot;family&quot;: &quot;Sullivan&quot;, &quot;given&quot;: &quot;David W.&quot;, &quot;non-dropping-particle&quot;: &quot;&quot;, &quot;parse-names&quot;: false, &quot;suffix&quot;: &quot;&quot;}, {&quot;dropping-particle&quot;: &quot;&quot;, &quot;family&quot;: &quot;Kinsky&quot;, &quot;given&quot;: &quot;Nathaniel R.&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Howard&quot;, &quot;given&quot;: &quot;Marc W.&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Current Biology&quot;, &quot;id&quot;: &quot;ITEM-2&quot;, &quot;issue&quot;: &quot;10&quot;, &quot;issued&quot;: {&quot;date-parts&quot;: [[&quot;2018&quot;]]}, &quot;page&quot;: &quot;1499-1508.e4&quot;, &quot;publisher&quot;: &quot;Elsevier Ltd.&quot;, &quot;title&quot;: &quot;The Same Hippocampal CA1 Population Simultaneously Codes Temporal Information over Multiple Timescales&quot;, &quot;type&quot;: &quot;article-journal&quot;, &quot;volume&quot;: &quot;28&quot;}, &quot;uris&quot;: [&quot;http://www.mendeley.com/documents/?uuid=2bb127d0-da04-44cc-bf7b-9af02b2cb08d&quot;]}, {&quot;id&quot;: &quot;ITEM-3&quot;, &quot;itemData&quot;: {&quot;DOI&quot;: &quot;10.1016/j.neuron.2017.06.036&quot;, &quot;ISSN&quot;: &quot;10974199&quot;, &quot;abstract&quot;: &quot;The hippocampus is famous for mapping locations in spatially organized environments, and several recent studies have shown that hippocampal networks also map moments in temporally organized experiences. Here I consider how space and time are integrated in the representation of memories. The brain pathways for spatial and temporal cognition involve overlapping and interacting systems that converge on the hippocampal region. There is evidence that spatial and temporal aspects of memory are processed somewhat differently in the circuitry of hippocampal subregions but become fully integrated within CA1 neuronal networks as independent, multiplexed representations of space and time. Hippocampal networks also map memories across a broad range of abstract relations among events, suggesting that the findings on spatial and temporal organization reflect a generalized mechanism for organizing memories.&quot;, &quot;author&quot;: [{&quot;dropping-particle&quot;: &quot;&quot;, &quot;family&quot;: &quot;Eichenbaum&quot;, &quot;given&quot;: &quot;Howard&quot;, &quot;non-dropping-particle&quot;: &quot;&quot;, &quot;parse-names&quot;: false, &quot;suffix&quot;: &quot;&quot;}], &quot;container-title&quot;: &quot;Neuron&quot;, &quot;id&quot;: &quot;ITEM-3&quot;, &quot;issue&quot;: &quot;5&quot;, &quot;issued&quot;: {&quot;date-parts&quot;: [[&quot;2017&quot;]]}, &quot;page&quot;: &quot;1007-1018&quot;, &quot;publisher&quot;: &quot;Elsevier Inc.&quot;, &quot;title&quot;: &quot;On the Integration of Space, Time, and Memory&quot;, &quot;type&quot;: &quot;article-journal&quot;, &quot;volume&quot;: &quot;95&quot;}, &quot;uris&quot;: [&quot;http://www.mendeley.com/documents/?uuid=e2421228-9774-47d3-a96a-9162d776ed97&quot;]}, {&quot;id&quot;: &quot;ITEM-4&quot;, &quot;itemData&quot;: {&quot;DOI&quot;: &quot;10.1523/JNEUROSCI.1537-13.2013&quot;, &quot;ISBN&quot;: &quot;1529-2401 (Electronic)\r0270-6474 (Linking)&quot;, &quot;ISSN&quot;: &quot;1529-2401&quot;, &quot;PMID&quot;: &quot;24005311&quot;, &quot;abstract&quot;: &quot;Previous studies have revealed the existence of hippocampal \&quot;time cells,\&quot; principal neurons in CA1 that fire at specific moments in temporally organized experiences. However, in all these studies, animals were in motion; and so, temporal modulation might be due, at least in part, to concurrent or planned movement through space or self-generated movement (path integration). Here the activity of hippocampal CA1 neurons was recorded in head-fixed and immobile rats while they remembered odor stimuli across a delay period. Many neurons selectively and reliably activated at brief moments during the delay, as confirmed by several analyses of temporal modulation, during a strong ongoing \u03b8 rhythm. Furthermore, each odor memory was represented by a temporally organized ensemble of time cells composed mostly of neurons that were unique to each memory and some that fired at the same or different moments among multiple memories. These results indicate that ongoing or intended movement through space is not necessary for temporal representations in the hippocampus, and highlight the potential role of time cells as a mechanism for representing the flow of time in distinct memories.&quot;, &quot;author&quot;: [{&quot;dropping-particle&quot;: &quot;&quot;, &quot;family&quot;: &quot;MacDonald&quot;, &quot;given&quot;: &quot;Christopher J.&quot;, &quot;non-dropping-particle&quot;: &quot;&quot;, &quot;parse-names&quot;: false, &quot;suffix&quot;: &quot;&quot;}, {&quot;dropping-particle&quot;: &quot;&quot;, &quot;family&quot;: &quot;Carrow&quot;, &quot;given&quot;: &quot;Stephen&quot;, &quot;non-dropping-particle&quot;: &quot;&quot;, &quot;parse-names&quot;: false, &quot;suffix&quot;: &quot;&quot;}, {&quot;dropping-particle&quot;: &quot;&quot;, &quot;family&quot;: &quot;Place&quot;, &quot;given&quot;: &quot;Ryan&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The Journal of neuroscience : the official journal of the Society for Neuroscience&quot;, &quot;id&quot;: &quot;ITEM-4&quot;, &quot;issue&quot;: &quot;36&quot;, &quot;issued&quot;: {&quot;date-parts&quot;: [[&quot;2013&quot;, &quot;9&quot;, &quot;4&quot;]]}, &quot;page&quot;: &quot;14607-16&quot;, &quot;title&quot;: &quot;Distinct hippocampal time cell sequences represent odor memories in immobilized rats.&quot;, &quot;type&quot;: &quot;article-journal&quot;, &quot;volume&quot;: &quot;33&quot;}, &quot;uris&quot;: [&quot;http://www.mendeley.com/documents/?uuid=b63d8c2b-b7b1-47ef-94fa-9e6983e090f0&quot;]}, {&quot;id&quot;: &quot;ITEM-5&quot;, &quot;itemData&quot;: {&quot;DOI&quot;: &quot;10.1016/j.neuron.2004.08.028&quot;, &quot;ISBN&quot;: &quot;0896-6273 (Print)\\n0896-6273 (Linking)&quot;, &quot;ISSN&quot;: &quot;08966273&quot;, &quot;PMID&quot;: &quot;15450164&quot;, &quot;abstract&quot;: &quot;The hippocampus serves a critical role in declarative memory - our capacity to recall everyday facts and events. Recent studies using functional brain imaging in humans and neuropsychological analyses of humans and animals with hippocampal damage have revealed some of the elemental cognitive processes mediated by the hippocampus. In addition, recent characterizations of neuronal firing patterns in behaving animals and humans have suggested how neural representations in the hippocampus underlie those elemental cognitive processes in the service of declarative memory.&quot;, &quot;author&quot;: [{&quot;dropping-particle&quot;: &quot;&quot;, &quot;family&quot;: &quot;Eichenbaum&quot;, &quot;given&quot;: &quot;Howard&quot;, &quot;non-dropping-particle&quot;: &quot;&quot;, &quot;parse-names&quot;: false, &quot;suffix&quot;: &quot;&quot;}], &quot;container-title&quot;: &quot;Neuron&quot;, &quot;id&quot;: &quot;ITEM-5&quot;, &quot;issue&quot;: &quot;1&quot;, &quot;issued&quot;: {&quot;date-parts&quot;: [[&quot;2004&quot;]]}, &quot;page&quot;: &quot;109-120&quot;, &quot;title&quot;: &quot;Hippocampus: Cognitive processes and neural representations that underlie declarative memory&quot;, &quot;type&quot;: &quot;article-journal&quot;, &quot;volume&quot;: &quot;44&quot;}, &quot;uris&quot;: [&quot;http://www.mendeley.com/documents/?uuid=636b2280-ad2c-492d-a173-9ea0279a56b9&quot;]}, {&quot;id&quot;: &quot;ITEM-6&quot;, &quot;itemData&quot;: {&quot;DOI&quot;: &quot;10.1016/j.neuron.2011.07.012&quot;, &quot;ISBN&quot;: &quot;0896-6273&quot;, &quot;ISSN&quot;: &quot;08966273&quot;, &quot;PMID&quot;: &quot;21867888&quot;, &quot;abstract&quot;: &quot;The hippocampus is critical to remembering the flow of events in distinct experiences and, in doing so, bridges temporal gaps between discontiguous events. Here, we report a robust hippocampal representation of sequence memories, highlighted by \&quot;time cells\&quot; that encode successive moments during an empty temporal gap between the key events, while also encoding location and ongoing behavior. Furthermore, just as most place cells \&quot;remap\&quot; when a salient spatial cue is altered, most time cells form qualitatively different representations (\&quot; retime\&quot;) when the main temporal parameter is altered. Hippocampal neurons also differentially encode the key events and disambiguate different event sequences to compose unique, temporally organized representations of specific experiences. These findings suggest that hippocampal neural ensembles segment temporally organized memories much the same as they represent locations of important events in spatially defined environments. ?? 2011 Elsevier Inc.&quot;, &quot;author&quot;: [{&quot;dropping-particle&quot;: &quot;&quot;, &quot;family&quot;: &quot;MacDonald&quot;, &quot;given&quot;: &quot;Christopher J.&quot;, &quot;non-dropping-particle&quot;: &quot;&quot;, &quot;parse-names&quot;: false, &quot;suffix&quot;: &quot;&quot;}, {&quot;dropping-particle&quot;: &quot;&quot;, &quot;family&quot;: &quot;Lepage&quot;, &quot;given&quot;: &quot;Kyle Q.&quot;, &quot;non-dropping-particle&quot;: &quot;&quot;, &quot;parse-names&quot;: false, &quot;suffix&quot;: &quot;&quot;}, {&quot;dropping-particle&quot;: &quot;&quot;, &quot;family&quot;: &quot;Eden&quot;, &quot;given&quot;: &quot;Uri T.&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6&quot;, &quot;issue&quot;: &quot;4&quot;, &quot;issued&quot;: {&quot;date-parts&quot;: [[&quot;2011&quot;]]}, &quot;page&quot;: &quot;737-749&quot;, &quot;publisher&quot;: &quot;Elsevier Inc.&quot;, &quot;title&quot;: &quot;Hippocampal \&quot;time cells\&quot; bridge the gap in memory for discontiguous events&quot;, &quot;type&quot;: &quot;article-journal&quot;, &quot;volume&quot;: &quot;71&quot;}, &quot;uris&quot;: [&quot;http://www.mendeley.com/documents/?uuid=202592b0-edd1-43ae-a893-4df00bfd3680&quot;]}, {&quot;id&quot;: &quot;ITEM-7&quot;, &quot;itemData&quot;: {&quot;DOI&quot;: &quot;10.1016/j.neuron.2015.09.031&quot;, &quot;ISSN&quot;: &quot;10974199&quot;, &quot;PMID&quot;: &quot;26539893&quot;, &quot;abstract&quot;: &quot;The spatial scale of grid cells may be provided by self-generated motion information or by external sensory information from environmental cues. To determine whether grid cell activity reflects distance traveled or elapsed time independent of external information, we recorded grid cells as animals ran in place on a treadmill. Grid cell activity was only weakly influenced by location, but most grid cells and other neurons recorded from the same electrodes strongly signaled a combination of distance and time, with some signaling only distance or time. Grid cells were more sharply tuned to time and distance than non-grid cells. Many grid cells exhibited multiple firing fields during treadmill running, parallel to the periodic firing fields observed in open fields, suggesting a common mode of information processing. These observations indicate that, in the absence of external dynamic cues, grid cells integrate self-generated distance and time information to encode a representation of experience.&quot;, &quot;author&quot;: [{&quot;dropping-particle&quot;: &quot;&quot;, &quot;family&quot;: &quot;Kraus&quot;, &quot;given&quot;: &quot;Benjamin J.&quot;, &quot;non-dropping-particle&quot;: &quot;&quot;, &quot;parse-names&quot;: false, &quot;suffix&quot;: &quot;&quot;}, {&quot;dropping-particle&quot;: &quot;&quot;, &quot;family&quot;: &quot;Brandon&quot;, &quot;given&quot;: &quot;Mark P.&quot;, &quot;non-dropping-particle&quot;: &quot;&quot;, &quot;parse-names&quot;: false, &quot;suffix&quot;: &quot;&quot;}, {&quot;dropping-particle&quot;: &quot;&quot;, &quot;family&quot;: &quot;Robinson&quot;, &quot;given&quot;: &quot;Robert J.&quot;, &quot;non-dropping-particle&quot;: &quot;&quot;, &quot;parse-names&quot;: false, &quot;suffix&quot;: &quot;&quot;}, {&quot;dropping-particle&quot;: &quot;&quot;, &quot;family&quot;: &quot;Connerney&quot;, &quot;given&quot;: &quot;Michael A.&quot;, &quot;non-dropping-particle&quot;: &quot;&quot;, &quot;parse-names&quot;: false, &quot;suffix&quot;: &quot;&quot;}, {&quot;dropping-particle&quot;: &quot;&quot;, &quot;family&quot;: &quot;Hasselmo&quot;, &quot;given&quot;: &quot;Michael E.&quot;, &quot;non-dropping-particle&quot;: &quot;&quot;, &quot;parse-names&quot;: false, &quot;suffix&quot;: &quot;&quot;}, {&quot;dropping-particle&quot;: &quot;&quot;, &quot;family&quot;: &quot;Eichenbaum&quot;, &quot;given&quot;: &quot;Howard&quot;, &quot;non-dropping-particle&quot;: &quot;&quot;, &quot;parse-names&quot;: false, &quot;suffix&quot;: &quot;&quot;}], &quot;container-title&quot;: &quot;Neuron&quot;, &quot;id&quot;: &quot;ITEM-7&quot;, &quot;issue&quot;: &quot;3&quot;, &quot;issued&quot;: {&quot;date-parts&quot;: [[&quot;2015&quot;]]}, &quot;page&quot;: &quot;578-589&quot;, &quot;publisher&quot;: &quot;Elsevier Inc.&quot;, &quot;title&quot;: &quot;During Running in Place, Grid Cells Integrate Elapsed Time and Distance Run&quot;, &quot;type&quot;: &quot;article-journal&quot;, &quot;volume&quot;: &quot;88&quot;}, &quot;uris&quot;: [&quot;http://www.mendeley.com/documents/?uuid=f8503297-d1ac-4faa-907c-f57e78c4165f&quot;]}, {&quot;id&quot;: &quot;ITEM-8&quot;, &quot;itemData&quot;: {&quot;DOI&quot;: &quot;10.1016/j.neuron.2013.04.015&quot;, &quot;ISBN&quot;: &quot;0896-6273&quot;, &quot;ISSN&quot;: &quot;08966273&quot;, &quot;PMID&quot;: &quot;23707613&quot;, &quot;abstract&quot;: &quot;Recent studies have reported the existence of hippocampal \&quot;time cells,\&quot; neurons that fire at particular moments during periods when behavior and location are relatively constant. However, an alternative explanation of apparent time coding is that hippocampal neurons \&quot;path integrate\&quot; to encode the distance an animal has traveled. Here, we examined hippocampal neuronal firing patterns as rats ran in place on a treadmill, thus \&quot;clamping\&quot; behavior and location, while we varied the treadmill speed to distinguish time elapsed from distance traveled. Hippocampal neurons were strongly influenced by time and distance, and less so by minor variations in location. Furthermore, the activity of different neurons reflected integration over time and distance to varying extents, with most neurons strongly influenced by both factors and some significantly influenced by only time or distance. Thus, hippocampal neuronal networks captured both the organization of time and distance in a situation where these dimensions dominated an ongoing experience&quot;, &quot;author&quot;: [{&quot;dropping-particle&quot;: &quot;&quot;, &quot;family&quot;: &quot;Kraus&quot;, &quot;given&quot;: &quot;BenjaminJ&quot;, &quot;non-dropping-particle&quot;: &quot;&quot;, &quot;parse-names&quot;: false, &quot;suffix&quot;: &quot;&quot;}, {&quot;dropping-particle&quot;: &quot;&quot;, &quot;family&quot;: &quot;Robinson&quot;, &quot;given&quot;: &quot;RobertJ&quot;, &quot;non-dropping-particle&quot;: &quot;&quot;, &quot;parse-names&quot;: false, &quot;suffix&quot;: &quot;&quot;}, {&quot;dropping-particle&quot;: &quot;&quot;, &quot;family&quot;: &quot;White&quot;, &quot;given&quot;: &quot;JohnA&quot;, &quot;non-dropping-particle&quot;: &quot;&quot;, &quot;parse-names&quot;: false, &quot;suffix&quot;: &quot;&quot;}, {&quot;dropping-particle&quot;: &quot;&quot;, &quot;family&quot;: &quot;Eichenbaum&quot;, &quot;given&quot;: &quot;Howard&quot;, &quot;non-dropping-particle&quot;: &quot;&quot;, &quot;parse-names&quot;: false, &quot;suffix&quot;: &quot;&quot;}, {&quot;dropping-particle&quot;: &quot;&quot;, &quot;family&quot;: &quot;Hasselmo&quot;, &quot;given&quot;: &quot;MichaelE&quot;, &quot;non-dropping-particle&quot;: &quot;&quot;, &quot;parse-names&quot;: false, &quot;suffix&quot;: &quot;&quot;}], &quot;container-title&quot;: &quot;Neuron&quot;, &quot;id&quot;: &quot;ITEM-8&quot;, &quot;issue&quot;: &quot;6&quot;, &quot;issued&quot;: {&quot;date-parts&quot;: [[&quot;2013&quot;]]}, &quot;page&quot;: &quot;1090-1101&quot;, &quot;publisher&quot;: &quot;Elsevier Inc.&quot;, &quot;title&quot;: &quot;Hippocampal \&quot;Time Cells\&quot;: Time versus Path Integration&quot;, &quot;type&quot;: &quot;article-journal&quot;, &quot;volume&quot;: &quot;78&quot;}, &quot;uris&quot;: [&quot;http://www.mendeley.com/documents/?uuid=7771b699-daaa-45d7-8784-030b8f81345a&quot;]}], &quot;mendeley&quot;: {&quot;formattedCitation&quot;: &quot;(Eichenbaum, 2004, 2017; B. Kraus et al., 2013; B. J. Kraus et al., 2015; MacDonald et al., 2011, 2013; Mau et al., 2018; Pastalkova et al., 2008)&quot;, &quot;plainTextFormattedCitation&quot;: &quot;(Eichenbaum, 2004, 2017; B. Kraus et al., 2013; B. J. Kraus et al., 2015; MacDonald et al., 2011, 2013; Mau et al., 2018; Pastalkova et al., 2008)&quot;, &quot;previouslyFormattedCitation&quot;: &quot;(Eichenbaum, 2004, 2017; B. Kraus et al., 2013; B. J. Kraus et al., 2015; MacDonald et al., 2011, 2013; Mau et al., 2018; Pastalkova et al., 2008)&quot;}, &quot;properties&quot;: {&quot;noteIndex&quot;: 0}, &quot;schema&quot;: &quot;https://github.com/citation-style-language/schema/raw/master/csl-citation.json&quot;} RND8PhRWGrfZi"/><text:span text:style-name="T30">.</text:span><text:span text:style-name="T28"> </text:span><text:span text:style-name="T56">However, hippocampal mechanisms for Trace Eye-Blink conditioning have not been studied in detail, especially given the different behavioural context of </text:span><text:span text:style-name="T57">a</text:span><text:span text:style-name="T56">versive </text:span><text:span text:style-name="T31">unconditioned stimuli</text:span><text:span text:style-name="T56">.</text:span></text:p>
      <text:p text:style-name="P16"/>
      <text:p text:style-name="P10"><text:span text:style-name="T56">We </text:span><text:span text:style-name="T28">prototyped</text:span><text:span text:style-name="T56"> a GCaMP6f based </text:span><text:span text:style-name="T44">in vivo</text:span><text:span text:style-name="T56"> Hippocampal preparation that allowed for chronic, longitudinal recordings of hippocampal CA1, by 2-Photon Calcium Imaging </text:span><text:reference-mark-start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18">(D. A. Dombeck et al., 2010)</text:span><text:reference-mark-end text:name="ADDIN CSL_CITATION {&quot;citationItems&quot;: [{&quot;id&quot;: &quot;ITEM-1&quot;, &quot;itemData&quot;: {&quot;DOI&quot;: &quot;10.1038/nn.2648&quot;, &quot;ISSN&quot;: &quot;1546-1726&quot;, &quot;PMID&quot;: &quot;20890294&quot;, &quot;abstract&quot;: &quot;Spatial navigation is often used as a behavioral task in studies of the neuronal circuits that underlie cognition, learning and memory in rodents. The combination of in vivo microscopy with genetically encoded indicators has provided an important new tool for studying neuronal circuits, but has been technically difficult to apply during navigation. Here we describe methods for imaging the activity of neurons in the CA1 region of the hippocampus with subcellular resolution in behaving mice. Neurons that expressed the genetically encoded calcium indicator GCaMP3 were imaged through a chronic hippocampal window. Head-restrained mice performed spatial behaviors in a setup combining a virtual reality system and a custom-built two-photon microscope. We optically identified populations of place cells and determined the correlation between the location of their place fields in the virtual environment and their anatomical location in the local circuit. The combination of virtual reality and high-resolution functional imaging should allow a new generation of studies to investigate neuronal circuit dynamics during behavior.&quot;, &quot;author&quot;: [{&quot;dropping-particle&quot;: &quot;&quot;, &quot;family&quot;: &quot;Dombeck&quot;, &quot;given&quot;: &quot;Daniel A&quot;, &quot;non-dropping-particle&quot;: &quot;&quot;, &quot;parse-names&quot;: false, &quot;suffix&quot;: &quot;&quot;}, {&quot;dropping-particle&quot;: &quot;&quot;, &quot;family&quot;: &quot;Harvey&quot;, &quot;given&quot;: &quot;Christopher D&quot;, &quot;non-dropping-particle&quot;: &quot;&quot;, &quot;parse-names&quot;: false, &quot;suffix&quot;: &quot;&quot;}, {&quot;dropping-particle&quot;: &quot;&quot;, &quot;family&quot;: &quot;Tian&quot;, &quot;given&quot;: &quot;Lin&quot;, &quot;non-dropping-particle&quot;: &quot;&quot;, &quot;parse-names&quot;: false, &quot;suffix&quot;: &quot;&quot;}, {&quot;dropping-particle&quot;: &quot;&quot;, &quot;family&quot;: &quot;Looger&quot;, &quot;given&quot;: &quot;Loren L&quot;, &quot;non-dropping-particle&quot;: &quot;&quot;, &quot;parse-names&quot;: false, &quot;suffix&quot;: &quot;&quot;}, {&quot;dropping-particle&quot;: &quot;&quot;, &quot;family&quot;: &quot;Tank&quot;, &quot;given&quot;: &quot;David W&quot;, &quot;non-dropping-particle&quot;: &quot;&quot;, &quot;parse-names&quot;: false, &quot;suffix&quot;: &quot;&quot;}], &quot;container-title&quot;: &quot;Nature neuroscience&quot;, &quot;id&quot;: &quot;ITEM-1&quot;, &quot;issue&quot;: &quot;11&quot;, &quot;issued&quot;: {&quot;date-parts&quot;: [[&quot;2010&quot;, &quot;11&quot;]]}, &quot;page&quot;: &quot;1433-40&quot;, &quot;title&quot;: &quot;Functional imaging of hippocampal place cells at cellular resolution during virtual navigation.&quot;, &quot;type&quot;: &quot;article-journal&quot;, &quot;volume&quot;: &quot;13&quot;}, &quot;uris&quot;: [&quot;http://www.mendeley.com/documents/?uuid=4c99620e-8e4e-4559-8619-a058cb329d2d&quot;]}], &quot;mendeley&quot;: {&quot;formattedCitation&quot;: &quot;(D. A. Dombeck et al., 2010)&quot;, &quot;plainTextFormattedCitation&quot;: &quot;(D. A. Dombeck et al., 2010)&quot;, &quot;previouslyFormattedCitation&quot;: &quot;(D. A. Dombeck et al., 2010)&quot;}, &quot;properties&quot;: {&quot;noteIndex&quot;: 0}, &quot;schema&quot;: &quot;https://github.com/citation-style-language/schema/raw/master/csl-citation.json&quot;} RNDJofukEDQ30"/><text:span text:style-name="T56">⁠ that could be combined with a stable and adaptable learning protocols of Trace Eye-Blink Conditioning </text:span><text:reference-mark-start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18">(Siegel et al., 2015)</text:span><text:reference-mark-end text:name="ADDIN CSL_CITATION {&quot;citationItems&quot;: [{&quot;id&quot;: &quot;ITEM-1&quot;, &quot;itemData&quot;: {&quot;DOI&quot;: &quot;10.1523/ENEURO.0051-14.2015&quot;, &quot;ISSN&quot;: &quot;2373-2822&quot;, &quot;PMID&quot;: &quot;26464998&quot;, &quot;abstract&quot;: &quot;Trace eyeblink conditioning is useful for studying the interaction of multiple brain areas in learning and memory. The goal of the current work was to determine whether trace eyeblink conditioning could be established in a mouse model in the absence of elicited startle responses and the brain circuitry that supports this learning. We show here that mice can acquire trace conditioned responses (tCRs) devoid of startle while head-restrained and permitted to freely run on a wheel. Most mice (75%) could learn with a trace interval of 250 ms. Because tCRs were not contaminated with startle-associated components, we were able to document the development and timing of tCRs in mice, as well as their long-term retention (at 7 and 14 d) and flexible expression (extinction and reacquisition). To identify the circuitry involved, we made restricted lesions of the medial prefrontal cortex (mPFC) and found that learning was prevented. Furthermore, inactivation of the cerebellum with muscimol completely abolished tCRs, demonstrating that learned responses were driven by the cerebellum. Finally, inactivation of the mPFC and amygdala in trained animals nearly abolished tCRs. Anatomical data from these critical regions showed that mPFC and amygdala both project to the rostral basilar pons and overlap with eyelid-associated pontocerebellar neurons. The data provide the first report of trace eyeblink conditioning in mice in which tCRs were driven by the cerebellum and required a localized region of mPFC for acquisition. The data further reveal a specific role for the amygdala as providing a conditioned stimulus-associated input to the cerebellum.&quot;, &quot;author&quot;: [{&quot;dropping-particle&quot;: &quot;&quot;, &quot;family&quot;: &quot;Siegel&quot;, &quot;given&quot;: &quot;J. J.&quot;, &quot;non-dropping-particle&quot;: &quot;&quot;, &quot;parse-names&quot;: false, &quot;suffix&quot;: &quot;&quot;}, {&quot;dropping-particle&quot;: &quot;&quot;, &quot;family&quot;: &quot;Taylor&quot;, &quot;given&quot;: &quot;W.&quot;, &quot;non-dropping-particle&quot;: &quot;&quot;, &quot;parse-names&quot;: false, &quot;suffix&quot;: &quot;&quot;}, {&quot;dropping-particle&quot;: &quot;&quot;, &quot;family&quot;: &quot;Gray&quot;, &quot;given&quot;: &quot;R.&quot;, &quot;non-dropping-particle&quot;: &quot;&quot;, &quot;parse-names&quot;: false, &quot;suffix&quot;: &quot;&quot;}, {&quot;dropping-particle&quot;: &quot;&quot;, &quot;family&quot;: &quot;Kalmbach&quot;, &quot;given&quot;: &quot;B.&quot;, &quot;non-dropping-particle&quot;: &quot;&quot;, &quot;parse-names&quot;: false, &quot;suffix&quot;: &quot;&quot;}, {&quot;dropping-particle&quot;: &quot;V.&quot;, &quot;family&quot;: &quot;Zemelman&quot;, &quot;given&quot;: &quot;B.&quot;, &quot;non-dropping-particle&quot;: &quot;&quot;, &quot;parse-names&quot;: false, &quot;suffix&quot;: &quot;&quot;}, {&quot;dropping-particle&quot;: &quot;&quot;, &quot;family&quot;: &quot;Desai&quot;, &quot;given&quot;: &quot;N. S.&quot;, &quot;non-dropping-particle&quot;: &quot;&quot;, &quot;parse-names&quot;: false, &quot;suffix&quot;: &quot;&quot;}, {&quot;dropping-particle&quot;: &quot;&quot;, &quot;family&quot;: &quot;Johnston&quot;, &quot;given&quot;: &quot;D.&quot;, &quot;non-dropping-particle&quot;: &quot;&quot;, &quot;parse-names&quot;: false, &quot;suffix&quot;: &quot;&quot;}, {&quot;dropping-particle&quot;: &quot;&quot;, &quot;family&quot;: &quot;Chitwood&quot;, &quot;given&quot;: &quot;R. A.&quot;, &quot;non-dropping-particle&quot;: &quot;&quot;, &quot;parse-names&quot;: false, &quot;suffix&quot;: &quot;&quot;}], &quot;container-title&quot;: &quot;eNeuro&quot;, &quot;id&quot;: &quot;ITEM-1&quot;, &quot;issue&quot;: &quot;4&quot;, &quot;issued&quot;: {&quot;date-parts&quot;: [[&quot;2015&quot;]]}, &quot;page&quot;: &quot;ENEURO.0051-14.2015&quot;, &quot;title&quot;: &quot;Trace Eyeblink Conditioning in Mice Is Dependent upon the Dorsal Medial Prefrontal Cortex, Cerebellum, and Amygdala: Behavioral Characterization and Functional Circuitry&quot;, &quot;type&quot;: &quot;article-journal&quot;, &quot;volume&quot;: &quot;2&quot;}, &quot;uris&quot;: [&quot;http://www.mendeley.com/documents/?uuid=fdde271d-c134-4668-944d-1ca06e48519a&quot;]}], &quot;mendeley&quot;: {&quot;formattedCitation&quot;: &quot;(Siegel et al., 2015)&quot;, &quot;plainTextFormattedCitation&quot;: &quot;(Siegel et al., 2015)&quot;, &quot;previouslyFormattedCitation&quot;: &quot;(Siegel et al., 2015)&quot;}, &quot;properties&quot;: {&quot;noteIndex&quot;: 0}, &quot;schema&quot;: &quot;https://github.com/citation-style-language/schema/raw/master/csl-citation.json&quot;} RNDrLKUIuop2J"/><text:span text:style-name="T56">.</text:span></text:p>
      <text:p text:style-name="P10"><text:span text:style-name="T28">From our preliminary set of recordings we</text:span><text:span text:style-name="T56"> were able to,</text:span></text:p>
      <text:list xml:id="list3644811576" text:style-name="L3">
        <text:list-item>
          <text:p text:style-name="P46">Detect Time Cells in our population recordings,</text:p>
        </text:list-item>
        <text:list-item>
          <text:p text:style-name="P44"><text:span text:style-name="T56">Observe </text:span><text:span text:style-name="T28">signs of </text:span><text:span text:style-name="T56">expansion of the time cell sub-population over early stages of learning, </text:span><text:span text:style-name="T58">and</text:span></text:p>
        </text:list-item>
        <text:list-item>
          <text:p text:style-name="P46"><text:soft-page-break/>Observe shifts in the timing of peak for known, chronically tracked time cells, typically moving away from the US and towards the CS.</text:p>
        </text:list-item>
      </text:list>
      <text:p text:style-name="P16"/>
      <text:p text:style-name="P16">Technical difficulties prevented us from expanding our experimental recording datasets to the point where these results could be looked at more critically and the results may be sufficient for publication. We discuss our prototyping efforts and preliminary data for this project in detail, in the last few sections each of Chapters 2 (“Behaviour”) and 3 (“Imaging”).</text:p>
      <text:p text:style-name="P24">Project III - <text:s/><text:span text:style-name="T45">What is the best way to detect and score time-tuned cellular activity</text:span></text:p>
      <text:p text:style-name="P20"/>
      <text:p text:style-name="P9"><text:span text:style-name="T63">Given that we had collected a reasonable sample of multi-day tracked cells while head-fixed mice were being trained to a Trace Eye-Blink Conditioning (TEC) task, we wished to move forward to identifying Time Cells in the mo</text:span><text:span text:style-name="T32">st </text:span><text:span text:style-name="T63">reliable way, </text:span><text:span text:style-name="T64">with the aim to </text:span><text:span text:style-name="T33">drawing</text:span><text:span text:style-name="T64"> quality conclusions from the physiology recordings.</text:span></text:p>
      <text:p text:style-name="P17"/>
      <text:p text:style-name="P9"><text:span text:style-name="T63">The paper entitled “Synthetic Data Resource and Benchmarks for Time Cell Analysis and Detection Algorithms” (Ananthamurthy &amp; Bhalla, 2023) was a consolidation of our </text:span><text:span text:style-name="T32">progress</text:span><text:span text:style-name="T63"> to analyse physiology data from real and synthetic cells </text:span><text:span text:style-name="T32">expressed as c</text:span><text:span text:style-name="T63">alcium activity trials and sessions.</text:span></text:p>
      <text:p text:style-name="P17"/>
      <text:p text:style-name="P1"><text:span text:style-name="T34">Here, we u</text:span><text:span text:style-name="T66">sed a computational approach </text:span><text:span text:style-name="T34">and</text:span><text:span text:style-name="T66"> </text:span><text:span text:style-name="T34">developed</text:span><text:span text:style-name="T66"> categorically labelled, user definable, large scale synthetic datasets, as a test bed </text:span><text:span text:style-name="T34">to compare and benchmark</text:span><text:span text:style-name="T66"> the predictions made by popular time cell detection algorithms. We were able to test the sensitivity of these computational algorithms across a wide array of experimental recording parameters, and could ultimately conclude the best </text:span><text:soft-page-break/><text:span text:style-name="T66">operational regimes for each of them. All of the code base for this project is freely available online (</text:span><text:a xlink:type="simple" xlink:href="https://github.com/bhallalab/TimeCellAnalysis" text:style-name="Internet_20_link" text:visited-style-name="Visited_20_Internet_20_Link"><text:span text:style-name="T66">https://github.com/bhallalab/TimeCellAnalysis</text:span></text:a><text:span text:style-name="T66">) and </text:span><text:span text:style-name="T34">i</text:span><text:span text:style-name="T66">s inten</text:span><text:span text:style-name="T34">d</text:span><text:span text:style-name="T66">ed to be a resource to researchers.</text:span></text:p>
      <text:p text:style-name="P18"/>
      <text:p text:style-name="P11"><text:span text:style-name="T63">T</text:span><text:span text:style-name="T65">he paper is attached as Chapter 3 (“Analysis”).</text:span></text:p>
      <text:p text:style-name="P5"/>
      <text:p text:style-name="P21"><text:s/></text:p>
      <text:section text:style-name="Sect1" text:name="ADDIN Mendeley Bibliography CSL_BIBLIOGRAPHY  RNDre89FXVBTi">
        <text:p text:style-name="P36">Andermann, M. L., Gilfoy, N. B., Goldey, G. J., Sachdev, R. N. S., Wölfel, M., McCormick, D. A., Reid, R. C., &amp; Levene, M. J. (2013). Chronic Cellular Imaging of Entire Cortical Columns in Awake Mice Using Microprisms. <text:span text:style-name="T42">Neuron</text:span>, <text:span text:style-name="T42">80</text:span>(4), 900–913. https://doi.org/10.1016/j.neuron.2013.07.052</text:p>
        <text:p text:style-name="P36">Andersen, R. A., Snyder, L. H., Li, C.-S., &amp; Stricanne, B. (1993). Coordinate transformations in the representation of spatial information. <text:span text:style-name="T42">Current Opinion in Neurobiology</text:span>, <text:span text:style-name="T42">3</text:span>(2), 171–176. https://doi.org/https://doi.org/10.1016/0959-4388(93)90206-E</text:p>
        <text:p text:style-name="P36">Aronov, D., &amp; Tank, D. W. (2014). Engagement of Neural Circuits Underlying 2D Spatial Navigation in a Rodent Virtual Reality System. <text:span text:style-name="T42">Neuron</text:span>, <text:span text:style-name="T42">84</text:span>(2). https://doi.org/10.1016/j.neuron.2014.08.042</text:p>
        <text:p text:style-name="P36">Attardo, A., Fitzgerald, J. E., &amp; Schnitzer, M. J. (2015). Impermanence of dendritic spines in live adult CA1 hippocampus. <text:span text:style-name="T42">Nature</text:span>, <text:span text:style-name="T42">523</text:span>(7562), 592–596. https://doi.org/10.1038/nature14467</text:p>
        <text:p text:style-name="P36">Barretto, R. P. J., Messerschmidt, B., &amp; Schnitzer, M. J. (2009). In vivo fluorescence imaging with high-resolution microlenses. <text:span text:style-name="T42">Nature Methods</text:span>, <text:span text:style-name="T42">6</text:span>(7), 511–512. https://doi.org/10.1038/nmeth.1339</text:p>
        <text:p text:style-name="P36">Denk, W., Strickler, J. H., &amp; Webb, W. W. (1990). Two-photon laser scanning fluorescence microscopy. <text:span text:style-name="T42">Science (New York, N.Y.)</text:span>, <text:span text:style-name="T42">248</text:span>(4951), 73–76. https://doi.org/10.1126/science.2321027</text:p>
        <text:p text:style-name="P36"><text:soft-page-break/>Dhawale, A. K., Poddar, R., Wolff, S. B. E., Normand, V. A., Kopelowitz, E., &amp; Ölveczky, B. P. (2017). Automated long-term recording and analysis of neural activity in behaving animals. <text:span text:style-name="T42">ELife</text:span>, <text:span text:style-name="T42">6</text:span>, e27702. https://doi.org/10.7554/eLife.27702</text:p>
        <text:p text:style-name="P36">Dickinson, A., Nicholas, D. J., &amp; Mackintosh, N. J. (1983). A re-examination of one-trial blocking in conditioned suppression. <text:span text:style-name="T42">The Quarterly Journal of Experimental Psychology B: Comparative and Physiological Psychology</text:span>, <text:span text:style-name="T42">35</text:span>, 67–79. https://doi.org/10.1080/14640748308400914</text:p>
        <text:p text:style-name="P36">Dombeck, D. A., Graziano, M. S., &amp; Tank, D. W. (2009). Functional clustering of neurons in motor cortex determined by cellular resolution imaging in awake behaving mice. <text:span text:style-name="T42">The Journal of Neuroscience : The Official Journal of the Society for Neuroscience</text:span>, <text:span text:style-name="T42">29</text:span>(44), 13751–13760. https://doi.org/10.1523/JNEUROSCI.2985-09.2009</text:p>
        <text:p text:style-name="P36">Dombeck, D. A., Harvey, C. D., Tian, L., Looger, L. L., &amp; Tank, D. W. (2010). Functional imaging of hippocampal place cells at cellular resolution during virtual navigation. <text:span text:style-name="T42">Nature Neuroscience</text:span>, <text:span text:style-name="T42">13</text:span>(11), 1433–1440. https://doi.org/10.1038/nn.2648</text:p>
        <text:p text:style-name="P36">Dombeck, D. A., Khabbaz, A. N., Collman, F., Adelman, T. L., &amp; Tank, D. W. (2007). Imaging large-scale neural activity with cellular resolution in awake, mobile mice. <text:span text:style-name="T42">Neuron</text:span>, <text:span text:style-name="T42">56</text:span>(1), 43–57. https://doi.org/10.1016/j.neuron.2007.08.003</text:p>
        <text:p text:style-name="P36">Dombeck, D., &amp; Tank, D. (2014). Two-photon imaging of neural activity in awake mobile mice. <text:span text:style-name="T42">Cold Spring Harbor Protocols</text:span>, <text:span text:style-name="T42">2014</text:span>(7), 726–736. https://doi.org/10.1101/pdb.top081810</text:p>
        <text:p text:style-name="P36">Eichenbaum, H. (2004). Hippocampus: Cognitive processes and neural representations that underlie declarative memory. <text:span text:style-name="T42">Neuron</text:span>, <text:span text:style-name="T42">44</text:span>(1), 109–120. https://doi.org/10.1016/j.neuron.2004.08.028</text:p>
        <text:p text:style-name="P36"><text:soft-page-break/>Eichenbaum, H. (2017). On the Integration of Space, Time, and Memory. <text:span text:style-name="T42">Neuron</text:span>, <text:span text:style-name="T42">95</text:span>(5), 1007–1018. https://doi.org/10.1016/j.neuron.2017.06.036</text:p>
        <text:p text:style-name="P36">Fassihi, A., Akrami, A., Pulecchi, F., Schönfelder, V., &amp; Diamond, M. E. (2017). Transformation of Perception from Sensory to Motor Cortex. <text:span text:style-name="T42">Current Biology : CB</text:span>, <text:span text:style-name="T42">27</text:span>(11), 1585-1596.e6. https://doi.org/10.1016/j.cub.2017.05.011</text:p>
        <text:p text:style-name="P36">Foster, D. J. (2017). Replay Comes of Age. <text:span text:style-name="T42">Annual Review of Neuroscience</text:span>, <text:span text:style-name="T42">40</text:span>, 581–602. https://doi.org/10.1146/annurev-neuro-072116-031538</text:p>
        <text:p text:style-name="P36">Francis, M., Qian, X., Charbel, C., Ledoux, J., Parker, J. C., &amp; Taylor, M. S. (2012). Automated region of interest analysis of dynamic Ca<text:span text:style-name="T12">2</text:span>+ signals in image sequences. <text:span text:style-name="T42">American Journal of Physiology. Cell Physiology</text:span>, <text:span text:style-name="T42">303</text:span>(3), C236-43. https://doi.org/10.1152/ajpcell.00016.2012</text:p>
        <text:p text:style-name="P36">Fyhn, M., Molden, S., Witter, M. P., Moser, E. I., &amp; Moser, M.-B. (2004). Spatial representation in the entorhinal cortex. <text:span text:style-name="T42">Science (New York, N.Y.)</text:span>, <text:span text:style-name="T42">305</text:span>(5688), 1258–1264. https://doi.org/10.1126/science.1099901</text:p>
        <text:p text:style-name="P36">Hafting, T., Fyhn, M., Molden, S., Moser, M.-B., &amp; Moser, E. I. (2005). Microstructure of a spatial map in the entorhinal cortex. <text:span text:style-name="T42">Nature</text:span>, <text:span text:style-name="T42">436</text:span>(7052), 801–806. https://doi.org/10.1038/nature03721</text:p>
        <text:p text:style-name="P36">Harvey, C. D., Collman, F., Dombeck, D. A., &amp; Tank, D. W. (2009). Intracellular dynamics of hippocampal place cells during virtual navigation. <text:span text:style-name="T42">Nature</text:span>, <text:span text:style-name="T42">461</text:span>(7266), 941–946. https://doi.org/10.1038/nature08499</text:p>
        <text:p text:style-name="P36">Helmchen, F., &amp; Denk, W. (2005). <text:span text:style-name="T42">Deep tissue two-photon microscopy</text:span>. <text:span text:style-name="T42">2</text:span>(12), 9. https://doi.org/10.1038/nmeth818</text:p>
        <text:p text:style-name="P36"><text:soft-page-break/>Jun, J. J., Steinmetz, N. A., Siegle, J. H., Denman, D. J., Bauza, M., Barbarits, B., Lee, A. K., Anastassiou, C. A., Andrei, A., Aydin, Ç., Barbic, M., Blanche, T. J., Bonin, V., Couto, J., Dutta, B., Gratiy, S. L., Gutnisky, D. A., Häusser, M., Karsh, B., … Harris, T. D. (2017). Fully integrated silicon probes for high-density recording of neural activity. <text:span text:style-name="T42">Nature</text:span>, <text:span text:style-name="T42">551</text:span>(7679), 232–236. https://doi.org/10.1038/nature24636</text:p>
        <text:p text:style-name="P36">Kalmbach, B. E., Davis, T., Ohyama, T., Riusech, F., Nores, W. L., &amp; Mauk, M. D. (2010). Cerebellar Cortex Contributions to the Expression and Timing of Conditioned Eyelid Responses. <text:span text:style-name="T42">Journal of Neurophysiology</text:span>, <text:span text:style-name="T42">103</text:span>(4), 2039–2049. https://doi.org/10.1152/jn.00033.2010</text:p>
        <text:p text:style-name="P36">Kalmbach, B. E., Ohyama, T., &amp; Mauk, M. D. (2010). Temporal Patterns of Inputs to Cerebellum Necessary and Sufficient for Trace Eyelid Conditioning. <text:span text:style-name="T42">Journal of Neurophysiology</text:span>, <text:span text:style-name="T42">104</text:span>(2), 627–640. https://doi.org/10.1152/jn.00169.2010</text:p>
        <text:p text:style-name="P36">Khan, A. G., Parthasarathy, K., &amp; Bhalla, U. S. (2010). Odor representations in the mammalian olfactory bulb. <text:span text:style-name="T42">Wiley Interdisciplinary Reviews. Systems Biology and Medicine</text:span>, <text:span text:style-name="T42">2</text:span>(5), 603–611. https://doi.org/10.1002/wsbm.85</text:p>
        <text:p text:style-name="P36">Kraus, B. J., Brandon, M. P., Robinson, R. J., Connerney, M. A., Hasselmo, M. E., &amp; Eichenbaum, H. (2015). During Running in Place, Grid Cells Integrate Elapsed Time and Distance Run. <text:span text:style-name="T42">Neuron</text:span>, <text:span text:style-name="T42">88</text:span>(3), 578–589. https://doi.org/10.1016/j.neuron.2015.09.031</text:p>
        <text:p text:style-name="P36">Kraus, B., Robinson, R., White, J., Eichenbaum, H., &amp; Hasselmo, M. (2013). Hippocampal “Time Cells”: Time versus Path Integration. <text:span text:style-name="T42">Neuron</text:span>, <text:span text:style-name="T42">78</text:span>(6), 1090–1101. https://doi.org/10.1016/j.neuron.2013.04.015</text:p>
        <text:p text:style-name="P36"><text:soft-page-break/>Krupa, D., &amp; Thompson, R. (2003). Inhibiting the Expression of a Classically Conditioned Behavior Prevents Its Extinction. <text:span text:style-name="T42">The Journal of Neuroscience : The Official Journal of the Society for Neuroscience</text:span>, <text:span text:style-name="T42">23</text:span>, 10577–10584. https://doi.org/10.1523/JNEUROSCI.23-33-10577.2003</text:p>
        <text:p text:style-name="P36">MacDonald, C. J., Carrow, S., Place, R., &amp; Eichenbaum, H. (2013). Distinct hippocampal time cell sequences represent odor memories in immobilized rats. <text:span text:style-name="T42">The Journal of Neuroscience : The Official Journal of the Society for Neuroscience</text:span>, <text:span text:style-name="T42">33</text:span>(36), 14607–14616. https://doi.org/10.1523/JNEUROSCI.1537-13.2013</text:p>
        <text:p text:style-name="P36">MacDonald, C. J., Lepage, K. Q., Eden, U. T., &amp; Eichenbaum, H. (2011). Hippocampal “time cells” bridge the gap in memory for discontiguous events. <text:span text:style-name="T42">Neuron</text:span>, <text:span text:style-name="T42">71</text:span>(4), 737–749. https://doi.org/10.1016/j.neuron.2011.07.012</text:p>
        <text:p text:style-name="P36">Maruyama, R., Maeda, K., Moroda, H., Kato, I., Inoue, M., Miyakawa, H., &amp; Aonishi, T. (2014). Detecting cells using non-negative matrix factorization on calcium imaging data. <text:span text:style-name="T42">Neural Networks : The Official Journal of the International Neural Network <text:s/>Society</text:span>, <text:span text:style-name="T42">55</text:span>, 11–19. https://doi.org/10.1016/j.neunet.2014.03.007</text:p>
        <text:p text:style-name="P36">Mau, W., Sullivan, D. W., Kinsky, N. R., Hasselmo, M. E., Howard, M. W., &amp; Eichenbaum, H. (2018). The Same Hippocampal CA1 Population Simultaneously Codes Temporal Information over Multiple Timescales. <text:span text:style-name="T42">Current Biology</text:span>, <text:span text:style-name="T42">28</text:span>(10), 1499-1508.e4. https://doi.org/10.1016/j.cub.2018.03.051</text:p>
        <text:p text:style-name="P36">McNaughton, N., &amp; Gray, J. A. (2000). Anxiolytic action on the behavioural inhibition system implies multiple types of <text:s/>arousal contribute to anxiety. <text:span text:style-name="T42">Journal of Affective Disorders</text:span>, <text:span text:style-name="T42">61</text:span>(3), 161–176. https://doi.org/10.1016/s0165-0327(00)00344-x</text:p>
        <text:p text:style-name="P36">Medina, J. F., Garcia, K. S., Nores, W. L., Taylor, N. M., &amp; Mauk, M. D. (2000). Timing mechanisms in the cerebellum: testing predictions <text:soft-page-break/>of a large-scale <text:s/>computer simulation. <text:span text:style-name="T42">The Journal of Neuroscience : The Official Journal of the Society for <text:s/>Neuroscience</text:span>, <text:span text:style-name="T42">20</text:span>(14), 5516–5525. https://doi.org/10.1523/JNEUROSCI.20-14-05516.2000</text:p>
        <text:p text:style-name="P36">Meeks, J. P., Arnson, H. A., &amp; Holy, T. E. (2010). Representation and transformation of sensory information in the mouse accessory <text:s/>olfactory system. <text:span text:style-name="T42">Nature Neuroscience</text:span>, <text:span text:style-name="T42">13</text:span>(6), 723–730. https://doi.org/10.1038/nn.2546</text:p>
        <text:p text:style-name="P36">Modi, M. N., Dhawale, A. K., &amp; Bhalla, U. S. (2014). CA1 cell activity sequences emerge after reorganization of network correlation structure during associative learning. <text:span text:style-name="T42">ELife</text:span>, <text:span text:style-name="T42">3</text:span>, e01982–e01982. https://doi.org/10.7554/eLife.01982</text:p>
        <text:p text:style-name="P36">Morris, R. G. M., Garrud, P., Rawlins, J. N. P., &amp; O’Keefe, J. (1982). Place navigation impaired in rats with hippocampal lesions. <text:span text:style-name="T42">Nature</text:span>, <text:span text:style-name="T42">297</text:span>(5868), 681–683. https://doi.org/10.1038/297681a0</text:p>
        <text:p text:style-name="P36">Mukamel, E. A., Nimmerjahn, A., &amp; Schnitzer, M. J. (2009). Automated analysis of cellular signals from large-scale calcium imaging data. <text:span text:style-name="T42">Neuron</text:span>, <text:span text:style-name="T42">63</text:span>(6), 747–760. https://doi.org/10.1016/j.neuron.2009.08.009</text:p>
        <text:p text:style-name="P36">Murray, T. A., &amp; Levene, M. J. (2012). Singlet gradient index lens for deep in vivo multiphoton microscopy. <text:span text:style-name="T42">Journal of Biomedical Optics</text:span>, <text:span text:style-name="T42">17</text:span>(2), 021106. https://doi.org/10.1117/1.JBO.17.2.021106</text:p>
        <text:p text:style-name="P36">O’Keefe, J., &amp; Dostrovsky, J. (1971). The hippocampus as a spatial map. Preliminary evidence from unit activity in the <text:s/>freely-moving rat. <text:span text:style-name="T42">Brain Research</text:span>, <text:span text:style-name="T42">34</text:span>(1), 171–175. https://doi.org/10.1016/0006-8993(71)90358-1</text:p>
        <text:p text:style-name="P36">O’Keefe, J., &amp; Recce, M. L. (1993). Phase relationship between hippocampal place units and the EEG theta rhythm. <text:soft-page-break/><text:span text:style-name="T42">Hippocampus</text:span>, <text:span text:style-name="T42">3</text:span>(3), 317–330. https://doi.org/10.1002/hipo.450030307</text:p>
        <text:p text:style-name="P36">Ohyama, T., Nores, W. L., Murphy, M., &amp; Mauk, M. D. (2003). What the cerebellum computes. <text:span text:style-name="T42">Trends in Neurosciences</text:span>, <text:span text:style-name="T42">26</text:span>(4), 222–227. https://doi.org/10.1016/S0166-2236(03)00054-7</text:p>
        <text:p text:style-name="P36">Pachitariu, M., Stringer, C., Dipoppa, M., Schröder, S., Rossi, L. F., Dalgleish, H., Carandini, M., &amp; Harris, K. D. (2017). Suite2p: beyond 10,000 neurons with standard two-photon microscopy. <text:span text:style-name="T42">BioRxiv</text:span>, 61507. https://doi.org/10.1101/061507</text:p>
        <text:p text:style-name="P36">Paredes, R. M., Etzler, J. C., Watts, L. T., Zheng, W., &amp; Lechleiter, J. D. (2008). Chemical calcium indicators. <text:span text:style-name="T42">Methods (San Diego, Calif.)</text:span>, <text:span text:style-name="T42">46</text:span>(3), 143–151. https://doi.org/10.1016/j.ymeth.2008.09.025</text:p>
        <text:p text:style-name="P36">Pastalkova, E., Itskov, V., Amarasingham, A., &amp; Buzsaki, G. (2008). Internally Generated Cell Assembly Sequences in the Rat Hippocampus. <text:span text:style-name="T42">Science</text:span>, <text:span text:style-name="T42">321</text:span>(5894), 1322–1327. https://doi.org/10.1126/science.1159775</text:p>
        <text:p text:style-name="P36">Pavlov, I. P. (1927). Conditioned reflexes: an investigation of the physiological activity of the cerebral cortex. In <text:span text:style-name="T42">Conditioned reflexes: an investigation of the physiological activity of the cerebral cortex.</text:span> Oxford Univ. Press.</text:p>
        <text:p text:style-name="P36">Petersen, C. C. H. (2019). Sensorimotor processing in the rodent barrel cortex. <text:span text:style-name="T42">Nature Reviews. Neuroscience</text:span>, <text:span text:style-name="T42">20</text:span>(9), 533–546. https://doi.org/10.1038/s41583-019-0200-y</text:p>
        <text:p text:style-name="P36">Pnevmatikakis, E. A., Soudry, D., Gao, Y., Machado, T. A., Merel, J., Pfau, D., Reardon, T., Mu, Y., Lacefield, C., Yang, W., Ahrens, M., Bruno, R., Jessell, T. M., Peterka, D. S., Yuste, R., &amp; Paninski, L. (2016). Simultaneous Denoising, Deconvolution, and Demixing of <text:soft-page-break/>Calcium Imaging Data. <text:span text:style-name="T42">Neuron</text:span>, <text:span text:style-name="T42">89</text:span>(2), 285–299. https://doi.org/https://doi.org/10.1016/j.neuron.2015.11.037</text:p>
        <text:p text:style-name="P36">Poort, J., Khan, A. G., Pachitariu, M., Nemri, A., Orsolic, I., Krupic, J., Bauza, M., Sahani, M., Keller, G. B., Mrsic-Flogel, T. D., &amp; Hofer, S. B. (2015). Learning Enhances Sensory and Multiple Non-sensory Representations in Primary Visual Cortex. <text:span text:style-name="T42">Neuron</text:span>, <text:span text:style-name="T42">86</text:span>(6), 1478–1490. https://doi.org/10.1016/j.neuron.2015.05.037</text:p>
        <text:p text:style-name="P36">Scoville, W. B., &amp; Milner, B. (1957). Loss of recent memory after bilateral hippocampal lesions. In <text:span text:style-name="T42">Journal of Neurology, Neurosurgery &amp; Psychiatry</text:span> (Vol. 20, pp. 11–21). BMJ Publishing Group. https://doi.org/10.1136/jnnp.20.1.11</text:p>
        <text:p text:style-name="P36">Siegel, J. J., &amp; Mauk, M. D. (2013). Persistent Activity in Prefrontal Cortex during Trace Eyelid Conditioning: Dissociating Responses That Reflect Cerebellar Output from Those That Do Not. <text:span text:style-name="T42">The Journal of Neuroscience</text:span>, <text:span text:style-name="T42">33</text:span>(38), 15272 LP – 15284. https://doi.org/10.1523/JNEUROSCI.1238-13.2013</text:p>
        <text:p text:style-name="P36">Siegel, J. J., Taylor, W., Gray, R., Kalmbach, B., Zemelman, B. V., Desai, N. S., Johnston, D., &amp; Chitwood, R. A. (2015). Trace Eyeblink Conditioning in Mice Is Dependent upon the Dorsal Medial Prefrontal Cortex, Cerebellum, and Amygdala: Behavioral Characterization and Functional Circuitry. <text:span text:style-name="T42">ENeuro</text:span>, <text:span text:style-name="T42">2</text:span>(4), ENEURO.0051-14.2015. https://doi.org/10.1523/ENEURO.0051-14.2015</text:p>
        <text:p text:style-name="P36">Skaggs, W., McNaughton, B., Gothard, K., &amp; Markus, E. (1996). An Information-Theoretic Approach to Deciphering the Hippocampal Code. <text:span text:style-name="T42">Neural Inf. Process Syst.</text:span>, <text:span text:style-name="T42">5</text:span>.</text:p>
        <text:p text:style-name="P36">Souza, B. C., Pavão, R., Belchior, H., &amp; Tort, A. B. L. (2018). On Information Metrics for Spatial Coding. <text:span text:style-name="T42">Neuroscience</text:span>, <text:span text:style-name="T42">375</text:span>, 62–73. https://doi.org/10.1016/j.neuroscience.2018.01.066</text:p>
        <text:p text:style-name="P36"><text:soft-page-break/>Stosiek, C., Garaschuk, O., Holthoff, K., &amp; Konnerth, A. (2003). In vivo two-photon calcium imaging of neuronal networks. <text:span text:style-name="T42">Proceedings of the National Academy of Sciences of the United States of America</text:span>, <text:span text:style-name="T42">100</text:span>(12), 7319–7324. https://doi.org/10.1073/pnas.1232232100</text:p>
        <text:p text:style-name="P36">Taube, J. S., Muller, R. U., &amp; Ranck, J. B. J. (1990). Head-direction cells recorded from the postsubiculum in freely moving rats. I. <text:s/>Description and quantitative analysis. <text:span text:style-name="T42">The Journal of Neuroscience : The Official Journal of the Society for <text:s/>Neuroscience</text:span>, <text:span text:style-name="T42">10</text:span>(2), 420–435. https://doi.org/10.1523/JNEUROSCI.10-02-00420.1990</text:p>
        <text:p text:style-name="P36">Velasco, M. G. M., &amp; Levene, M. J. (2014). In vivo two-photon microscopy of the hippocampus using glass plugs. <text:span text:style-name="T42">Biomedical Optics Express</text:span>, <text:span text:style-name="T42">5</text:span>(6), 1700–1708. https://doi.org/10.1364/BOE.5.001700</text:p>
        <text:p text:style-name="P36">Voelcker, B., Pancholi, R., &amp; Peron, S. (2022). Transformation of primary sensory cortical representations from layer 4 to layer 2. <text:span text:style-name="T42">Nature Communications</text:span>, <text:span text:style-name="T42">13</text:span>(1), 5484. https://doi.org/10.1038/s41467-022-33249-1</text:p>
        <text:p text:style-name="P37">Ziv, Y., Burns, L. D., Cocker, E. D., Hamel, E. O., Ghosh, K. K., Kitch, L. J., El Gamal, A., &amp; Schnitzer, M. J. (2013). Long-term dynamics of CA1 hippocampal place codes. <text:span text:style-name="T42">Nature Neuroscience</text:span>, <text:span text:style-name="T42">16</text:span>(3), 264–266. https://doi.org/10.1038/nn.3329</text:p>
      </text:section>
      <text:p text:style-name="P21"><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charset="x-symbol"/>
    <style:font-face style:name="Wingdings 2" svg:font-family="'Wingdings 2'" style:font-charset="x-symbol"/>
    <style:font-face style:name="OpenSymbol1" svg:font-family="OpenSymbol" style:font-adornments="Regular" style:font-pitch="variable" style:font-charset="x-symbol"/>
    <style:font-face style:name="Arial" svg:font-family="Arial" style:font-adornments="Bold" style:font-family-generic="swiss"/>
    <style:font-face style:name="arial" svg:font-family="arial" style:font-family-generic="swiss"/>
    <style:font-face style:name="Calibri1"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roman" style:font-pitch="variable"/>
    <style:font-face style:name="Calibri" svg:font-family="Calibri"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mbria1" svg:font-family="Cambria"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false" style:font-name-asian="Cambria1" style:font-size-asian="12pt" style:language-asian="zh" style:country-asian="CN" style:font-name-complex="Cambria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default-outline-level="1" style:list-style-name="" style:class="text">
      <style:paragraph-properties fo:margin-top="0.847cm" fo:margin-bottom="0cm" loext:contextual-spacing="false" fo:keep-together="always" fo:keep-with-next="always"/>
      <style:text-properties fo:color="#345a8a" style:font-name="Calibri" fo:font-family="Calibri" style:font-family-generic="swiss" style:font-pitch="variable" fo:font-size="16pt"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Heading_20_2" style:display-name="Heading 2" style:family="paragraph" style:parent-style-name="LO-normal" style:next-style-name="LO-normal" style:default-outline-level="" style:class="text">
      <style:paragraph-properties fo:margin-top="0.635cm" fo:margin-bottom="0.141cm"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default-outline-level="" style:class="text">
      <style:paragraph-properties fo:margin-top="0.494cm" fo:margin-bottom="0.141cm" loext:contextual-spacing="false" fo:line-height="100%" fo:keep-together="always" fo:break-before="auto" fo:break-after="auto" fo:keep-with-next="always"/>
      <style:text-properties style:font-name="Arial" fo:font-family="Arial" style:font-style-name="Bold" style:font-family-generic="swiss" fo:font-size="14pt" fo:font-weight="bold" style:font-size-asian="14pt" style:font-weight-asian="bold" style:font-size-complex="14pt"/>
    </style:style>
    <style:style style:name="Heading_20_4" style:display-name="Heading 4" style:family="paragraph" style:parent-style-name="LO-normal" style:next-style-name="LO-normal" style:default-outline-level="" style:class="text">
      <style:paragraph-properties fo:margin-top="0.423cm" fo:margin-bottom="0.071cm"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default-outline-level="" style:class="text">
      <style:paragraph-properties fo:margin-top="0.388cm" fo:margin-bottom="0.071cm"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default-outline-level="" style:class="text">
      <style:paragraph-properties fo:margin-top="0.353cm" fo:margin-bottom="0.071cm" loext: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default-outline-level="">
      <style:paragraph-properties fo:margin-top="0cm" fo:margin-bottom="0cm" loext:contextual-spacing="false" fo:text-align="start" style:justify-single-word="false" fo:orphans="2" fo:widows="2" fo:hyphenation-ladder-count="no-limit" style:writing-mode="lr-tb"/>
      <style:text-properties style:use-window-font-color="true" style:font-name="Cambria" fo:font-family="Cambria" style:font-family-generic="roman" style:font-pitch="variable" fo:font-size="12pt" fo:language="en" fo:country="US" style:letter-kerning="false" style:font-name-asian="Cambria1" style:font-family-asian="Cambria" style:font-family-generic-asian="system" style:font-pitch-asian="variable" style:font-size-asian="12pt" style:language-asian="zh" style:country-asian="CN" style:font-name-complex="Cambria1" style:font-family-complex="Cambria"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LO-normal" style:next-style-name="LO-normal"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libri1" fo:font-family="Calibri" style:font-family-generic="roman" style:font-pitch="variable" fo:font-size="26pt" fo:letter-spacing="0.009cm" style:letter-kerning="true"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Subtitle" style:family="paragraph" style:parent-style-name="LO-normal" style:next-style-name="LO-normal" style:default-outline-level="" style:class="chapter">
      <style:paragraph-properties fo:margin-top="0.635cm" fo:margin-bottom="0.141cm"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Foot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Header" style:family="paragraph" style:parent-style-name="Header_20_and_20_Footer" style:class="extra">
      <style:paragraph-properties text:number-lines="false" text:line-number="0">
        <style:tab-stops>
          <style:tab-stop style:position="6.996cm" style:type="center"/>
          <style:tab-stop style:position="13.99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991cm" style:type="right" style:leader-style="dotted" style:leader-tex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45a8a" style:font-name="Calibri1" fo:font-family="Calibri" style:font-family-generic="roman" style:font-pitch="variable" fo:font-size="16pt" fo:font-weight="bold" style:font-name-asian="Cambria1" style:font-family-asian="Cambria" style:font-family-generic-asian="system" style:font-pitch-asian="variable" style:font-size-asian="16pt" style:font-weight-asian="bold" style:font-name-complex="Cambria1" style:font-family-complex="Cambria" style:font-family-generic-complex="system" style:font-pitch-complex="variable" style:font-size-complex="16pt" style:font-weight-complex="bold"/>
    </style:style>
    <style:style style:name="Title_20_Char" style:display-name="Title Char" style:family="text" style:parent-style-name="Default_20_Paragraph_20_Font">
      <style:text-properties fo:color="#17365d" style:font-name="Calibri1" fo:font-family="Calibri" style:font-family-generic="roman" style:font-pitch="variable" fo:font-size="26pt" fo:letter-spacing="0.009cm" style:letter-kerning="true" style:font-name-asian="Cambria1" style:font-family-asian="Cambria" style:font-family-generic-asian="system" style:font-pitch-asian="variable" style:font-size-asian="26pt" style:font-name-complex="Cambria1" style:font-family-complex="Cambria" style:font-family-generic-complex="system" style:font-pitch-complex="variable" style:font-size-complex="26pt"/>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omplex="Wingdings1" style:font-family-complex="Wingdings" style:font-family-generic-complex="system" style:font-pitch-complex="variable"/>
    </style:style>
    <style:style style:name="ListLabel_20_29" style:display-name="ListLabel 29" style:family="text">
      <style:text-properties style:font-name-complex="Wingdings 21" style:font-family-complex="'Wingdings 2'" style:font-family-generic-complex="system" style:font-pitch-complex="variable"/>
    </style:style>
    <style:style style:name="ListLabel_20_30" style:display-name="ListLabel 30" style:family="text">
      <style:text-properties style:font-name-complex="OpenSymbol2" style:font-family-complex="OpenSymbol" style:font-family-generic-complex="system" style:font-pitch-complex="variable"/>
    </style:style>
    <style:style style:name="ListLabel_20_31" style:display-name="ListLabel 31" style:family="text">
      <style:text-properties style:font-name-complex="Wingdings1" style:font-family-complex="Wingdings"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OpenSymbol2" style:font-family-complex="Open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OpenSymbol2" style:font-family-complex="Open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OpenSymbol2" style:font-family-complex="OpenSymbol"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Wingdings 21" style:font-family-complex="'Wingdings 2'" style:font-family-generic-complex="system" style:font-pitch-complex="variable"/>
    </style:style>
    <style:style style:name="ListLabel_20_42" style:display-name="ListLabel 42" style:family="text">
      <style:text-properties style:font-name-complex="OpenSymbol2" style:font-family-complex="OpenSymbol"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Wingdings 21" style:font-family-complex="'Wingdings 2'" style:font-family-generic-complex="system" style:font-pitch-complex="variable"/>
    </style:style>
    <style:style style:name="ListLabel_20_45" style:display-name="ListLabel 45" style:family="text">
      <style:text-properties style:font-name-complex="OpenSymbol2" style:font-family-complex="OpenSymbol" style:font-family-generic-complex="system" style:font-pitch-complex="variable"/>
    </style:style>
    <style:style style:name="ListLabel_20_46" style:display-name="ListLabel 46" style:family="text">
      <style:text-properties style:font-name-complex="OpenSymbol2" style:font-family-complex="OpenSymbol" style:font-family-generic-complex="system" style:font-pitch-complex="variable"/>
    </style:style>
    <style:style style:name="ListLabel_20_47" style:display-name="ListLabel 47" style:family="text">
      <style:text-properties style:font-name-complex="OpenSymbol2" style:font-family-complex="OpenSymbol" style:font-family-generic-complex="system" style:font-pitch-complex="variable"/>
    </style:style>
    <style:style style:name="ListLabel_20_48" style:display-name="ListLabel 48" style:family="text">
      <style:text-properties style:font-name-complex="OpenSymbol2" style:font-family-complex="OpenSymbol" style:font-family-generic-complex="system" style:font-pitch-complex="variable"/>
    </style:style>
    <style:style style:name="ListLabel_20_49" style:display-name="ListLabel 49" style:family="text">
      <style:text-properties style:font-name-complex="OpenSymbol2" style:font-family-complex="OpenSymbol" style:font-family-generic-complex="system" style:font-pitch-complex="variable"/>
    </style:style>
    <style:style style:name="ListLabel_20_50" style:display-name="ListLabel 50" style:family="text">
      <style:text-properties style:font-name-complex="OpenSymbol2" style:font-family-complex="OpenSymbol" style:font-family-generic-complex="system" style:font-pitch-complex="variable"/>
    </style:style>
    <style:style style:name="ListLabel_20_51" style:display-name="ListLabel 51" style:family="text">
      <style:text-properties style:font-name-complex="OpenSymbol2" style:font-family-complex="OpenSymbol" style:font-family-generic-complex="system" style:font-pitch-complex="variable"/>
    </style:style>
    <style:style style:name="ListLabel_20_52" style:display-name="ListLabel 52" style:family="text">
      <style:text-properties style:font-name-complex="OpenSymbol2" style:font-family-complex="OpenSymbol" style:font-family-generic-complex="system" style:font-pitch-complex="variable"/>
    </style:style>
    <style:style style:name="ListLabel_20_53" style:display-name="ListLabel 53" style:family="text">
      <style:text-properties style:font-name-complex="OpenSymbol2" style:font-family-complex="OpenSymbol" style:font-family-generic-complex="system" style:font-pitch-complex="variable"/>
    </style:style>
    <style:style style:name="ListLabel_20_54" style:display-name="ListLabel 54" style:family="text">
      <style:text-properties style:font-name-complex="OpenSymbol2"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Wingdings 21" style:font-family-complex="'Wingdings 2'" style:font-family-generic-complex="system" style:font-pitch-complex="variable"/>
    </style:style>
    <style:style style:name="ListLabel_20_66" style:display-name="ListLabel 66" style:family="text">
      <style:text-properties style:font-name-complex="OpenSymbol2" style:font-family-complex="OpenSymbol"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Wingdings 21" style:font-family-complex="'Wingdings 2'" style:font-family-generic-complex="system" style:font-pitch-complex="variable"/>
    </style:style>
    <style:style style:name="ListLabel_20_69" style:display-name="ListLabel 69" style:family="text">
      <style:text-properties style:font-name-complex="OpenSymbol2" style:font-family-complex="OpenSymbol"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OpenSymbol2" style:font-family-complex="Open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3"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5" text:style-name="ListLabel_20_5"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8" text:style-name="ListLabel_20_8"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9"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format="i"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format="i" text:display-levels="2">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24" style:num-format="1" text:display-levels="2">
        <style:list-level-properties text:list-level-position-and-space-mode="label-alignment">
          <style:list-level-label-alignment text:label-followed-by="listtab" fo:text-indent="-0.635cm" fo:margin-left="7.62cm"/>
        </style:list-level-properties>
      </text:list-level-style-number>
      <text:list-level-style-number text:level="7" text:style-name="ListLabel_20_25" style:num-format="a" style:num-letter-sync="true"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format="i" text:display-levels="2">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27" style:num-format="1" text:display-levels="2">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29"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0"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31"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33"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34"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36"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8"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39"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0"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42"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43"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45"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7"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ListLabel_20_48"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49"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5" text:style-name="ListLabel_20_50"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6" text:style-name="ListLabel_20_51"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52" text:bullet-char="-">
        <style:list-level-properties text:list-level-position-and-space-mode="label-alignment">
          <style:list-level-label-alignment text:label-followed-by="listtab" fo:text-indent="-0.635cm" fo:margin-left="8.89cm"/>
        </style:list-level-properties>
        <style:text-properties style:font-name="OpenSymbol1"/>
      </text:list-level-style-bullet>
      <text:list-level-style-bullet text:level="8" text:style-name="ListLabel_20_53" text:bullet-char="-">
        <style:list-level-properties text:list-level-position-and-space-mode="label-alignment">
          <style:list-level-label-alignment text:label-followed-by="listtab" fo:text-indent="-0.635cm" fo:margin-left="10.16cm"/>
        </style:list-level-properties>
        <style:text-properties style:font-name="OpenSymbol1"/>
      </text:list-level-style-bullet>
      <text:list-level-style-bullet text:level="9" text:style-name="ListLabel_20_54"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ListLabel_20_56"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text:style-name="ListLabel_20_57" style:num-format="i" text:display-levels="2">
        <style:list-level-properties text:list-level-position-and-space-mode="label-alignment" fo:text-align="end">
          <style:list-level-label-alignment text:label-followed-by="listtab" fo:text-indent="-0.635cm" fo:margin-left="5.08cm"/>
        </style:list-level-properties>
      </text:list-level-style-number>
      <text:list-level-style-number text:level="4" text:style-name="ListLabel_20_58"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text:style-name="ListLabel_20_59"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text:style-name="ListLabel_20_60" style:num-format="i" text:display-levels="2">
        <style:list-level-properties text:list-level-position-and-space-mode="label-alignment" fo:text-align="end">
          <style:list-level-label-alignment text:label-followed-by="listtab" fo:text-indent="-0.635cm" fo:margin-left="8.89cm"/>
        </style:list-level-properties>
      </text:list-level-style-number>
      <text:list-level-style-number text:level="7" text:style-name="ListLabel_20_61"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text:style-name="ListLabel_20_62"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text:style-name="ListLabel_20_63" style:num-format="i" text:display-levels="2">
        <style:list-level-properties text:list-level-position-and-space-mode="label-alignment" fo:text-align="end">
          <style:list-level-label-alignment text:label-followed-by="listtab"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5" text:bullet-char="">
        <style:list-level-properties text:list-level-position-and-space-mode="label-alignment">
          <style:list-level-label-alignment text:label-followed-by="listtab" fo:text-indent="-0.635cm" fo:margin-left="2.54cm"/>
        </style:list-level-properties>
        <style:text-properties style:font-name="Wingdings 2"/>
      </text:list-level-style-bullet>
      <text:list-level-style-bullet text:level="3" text:style-name="ListLabel_20_66"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4" text:style-name="ListLabel_20_6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68" text:bullet-char="">
        <style:list-level-properties text:list-level-position-and-space-mode="label-alignment">
          <style:list-level-label-alignment text:label-followed-by="listtab" fo:text-indent="-0.635cm" fo:margin-left="6.35cm"/>
        </style:list-level-properties>
        <style:text-properties style:font-name="Wingdings 2"/>
      </text:list-level-style-bullet>
      <text:list-level-style-bullet text:level="6" text:style-name="ListLabel_20_69" text:bullet-char="■">
        <style:list-level-properties text:list-level-position-and-space-mode="label-alignment">
          <style:list-level-label-alignment text:label-followed-by="listtab" fo:text-indent="-0.635cm" fo:margin-left="7.62cm"/>
        </style:list-level-properties>
        <style:text-properties style:font-name="OpenSymbol1"/>
      </text:list-level-style-bullet>
      <text:list-level-style-bullet text:level="7" text:style-name="ListLabel_20_70"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71" text:bullet-char="">
        <style:list-level-properties text:list-level-position-and-space-mode="label-alignment">
          <style:list-level-label-alignment text:label-followed-by="listtab" fo:text-indent="-0.635cm" fo:margin-left="10.16cm"/>
        </style:list-level-properties>
        <style:text-properties style:font-name="Wingdings 2"/>
      </text:list-level-style-bullet>
      <text:list-level-style-bullet text:level="9" text:style-name="ListLabel_20_72" text:bullet-char="■">
        <style:list-level-properties text:list-level-position-and-space-mode="label-alignment">
          <style:list-level-label-alignment text:label-followed-by="listtab" fo:text-indent="-0.635cm" fo:margin-left="11.43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499cm"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87cm" fo:margin-bottom="2.87cm" fo:margin-left="3.505cm" fo:margin-right="3.505cm" fo:border="none" fo:padding="0.33cm" style:writing-mode="lr-tb" style:layout-grid-color="#c0c0c0" style:layout-grid-lines="136"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4T03:04:00</meta:creation-date>
    <meta:initial-creator>Kambadur Ananthamurthy</meta:initial-creator>
    <dc:language>en-IN</dc:language>
    <dc:date>2023-03-20T15:13:24.890566340</dc:date>
    <meta:editing-cycles>31</meta:editing-cycles>
    <meta:editing-duration>PT3H41M49S</meta:editing-duration>
    <meta:generator>LibreOffice/6.4.7.2$Linux_X86_64 LibreOffice_project/40$Build-2</meta:generator>
    <meta:document-statistic meta:table-count="0" meta:image-count="0" meta:object-count="0" meta:page-count="27" meta:paragraph-count="151" meta:word-count="6405" meta:character-count="43976" meta:non-whitespace-character-count="37767"/>
    <meta:user-defined meta:name="Mendeley Citation Style_1">http://www.zotero.org/styles/apa</meta:user-defined>
    <meta:user-defined meta:name="Mendeley Document_1">True</meta:user-defined>
    <meta:user-defined meta:name="Mendeley Unique User Id_1">da97742b-8abb-3dfa-89e3-65ad80b1bb25</meta:user-defined>
  </office:meta>
</office:document-meta>
</file>